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96.01pt"/>
    </style:style>
    <style:style style:name="co5" style:family="table-column">
      <style:table-column-properties fo:break-before="auto" style:column-width="96.89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86.26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46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4.4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ccff00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cccc"/>
    </style:style>
    <style:style style:name="ce17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9" style:family="table-cell" style:parent-style-name="Default" style:data-style-name="N133"/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1" style:family="table-cell" style:parent-style-name="Default">
      <style:table-cell-properties fo:background-color="#ffff99"/>
    </style:style>
    <style:style style:name="ce22" style:family="table-cell" style:parent-style-name="Default" style:data-style-name="N20108">
      <style:table-cell-properties fo:background-color="#ffff99"/>
    </style:style>
    <style:style style:name="ce23" style:family="table-cell" style:parent-style-name="Default" style:data-style-name="N10">
      <style:table-cell-properties fo:background-color="#ffff99"/>
    </style:style>
    <style:style style:name="ce24" style:family="table-cell" style:parent-style-name="Default" style:data-style-name="N10">
      <style:table-cell-properties fo:background-color="#eeeeee"/>
      <style:text-properties fo:color="#999999"/>
    </style:style>
    <style:style style:name="ce25" style:family="table-cell" style:parent-style-name="Default" style:data-style-name="N11">
      <style:table-cell-properties fo:background-color="#ffff99"/>
    </style:style>
    <style:style style:name="ce26" style:family="table-cell" style:parent-style-name="Default" style:data-style-name="N0">
      <style:table-cell-properties fo:background-color="#ffff99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99" fo:border="0.06pt solid #000000"/>
    </style:style>
    <style:style style:name="ce29" style:family="table-cell" style:parent-style-name="Default" style:data-style-name="N133">
      <style:table-cell-properties fo:background-color="#ffff99"/>
    </style:style>
    <style:style style:name="ce30" style:family="table-cell" style:parent-style-name="Default" style:data-style-name="N10">
      <style:table-cell-properties fo:background-color="#ffff99" fo:border="0.06pt solid #000000"/>
    </style:style>
    <style:style style:name="ce31" style:family="table-cell" style:parent-style-name="Default" style:data-style-name="N135">
      <style:table-cell-properties fo:background-color="#ffff99"/>
    </style:style>
    <style:style style:name="ce32" style:family="table-cell" style:parent-style-name="Default" style:data-style-name="N133">
      <style:table-cell-properties fo:background-color="transparent"/>
    </style:style>
    <style:style style:name="ce33" style:family="table-cell" style:parent-style-name="Default">
      <style:table-cell-properties fo:background-color="#eeeeee" fo:border="0.06pt solid #000000"/>
      <style:text-properties fo:color="#999999"/>
    </style:style>
    <style:style style:name="ce34" style:family="table-cell" style:parent-style-name="Default">
      <style:table-cell-properties fo:background-color="transparent" fo:border="none"/>
    </style:style>
    <style:style style:name="ce35" style:family="table-cell" style:parent-style-name="Default" style:data-style-name="N11"/>
    <style:style style:name="ce36" style:family="table-cell" style:parent-style-name="Default">
      <style:table-cell-properties fo:background-color="#33ff99"/>
    </style:style>
    <style:style style:name="ce37" style:family="table-cell" style:parent-style-name="Default" style:data-style-name="N133">
      <style:table-cell-properties fo:background-color="#ccff00"/>
    </style:style>
    <style:style style:name="ce38" style:family="table-cell" style:parent-style-name="Default" style:data-style-name="N133">
      <style:table-cell-properties fo:background-color="#ccff00"/>
      <style:text-properties fo:font-weight="bold" style:font-weight-asian="bold" style:font-weight-complex="bold"/>
    </style:style>
    <style:style style:name="ce39" style:family="table-cell" style:parent-style-name="Default" style:data-style-name="N20108">
      <style:table-cell-properties fo:background-color="#eeeeee"/>
      <style:text-properties fo:color="#999999"/>
    </style:style>
    <style:style style:name="ce40" style:family="table-cell" style:parent-style-name="Default" style:data-style-name="N20108">
      <style:table-cell-properties fo:background-color="#ffcccc"/>
    </style:style>
    <style:style style:name="ce41" style:family="table-cell" style:parent-style-name="Default" style:data-style-name="N20108">
      <style:table-cell-properties fo:background-color="#ffcccc"/>
      <style:text-properties style:font-name="Calibri" style:font-name-asian="Noto Sans CJK SC Regular" style:font-name-complex="Calibri"/>
    </style:style>
    <style:style style:name="ce42" style:family="table-cell" style:parent-style-name="Default" style:data-style-name="N20108"/>
    <style:style style:name="ce43" style:family="table-cell" style:parent-style-name="Default" style:data-style-name="N20108">
      <style:table-cell-properties fo:background-color="transparent"/>
    </style:style>
    <style:style style:name="ce44" style:family="table-cell" style:parent-style-name="Default" style:data-style-name="N20108">
      <style:table-cell-properties fo:background-color="#ffcccc"/>
      <style:text-properties fo:font-weight="bold" style:font-weight-asian="bold" style:font-weight-complex="bold"/>
    </style:style>
    <style:style style:name="ce45" style:family="table-cell" style:parent-style-name="Default" style:data-style-name="N20108">
      <style:table-cell-properties fo:background-color="#ff6600"/>
      <style:text-properties fo:font-weight="bold" style:font-weight-asian="bold" style:font-weight-complex="bold"/>
    </style:style>
    <style:style style:name="ce46" style:family="table-cell" style:parent-style-name="Default" style:data-style-name="N133">
      <style:table-cell-properties fo:background-color="#eeeeee"/>
      <style:text-properties fo:color="#999999"/>
    </style:style>
    <style:style style:name="ce47" style:family="table-cell" style:parent-style-name="Default" style:data-style-name="N136">
      <style:table-cell-properties fo:background-color="#eeeeee"/>
      <style:text-properties fo:color="#999999"/>
    </style:style>
    <style:style style:name="ce48" style:family="table-cell" style:parent-style-name="Default">
      <style:table-cell-properties style:rotation-align="none"/>
    </style:style>
    <style:style style:name="ce49" style:family="table-cell" style:parent-style-name="Default" style:data-style-name="N133">
      <style:table-cell-properties fo:background-color="#ccff00"/>
      <style:text-properties style:font-name="Calibri" fo:font-weight="bold" style:font-name-asian="Noto Sans CJK SC Regular" style:font-weight-asian="bold" style:font-name-complex="Calibri" style:font-weight-complex="bold"/>
    </style:style>
    <style:style style:name="ce50" style:family="table-cell" style:parent-style-name="Default">
      <style:table-cell-properties fo:background-color="#ccff00"/>
      <style:text-properties style:font-name="Calibri" style:font-name-asian="Noto Sans CJK SC Regular" style:font-name-complex="Calibri"/>
    </style:style>
    <style:style style:name="ce51" style:family="table-cell" style:parent-style-name="Default" style:data-style-name="N10">
      <style:table-cell-properties fo:background-color="#ffff99" fo:border="none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 style:data-style-name="N10">
      <style:table-cell-properties fo:border-bottom="none" fo:background-color="#eeeeee" fo:border-left="0.06pt solid #000000" fo:border-right="0.06pt solid #000000" fo:border-top="0.06pt solid #000000"/>
    </style:style>
    <style:style style:name="ce54" style:family="table-cell" style:parent-style-name="Default" style:data-style-name="N10">
      <style:table-cell-properties fo:border-bottom="none" fo:background-color="#eeeeee" fo:border-left="0.06pt solid #000000" fo:border-right="0.06pt solid #000000" fo:border-top="none"/>
    </style:style>
    <style:style style:name="ce55" style:family="table-cell" style:parent-style-name="Default" style:data-style-name="N10">
      <style:table-cell-properties fo:border-bottom="0.06pt solid #000000" fo:background-color="#eeeeee" fo:border-left="0.06pt solid #000000" fo:border-right="0.06pt solid #000000" fo:border-top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48"/>
        <table:table-column table:style-name="co3" table:number-columns-repeated="2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6" table:number-columns-repeated="1016" table:default-cell-style-name="ce48"/>
        <table:table-row table:style-name="ro1">
          <table:table-cell table:style-name="ce1" office:value-type="string" calcext:value-type="string" table:number-columns-spanned="6" table:number-rows-spanned="1">
            <text:p>Costs and revenue of a community-based publisher for 5 years <text:s text:c="4"/></text:p>
          </table:table-cell>
          <table:covered-table-cell table:number-columns-repeated="5" table:style-name="ce1"/>
          <table:table-cell table:style-name="ce52">
            <draw:frame table:end-cell-address="Tabelle1.K61" table:end-x="6.52pt" table:end-y="10.71pt" draw:z-index="0" draw:name="Diagramm 1" draw:style-name="gr1" draw:text-style-name="P1" svg:width="292.2pt" svg:height="839.48pt" svg:x="23.33pt" svg:y="4.03pt">
              <loext:p draw:notify-on-update-of-ranges="Tabelle1.A247:Tabelle1.A247 Tabelle1.B247:Tabelle1.F247 Tabelle1.A248:Tabelle1.A248 Tabelle1.B248:Tabelle1.F248 Tabelle1.A249:Tabelle1.A249 Tabelle1.B249:Tabelle1.F24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52" table:number-columns-repeated="4"/>
          <table:table-cell table:style-name="Default" table:number-columns-repeated="1013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3">
          <table:table-cell table:style-name="ce3" office:value-type="string" calcext:value-type="string">
            <text:p>Basic assumptions</text:p>
          </table:table-cell>
          <table:table-cell table:style-name="Default" table:number-columns-repeated="1023"/>
        </table:table-row>
        <table:table-row table:style-name="ro2">
          <table:table-cell table:style-name="ce4" office:value-type="string" calcext:value-type="string">
            <text:p>Publishing</text:p>
          </table:table-cell>
          <table:table-cell table:style-name="ce5"/>
          <table:table-cell table:style-name="Default" table:number-columns-repeated="1022"/>
        </table:table-row>
        <table:table-row-group>
          <table:table-row table:style-name="ro2">
            <table:table-cell table:style-name="ce5" office:value-type="string" calcext:value-type="string">
              <text:p>Pages per book</text:p>
            </table:table-cell>
            <table:table-cell table:style-name="ce21" office:value-type="float" office:value="400" calcext:value-type="float">
              <text:p>400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Tables per book</text:p>
            </table:table-cell>
            <table:table-cell table:style-name="ce21" office:value-type="float" office:value="30" calcext:value-type="float">
              <text:p>30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Figures per book</text:p>
            </table:table-cell>
            <table:table-cell table:style-name="ce21" office:value-type="float" office:value="10" calcext:value-type="float">
              <text:p>10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DOIs per book</text:p>
            </table:table-cell>
            <table:table-cell table:style-name="ce21" office:value-type="float" office:value="5" calcext:value-type="float">
              <text:p>5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ISBNs per book</text:p>
            </table:table-cell>
            <table:table-cell table:style-name="ce21" office:value-type="float" office:value="2" calcext:value-type="float">
              <text:p>2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own copies per book</text:p>
            </table:table-cell>
            <table:table-cell table:style-name="ce21" office:value-type="float" office:value="5" calcext:value-type="float">
              <text:p>5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cost price pod setup</text:p>
            </table:table-cell>
            <table:table-cell table:style-name="ce22" office:value-type="currency" office:currency="EUR" office:value="10" calcext:value-type="currency">
              <text:p>10,00 €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cost price page</text:p>
            </table:table-cell>
            <table:table-cell table:style-name="ce22" office:value-type="currency" office:currency="EUR" office:value="0.01" calcext:value-type="currency">
              <text:p>0,01 €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community proofreading</text:p>
            </table:table-cell>
            <table:table-cell table:style-name="ce23" office:value-type="percentage" office:value="0.95" calcext:value-type="percentage">
              <text:p>95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outsourced proofreading </text:p>
            </table:table-cell>
            <table:table-cell table:style-name="ce23" office:value-type="percentage" office:value="0.01" calcext:value-type="percentage">
              <text:p>1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inhouse proofreading </text:p>
            </table:table-cell>
            <table:table-cell table:style-name="ce24" table:formula="of:=1-[.B13]-[.B14]" office:value-type="percentage" office:value="0.04" calcext:value-type="percentage">
              <text:p>4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community typesetting</text:p>
            </table:table-cell>
            <table:table-cell table:style-name="ce23" office:value-type="percentage" office:value="0.05" calcext:value-type="percentage">
              <text:p>5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outsourced typesetting </text:p>
            </table:table-cell>
            <table:table-cell table:style-name="ce23" office:value-type="percentage" office:value="0.1" calcext:value-type="percentage">
              <text:p>10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inhouse typesetting </text:p>
            </table:table-cell>
            <table:table-cell table:style-name="ce24" table:formula="of:=1-[.B16]-[.B17]" office:value-type="percentage" office:value="0.85" calcext:value-type="percentage">
              <text:p>85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outsourced indexing</text:p>
            </table:table-cell>
            <table:table-cell table:style-name="ce23" office:value-type="percentage" office:value="0.1" calcext:value-type="percentage">
              <text:p>10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percentage inhouse indexing</text:p>
            </table:table-cell>
            <table:table-cell table:style-name="ce24" table:formula="of:=1-[.B19]" office:value-type="percentage" office:value="0.9" calcext:value-type="percentage">
              <text:p>90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Downloads per book</text:p>
            </table:table-cell>
            <table:table-cell table:style-name="ce21" office:value-type="float" office:value="1000" calcext:value-type="float">
              <text:p>1000</text:p>
            </table:table-cell>
            <table:table-cell table:style-name="Default" table:number-columns-repeated="1022"/>
          </table:table-row>
        </table:table-row-group>
        <table:table-row table:style-name="ro4">
          <table:table-cell table:style-name="ce5" office:value-type="string" calcext:value-type="string">
            <text:p><text:span text:style-name="T1">Labour</text:span> </text:p>
          </table:table-cell>
          <table:table-cell table:style-name="ce5"/>
          <table:table-cell table:style-name="Default" table:number-columns-repeated="1022"/>
        </table:table-row>
        <table:table-row-group>
          <table:table-row table:style-name="ro2">
            <table:table-cell table:style-name="ce5" office:value-type="string" calcext:value-type="string">
              <text:p>Annual wages professor</text:p>
            </table:table-cell>
            <table:table-cell table:style-name="ce22" office:value-type="currency" office:currency="EUR" office:value="80000" calcext:value-type="currency">
              <text:p>80.000,00 €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Annual wages postdoc</text:p>
            </table:table-cell>
            <table:table-cell table:style-name="ce22" office:value-type="currency" office:currency="EUR" office:value="70000" calcext:value-type="currency">
              <text:p>70.000,00 €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Annual wages secretary</text:p>
            </table:table-cell>
            <table:table-cell table:style-name="ce22" office:value-type="currency" office:currency="EUR" office:value="60000" calcext:value-type="currency">
              <text:p>60.000,00 €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Annual wages student assistant</text:p>
            </table:table-cell>
            <table:table-cell table:style-name="ce22" office:value-type="currency" office:currency="EUR" office:value="18000" calcext:value-type="currency">
              <text:p>18.000,00 €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Yearly increase in wages</text:p>
            </table:table-cell>
            <table:table-cell table:style-name="ce25" office:value-type="percentage" office:value="0.03" calcext:value-type="percentage">
              <text:p>3.00%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Actual working days per year</text:p>
            </table:table-cell>
            <table:table-cell table:style-name="ce21" office:value-type="float" office:value="200" calcext:value-type="float">
              <text:p>200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working hours per work day</text:p>
            </table:table-cell>
            <table:table-cell table:style-name="ce26" office:value-type="float" office:value="7.9" calcext:value-type="float">
              <text:p>7.9</text:p>
            </table:table-cell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#staff in need of workplace</text:p>
            </table:table-cell>
            <table:table-cell table:style-name="ce21" office:value-type="float" office:value="3" calcext:value-type="float">
              <text:p>3</text:p>
            </table:table-cell>
            <table:table-cell table:style-name="Default" table:number-columns-repeated="1022"/>
          </table:table-row>
          <table:table-row table:style-name="ro2">
            <table:table-cell table:style-name="ce6" office:value-type="string" calcext:value-type="string">
              <text:p>Service providers</text:p>
            </table:table-cell>
            <table:table-cell table:style-name="ce5"/>
            <table:table-cell table:style-name="Default" table:number-columns-repeated="1022"/>
          </table:table-row>
          <table:table-row table:style-name="ro2">
            <table:table-cell table:style-name="ce5" office:value-type="string" calcext:value-type="string">
              <text:p>Outsourcing percentage institutional members</text:p>
            </table:table-cell>
            <table:table-cell table:style-name="ce25" office:value-type="percentage" office:value="0.95" calcext:value-type="percentage">
              <text:p>95.00%</text:p>
            </table:table-cell>
            <table:table-cell table:style-name="Default" table:number-columns-repeated="1022"/>
          </table:table-row>
          <table:table-row table:style-name="ro2">
            <table:table-cell table:style-name="Default" table:number-columns-repeated="1024"/>
          </table:table-row>
        </table:table-row-group>
        <table:table-row table:style-name="ro2">
          <table:table-cell table:style-name="ce6" office:value-type="string" calcext:value-type="string">
            <text:p>Series</text:p>
          </table:table-cell>
          <table:table-cell table:style-name="ce5" table:number-columns-repeated="5"/>
          <table:table-cell table:style-name="Default" table:number-columns-repeated="1018"/>
        </table:table-row>
        <table:table-row-group>
          <table:table-row table:style-name="ro2">
            <table:table-cell table:style-name="ce7"/>
            <table:table-cell table:style-name="ce27" office:value-type="string" calcext:value-type="string">
              <text:p>Y1</text:p>
            </table:table-cell>
            <table:table-cell table:style-name="ce27" office:value-type="string" calcext:value-type="string">
              <text:p>Y2</text:p>
            </table:table-cell>
            <table:table-cell table:style-name="ce27" office:value-type="string" calcext:value-type="string">
              <text:p>Y3</text:p>
            </table:table-cell>
            <table:table-cell table:style-name="ce27" office:value-type="string" calcext:value-type="string">
              <text:p>Y4</text:p>
            </table:table-cell>
            <table:table-cell table:style-name="ce27" office:value-type="string" calcext:value-type="string">
              <text:p>Y5</text:p>
            </table:table-cell>
            <table:table-cell table:style-name="ce5" table:number-columns-repeated="1018"/>
          </table:table-row>
          <table:table-row table:style-name="ro2">
            <table:table-cell table:style-name="ce7" office:value-type="string" calcext:value-type="string">
              <text:p>Series year</text:p>
            </table:table-cell>
            <table:table-cell table:style-name="ce28" office:value-type="float" office:value="5" calcext:value-type="float">
              <text:p>5</text:p>
            </table:table-cell>
            <table:table-cell table:style-name="ce28" office:value-type="float" office:value="6" calcext:value-type="float">
              <text:p>6</text:p>
            </table:table-cell>
            <table:table-cell table:style-name="ce28" office:value-type="float" office:value="8" calcext:value-type="float">
              <text:p>8</text:p>
            </table:table-cell>
            <table:table-cell table:style-name="ce28" office:value-type="float" office:value="12" calcext:value-type="float">
              <text:p>12</text:p>
            </table:table-cell>
            <table:table-cell table:style-name="ce28" office:value-type="float" office:value="20" calcext:value-type="float">
              <text:p>20</text:p>
            </table:table-cell>
            <table:table-cell table:style-name="ce5" table:number-columns-repeated="1018"/>
          </table:table-row>
        </table:table-row-group>
        <table:table-row table:style-name="ro2">
          <table:table-cell table:style-name="ce6" office:value-type="string" calcext:value-type="string">
            <text:p>Books <text:s/></text:p>
          </table:table-cell>
          <table:table-cell table:style-name="ce5" table:number-columns-repeated="5"/>
          <table:table-cell table:style-name="Default" table:number-columns-repeated="1018"/>
        </table:table-row>
        <table:table-row-group>
          <table:table-row table:style-name="ro2">
            <table:table-cell table:style-name="ce5" office:value-type="string" calcext:value-type="string">
              <text:p>Books per series and year</text:p>
            </table:table-cell>
            <table:table-cell table:style-name="ce21" office:value-type="float" office:value="1.5" calcext:value-type="float">
              <text:p>1.5</text:p>
            </table:table-cell>
            <table:table-cell table:style-name="ce5" table:number-columns-repeated="4"/>
            <table:table-cell table:style-name="Default" table:number-columns-repeated="1018"/>
          </table:table-row>
        </table:table-row-group>
        <table:table-row table:style-name="ro2">
          <table:table-cell table:style-name="ce6" office:value-type="string" calcext:value-type="string">
            <text:p>Revenue</text:p>
          </table:table-cell>
          <table:table-cell table:style-name="ce5" table:number-columns-repeated="5"/>
          <table:table-cell table:style-name="Default" table:number-columns-repeated="1018"/>
        </table:table-row>
        <table:table-row-group>
          <table:table-row table:style-name="ro4">
            <table:table-cell table:style-name="ce5" office:value-type="string" calcext:value-type="string">
              <text:p><text:span text:style-name="T1">Print</text:span>  </text:p>
            </table:table-cell>
            <table:table-cell table:style-name="ce5" table:number-columns-repeated="1023"/>
          </table:table-row>
          <table:table-row table:style-name="ro2">
            <table:table-cell table:style-name="ce5" office:value-type="string" calcext:value-type="string">
              <text:p>Print sales per new book</text:p>
            </table:table-cell>
            <table:table-cell table:style-name="ce21" office:value-type="float" office:value="20" calcext:value-type="float">
              <text:p>20</text:p>
            </table:table-cell>
            <table:table-cell table:style-name="ce5" table:number-columns-repeated="1022"/>
          </table:table-row>
          <table:table-row table:style-name="ro2">
            <table:table-cell table:style-name="ce5" office:value-type="string" calcext:value-type="string">
              <text:p>Average print margin</text:p>
            </table:table-cell>
            <table:table-cell table:style-name="ce29" office:value-type="currency" office:currency="EUR" office:value="10" calcext:value-type="currency">
              <text:p>10 €</text:p>
            </table:table-cell>
            <table:table-cell table:style-name="ce5" table:number-columns-repeated="1022"/>
          </table:table-row>
          <table:table-row table:style-name="ro2">
            <table:table-cell table:style-name="ce6" office:value-type="string" calcext:value-type="string">
              <text:p>BPCs</text:p>
            </table:table-cell>
            <table:table-cell table:style-name="ce5" table:number-columns-repeated="1023"/>
          </table:table-row>
          <table:table-row table:style-name="ro2">
            <table:table-cell table:style-name="ce5" office:value-type="string" calcext:value-type="string">
              <text:p>Nominal BPCs per book</text:p>
            </table:table-cell>
            <table:table-cell table:style-name="ce29" office:value-type="currency" office:currency="EUR" office:value="2000" calcext:value-type="currency">
              <text:p>2,000 €</text:p>
            </table:table-cell>
            <table:table-cell table:style-name="ce5" table:number-columns-repeated="1022"/>
          </table:table-row>
          <table:table-row table:style-name="ro2">
            <table:table-cell table:style-name="ce7"/>
            <table:table-cell table:style-name="ce27" office:value-type="string" calcext:value-type="string">
              <text:p>Y1</text:p>
            </table:table-cell>
            <table:table-cell table:style-name="ce27" office:value-type="string" calcext:value-type="string">
              <text:p>Y2</text:p>
            </table:table-cell>
            <table:table-cell table:style-name="ce27" office:value-type="string" calcext:value-type="string">
              <text:p>Y3</text:p>
            </table:table-cell>
            <table:table-cell table:style-name="ce27" office:value-type="string" calcext:value-type="string">
              <text:p>Y4</text:p>
            </table:table-cell>
            <table:table-cell table:style-name="ce27" office:value-type="string" calcext:value-type="string">
              <text:p>Y5</text:p>
            </table:table-cell>
            <table:table-cell table:style-name="ce5" table:number-columns-repeated="1018"/>
          </table:table-row>
          <table:table-row table:style-name="ro2">
            <table:table-cell table:style-name="ce7" office:value-type="string" calcext:value-type="string">
              <text:p>% waived BPCs </text:p>
            </table:table-cell>
            <table:table-cell table:style-name="ce30" office:value-type="percentage" office:value="1" calcext:value-type="percentage">
              <text:p>100%</text:p>
            </table:table-cell>
            <table:table-cell table:style-name="ce30" office:value-type="percentage" office:value="0.97" calcext:value-type="percentage">
              <text:p>97%</text:p>
            </table:table-cell>
            <table:table-cell table:style-name="ce30" office:value-type="percentage" office:value="0.93" calcext:value-type="percentage">
              <text:p>93%</text:p>
            </table:table-cell>
            <table:table-cell table:style-name="ce30" office:value-type="percentage" office:value="0.87" calcext:value-type="percentage">
              <text:p>87%</text:p>
            </table:table-cell>
            <table:table-cell table:style-name="ce30" office:value-type="percentage" office:value="0.82" calcext:value-type="percentage">
              <text:p>82%</text:p>
            </table:table-cell>
            <table:table-cell table:style-name="ce5" table:number-columns-repeated="1018"/>
          </table:table-row>
          <table:table-row table:style-name="ro2">
            <table:table-cell table:style-name="ce6" office:value-type="string" calcext:value-type="string">
              <text:p>Institutional members (IM)</text:p>
            </table:table-cell>
            <table:table-cell table:style-name="ce5" table:number-columns-repeated="1023"/>
          </table:table-row>
          <table:table-row table:style-name="ro2">
            <table:table-cell table:style-name="ce8" office:value-type="string" calcext:value-type="string">
              <text:p>IM fee</text:p>
            </table:table-cell>
            <table:table-cell table:style-name="ce29" office:value-type="currency" office:currency="EUR" office:value="1000" calcext:value-type="currency">
              <text:p>1,000 €</text:p>
            </table:table-cell>
            <table:table-cell table:style-name="ce5" table:number-columns-repeated="1022"/>
          </table:table-row>
          <table:table-row table:style-name="ro2">
            <table:table-cell table:style-name="ce5" office:value-type="string" calcext:value-type="string">
              <text:p>Success percentage with acquisition of Institutional members</text:p>
            </table:table-cell>
            <table:table-cell table:style-name="ce23" office:value-type="percentage" office:value="0.3" calcext:value-type="percentage">
              <text:p>30%</text:p>
            </table:table-cell>
            <table:table-cell table:style-name="ce5" table:number-columns-repeated="1022"/>
          </table:table-row>
          <table:table-row table:style-name="ro2">
            <table:table-cell table:style-name="ce7"/>
            <table:table-cell table:style-name="ce27" office:value-type="string" calcext:value-type="string">
              <text:p>Y1</text:p>
            </table:table-cell>
            <table:table-cell table:style-name="ce27" office:value-type="string" calcext:value-type="string">
              <text:p>Y2</text:p>
            </table:table-cell>
            <table:table-cell table:style-name="ce27" office:value-type="string" calcext:value-type="string">
              <text:p>Y3</text:p>
            </table:table-cell>
            <table:table-cell table:style-name="ce27" office:value-type="string" calcext:value-type="string">
              <text:p>Y4</text:p>
            </table:table-cell>
            <table:table-cell table:style-name="ce27" office:value-type="string" calcext:value-type="string">
              <text:p>Y5</text:p>
            </table:table-cell>
            <table:table-cell table:style-name="ce5" table:number-columns-repeated="1018"/>
          </table:table-row>
          <table:table-row table:style-name="ro2">
            <table:table-cell table:style-name="ce7" office:value-type="string" calcext:value-type="string">
              <text:p>Institutional members year</text:p>
            </table:table-cell>
            <table:table-cell table:number-columns-repeated="2" table:style-name="ce28" office:value-type="float" office:value="0" calcext:value-type="float">
              <text:p>0</text:p>
            </table:table-cell>
            <table:table-cell table:style-name="ce28" office:value-type="float" office:value="10" calcext:value-type="float">
              <text:p>10</text:p>
            </table:table-cell>
            <table:table-cell table:style-name="ce28" office:value-type="float" office:value="50" calcext:value-type="float">
              <text:p>50</text:p>
            </table:table-cell>
            <table:table-cell table:style-name="ce28" office:value-type="float" office:value="100" calcext:value-type="float">
              <text:p>100</text:p>
            </table:table-cell>
            <table:table-cell table:style-name="ce5" table:number-columns-repeated="1018"/>
          </table:table-row>
          <table:table-row table:style-name="ro2">
            <table:table-cell table:style-name="ce6" office:value-type="string" calcext:value-type="string">
              <text:p>Individual members</text:p>
            </table:table-cell>
            <table:table-cell table:style-name="ce5" table:number-columns-repeated="1023"/>
          </table:table-row>
          <table:table-row table:style-name="ro2">
            <table:table-cell table:style-name="ce8" office:value-type="string" calcext:value-type="string">
              <text:p>membership fee</text:p>
            </table:table-cell>
            <table:table-cell table:style-name="ce29" office:value-type="currency" office:currency="EUR" office:value="20" calcext:value-type="currency">
              <text:p>20 €</text:p>
            </table:table-cell>
            <table:table-cell table:style-name="ce5" table:number-columns-repeated="1022"/>
          </table:table-row>
          <table:table-row table:style-name="ro2">
            <table:table-cell table:style-name="ce8" office:value-type="string" calcext:value-type="string">
              <text:p>initial members</text:p>
            </table:table-cell>
            <table:table-cell table:style-name="ce21" office:value-type="float" office:value="7" calcext:value-type="float">
              <text:p>7</text:p>
            </table:table-cell>
            <table:table-cell table:style-name="ce5" table:number-columns-repeated="1022"/>
          </table:table-row>
          <table:table-row table:style-name="ro2">
            <table:table-cell table:style-name="ce5" office:value-type="string" calcext:value-type="string">
              <text:p>New supporters per published book</text:p>
            </table:table-cell>
            <table:table-cell table:style-name="ce21" office:value-type="float" office:value="10" calcext:value-type="float">
              <text:p>10</text:p>
            </table:table-cell>
            <table:table-cell table:style-name="ce5" table:number-columns-repeated="1022"/>
          </table:table-row>
          <table:table-row table:style-name="ro2">
            <table:table-cell table:style-name="ce5" office:value-type="string" calcext:value-type="string">
              <text:p>conversion rate supporters → members</text:p>
            </table:table-cell>
            <table:table-cell table:style-name="ce23" office:value-type="percentage" office:value="0.01" calcext:value-type="percentage">
              <text:p>1%</text:p>
            </table:table-cell>
            <table:table-cell table:style-name="ce5" table:number-columns-repeated="1022"/>
          </table:table-row>
          <table:table-row table:style-name="ro2">
            <table:table-cell table:style-name="ce6" office:value-type="string" calcext:value-type="string">
              <text:p>Donations</text:p>
            </table:table-cell>
            <table:table-cell table:style-name="ce5" table:number-columns-repeated="1023"/>
          </table:table-row>
          <table:table-row table:style-name="ro2">
            <table:table-cell table:style-name="ce5" office:value-type="string" calcext:value-type="string">
              <text:p>conversion download → donations</text:p>
            </table:table-cell>
            <table:table-cell table:style-name="ce31" office:value-type="percentage" office:value="0.001" calcext:value-type="percentage">
              <text:p>0.1%</text:p>
            </table:table-cell>
            <table:table-cell table:style-name="ce5" table:number-columns-repeated="1022"/>
          </table:table-row>
          <table:table-row table:style-name="ro2">
            <table:table-cell table:style-name="ce5" office:value-type="string" calcext:value-type="string">
              <text:p>average donation</text:p>
            </table:table-cell>
            <table:table-cell table:style-name="ce29" office:value-type="currency" office:currency="EUR" office:value="10" calcext:value-type="currency">
              <text:p>10 €</text:p>
            </table:table-cell>
            <table:table-cell table:style-name="ce5" table:number-columns-repeated="1022"/>
          </table:table-row>
          <table:table-row table:style-name="ro2">
            <table:table-cell table:style-name="ce5"/>
            <table:table-cell table:style-name="ce32"/>
            <table:table-cell table:style-name="ce5" table:number-columns-repeated="1022"/>
          </table:table-row>
          <table:table-row table:style-name="ro2">
            <table:table-cell table:style-name="ce9" office:value-type="string" calcext:value-type="string">
              <text:p>Calculations</text:p>
            </table:table-cell>
            <table:table-cell table:style-name="ce27" office:value-type="string" calcext:value-type="string">
              <text:p>Y1</text:p>
            </table:table-cell>
            <table:table-cell table:style-name="ce27" office:value-type="string" calcext:value-type="string">
              <text:p>Y2</text:p>
            </table:table-cell>
            <table:table-cell table:style-name="ce27" office:value-type="string" calcext:value-type="string">
              <text:p>Y3</text:p>
            </table:table-cell>
            <table:table-cell table:style-name="ce27" office:value-type="string" calcext:value-type="string">
              <text:p>Y4</text:p>
            </table:table-cell>
            <table:table-cell table:style-name="ce27" office:value-type="string" calcext:value-type="string">
              <text:p>Y5</text:p>
            </table:table-cell>
            <table:table-cell table:style-name="ce5" table:number-columns-repeated="1018"/>
          </table:table-row>
          <table:table-row table:style-name="ro2">
            <table:table-cell table:style-name="ce7" office:value-type="string" calcext:value-type="string">
              <text:p>Books per year</text:p>
            </table:table-cell>
            <table:table-cell table:style-name="ce33" table:formula="of:=[.B36]*[.$B38]" office:value-type="float" office:value="7.5" calcext:value-type="float">
              <text:p>7.5</text:p>
            </table:table-cell>
            <table:table-cell table:style-name="ce33" table:formula="of:=[.C36]*[.$B38]" office:value-type="float" office:value="9" calcext:value-type="float">
              <text:p>9</text:p>
            </table:table-cell>
            <table:table-cell table:style-name="ce33" table:formula="of:=[.D36]*[.$B38]" office:value-type="float" office:value="12" calcext:value-type="float">
              <text:p>12</text:p>
            </table:table-cell>
            <table:table-cell table:style-name="ce33" table:formula="of:=[.E36]*[.$B38]" office:value-type="float" office:value="18" calcext:value-type="float">
              <text:p>18</text:p>
            </table:table-cell>
            <table:table-cell table:style-name="ce33" table:formula="of:=[.F36]*[.$B38]" office:value-type="float" office:value="30" calcext:value-type="float">
              <text:p>30</text:p>
            </table:table-cell>
            <table:table-cell table:style-name="ce5">
              <draw:frame table:end-cell-address="Tabelle1.K140" table:end-x="32pt" table:end-y="8.7pt" draw:z-index="1" draw:name="Diagramm 4" draw:style-name="gr1" draw:text-style-name="P1" svg:width="324.96pt" svg:height="1080.26pt" svg:x="16.04pt" svg:y="5.5pt">
                <loext:p draw:notify-on-update-of-ranges="Tabelle1.A252:Tabelle1.A252 Tabelle1.B252:Tabelle1.F252 Tabelle1.A253:Tabelle1.A253 Tabelle1.B253:Tabelle1.F253 Tabelle1.A254:Tabelle1.A254 Tabelle1.B254:Tabelle1.F254 Tabelle1.A255:Tabelle1.A255 Tabelle1.B255:Tabelle1.F255 Tabelle1.A256:Tabelle1.A256 Tabelle1.B256:Tabelle1.F256"/>
                <draw:object xlink:href="./Object 2" xlink:type="simple" xlink:show="embed" xlink:actuate="onLoad"/>
                <draw:image xlink:href="./ObjectReplacements/Object 2" xlink:type="simple" xlink:show="embed" xlink:actuate="onLoad"/>
              </draw:frame>
            </table:table-cell>
            <table:table-cell table:style-name="ce5" table:number-columns-repeated="1017"/>
          </table:table-row>
          <table:table-row table:style-name="ro2">
            <table:table-cell table:style-name="ce7" office:value-type="string" calcext:value-type="string">
              <text:p>Individual members per year</text:p>
            </table:table-cell>
            <table:table-cell table:style-name="ce33" table:formula="of:=[.B54]+[.B55]*[.B56]*[.B62]" office:value-type="float" office:value="7.75" calcext:value-type="float">
              <text:p>7.75</text:p>
            </table:table-cell>
            <table:table-cell table:style-name="ce33" table:formula="of:=[.C62]*[.$B55]*[.$B56]+[.B63]" office:value-type="float" office:value="8.65" calcext:value-type="float">
              <text:p>8.65</text:p>
            </table:table-cell>
            <table:table-cell table:style-name="ce33" table:formula="of:=[.D62]*[.$B55]*[.$B56]+[.C63]" office:value-type="float" office:value="9.85" calcext:value-type="float">
              <text:p>9.85</text:p>
            </table:table-cell>
            <table:table-cell table:style-name="ce33" table:formula="of:=[.E62]*[.$B55]*[.$B56]+[.D63]" office:value-type="float" office:value="11.65" calcext:value-type="float">
              <text:p>11.65</text:p>
            </table:table-cell>
            <table:table-cell table:style-name="ce33" table:formula="of:=[.F62]*[.$B55]*[.$B56]+[.E63]" office:value-type="float" office:value="14.65" calcext:value-type="float">
              <text:p>14.65</text:p>
            </table:table-cell>
            <table:table-cell table:style-name="ce5" table:number-columns-repeated="1018"/>
          </table:table-row>
          <table:table-row table:style-name="ro2">
            <table:table-cell table:style-name="ce7" office:value-type="string" calcext:value-type="string">
              <text:p>donors</text:p>
            </table:table-cell>
            <table:table-cell table:style-name="ce33" table:formula="of:=[.B62]*[.$B21]*[.$B58]" office:value-type="float" office:value="7.5" calcext:value-type="float">
              <text:p>7.5</text:p>
            </table:table-cell>
            <table:table-cell table:style-name="ce33" table:formula="of:=[.C62]*[.$B21]*[.$B58]" office:value-type="float" office:value="9" calcext:value-type="float">
              <text:p>9</text:p>
            </table:table-cell>
            <table:table-cell table:style-name="ce33" table:formula="of:=[.D62]*[.$B21]*[.$B58]" office:value-type="float" office:value="12" calcext:value-type="float">
              <text:p>12</text:p>
            </table:table-cell>
            <table:table-cell table:style-name="ce33" table:formula="of:=[.E62]*[.$B21]*[.$B58]" office:value-type="float" office:value="18" calcext:value-type="float">
              <text:p>18</text:p>
            </table:table-cell>
            <table:table-cell table:style-name="ce33" table:formula="of:=[.F62]*[.$B21]*[.$B58]" office:value-type="float" office:value="30" calcext:value-type="float">
              <text:p>30</text:p>
            </table:table-cell>
            <table:table-cell table:style-name="ce5" table:number-columns-repeated="1018"/>
          </table:table-row>
          <table:table-row table:style-name="ro2" table:number-rows-repeated="3">
            <table:table-cell table:style-name="ce5"/>
            <table:table-cell table:style-name="ce34" table:number-columns-repeated="5"/>
            <table:table-cell table:style-name="ce5" table:number-columns-repeated="1018"/>
          </table:table-row>
        </table:table-row-group>
        <table:table-row table:style-name="ro2">
          <table:table-cell table:style-name="ce4" office:value-type="string" calcext:value-type="string">
            <text:p>Time required </text:p>
          </table:table-cell>
          <table:table-cell table:style-name="Default" table:number-columns-repeated="1023"/>
        </table:table-row>
        <table:table-row-group>
          <table:table-row table:style-name="ro2">
            <table:table-cell table:style-name="ce4" office:value-type="string" calcext:value-type="string">
              <text:p>Time required post doc</text:p>
            </table:table-cell>
            <table:table-cell table:style-name="Default" table:number-columns-repeated="1023"/>
          </table:table-row>
          <table:table-row-group>
            <table:table-row table:style-name="ro2">
              <table:table-cell table:style-name="Default" office:value-type="string" calcext:value-type="string">
                <text:p>Author liasing <text:s/>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24" calcext:value-type="float">
                <text:p>24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Series liaising</text:p>
              </table:table-cell>
              <table:table-cell table:style-name="Default" office:value-type="string" calcext:value-type="string">
                <text:p>series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1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Home library liais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3" calcext:value-type="float">
                <text:p>3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Home institution liaising</text:p>
              </table:table-cell>
              <table:table-cell table:style-name="Default" office:value-type="string" calcext:value-type="string">
                <text:p>year 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8" calcext:value-type="float">
                <text:p>8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POD service provider liaising</text:p>
              </table:table-cell>
              <table:table-cell table:style-name="Default" office:value-type="string" calcext:value-type="string">
                <text:p>year 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10" calcext:value-type="float">
                <text:p>10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POD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Archive and repository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First contact potential IM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Finalizing pledging IM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Admin existing institutional member/year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0.33" calcext:value-type="float">
                <text:p>0.33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Conference trip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1" office:value-type="float" office:value="5" calcext:value-type="float">
                <text:p>5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Admin community proofreading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Admin community typesetting 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Team coordination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1" office:value-type="float" office:value="6" calcext:value-type="float">
                <text:p>6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IT coordination and direction for service provider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1" office:value-type="float" office:value="6" calcext:value-type="float">
                <text:p>6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Coordination advisory board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10" calcext:value-type="float">
                <text:p>10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Series editors meet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1" office:value-type="float" office:value="2" calcext:value-type="float">
                <text:p>2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Coordination market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12" calcext:value-type="float">
                <text:p>12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Lobby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1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Representation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1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Financial plann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20" calcext:value-type="float">
                <text:p>20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Managerial account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20" calcext:value-type="float">
                <text:p>20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grant proposal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1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Manuals and guideline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1" office:value-type="float" office:value="5" calcext:value-type="float">
                <text:p>5</text:p>
              </table:table-cell>
              <table:table-cell table:style-name="Default" table:number-columns-repeated="1020"/>
            </table:table-row>
          </table:table-row-group>
          <table:table-row table:style-name="ro2">
            <table:table-cell table:style-name="ce4" office:value-type="string" calcext:value-type="string">
              <text:p>Time required secretary</text:p>
            </table:table-cell>
            <table:table-cell table:style-name="Default" table:number-columns-repeated="2"/>
            <table:table-cell table:style-name="ce21"/>
            <table:table-cell table:style-name="Default" table:number-columns-repeated="1020"/>
          </table:table-row>
          <table:table-row-group>
            <table:table-row table:style-name="ro2">
              <table:table-cell table:style-name="Default" office:value-type="string" calcext:value-type="string">
                <text:p>Extra admin new institutional member pledge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2" calcext:value-type="float">
                <text:p>2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Admin existing institutional member/year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2" calcext:value-type="float">
                <text:p>2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Extra support new individual member 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Support existing individual member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0.05" calcext:value-type="float">
                <text:p>0.05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Admin donor </text:p>
              </table:table-cell>
              <table:table-cell table:style-name="Default" office:value-type="string" calcext:value-type="string">
                <text:p>dono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1" office:value-type="float" office:value="0.01" calcext:value-type="float">
                <text:p>0.01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Bookkeep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1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</table:table-row-group>
          <table:table-row table:style-name="ro2">
            <table:table-cell table:style-name="ce4" office:value-type="string" calcext:value-type="string">
              <text:p>Time required assistant</text:p>
            </table:table-cell>
            <table:table-cell table:style-name="Default" table:number-columns-repeated="1023"/>
          </table:table-row>
          <table:table-row-group>
            <table:table-row table:style-name="ro2">
              <table:table-cell table:style-name="Default" office:value-type="string" calcext:value-type="string">
                <text:p>bibliographies 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1" office:value-type="float" office:value="8" calcext:value-type="float">
                <text:p>8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tables <text:s/></text:p>
              </table:table-cell>
              <table:table-cell table:style-name="Default" office:value-type="string" calcext:value-type="string">
                <text:p>tabl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1" office:value-type="float" office:value="0.2" calcext:value-type="float">
                <text:p>0.2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figures <text:s/></text:p>
              </table:table-cell>
              <table:table-cell table:style-name="Default" office:value-type="string" calcext:value-type="string">
                <text:p>figur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1" office:value-type="float" office:value="0.3" calcext:value-type="float">
                <text:p>0.3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typesetting <text:s/></text:p>
              </table:table-cell>
              <table:table-cell table:style-name="Default" office:value-type="string" calcext:value-type="string">
                <text:p>pag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1" office:value-type="float" office:value="0.2" calcext:value-type="float">
                <text:p>0.2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Proofreading per page</text:p>
              </table:table-cell>
              <table:table-cell table:style-name="Default" office:value-type="string" calcext:value-type="string">
                <text:p>pag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1" office:value-type="float" office:value="0.1" calcext:value-type="float">
                <text:p>0.1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indexing <text:s/></text:p>
              </table:table-cell>
              <table:table-cell table:style-name="Default" office:value-type="string" calcext:value-type="string">
                <text:p>page 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1" office:value-type="float" office:value="0.01" calcext:value-type="float">
                <text:p>0.01</text:p>
              </table:table-cell>
              <table:table-cell table:style-name="Default" table:number-columns-repeated="1020"/>
            </table:table-row>
            <table:table-row table:style-name="ro2">
              <table:table-cell table:style-name="Default" office:value-type="string" calcext:value-type="string">
                <text:p>Archive and repository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1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</table:table-row-group>
          <table:table-row table:style-name="ro2">
            <table:table-cell table:style-name="ce4" office:value-type="string" calcext:value-type="string">
              <text:p>Time required professor</text:p>
            </table:table-cell>
            <table:table-cell table:style-name="Default" table:number-columns-repeated="1023"/>
          </table:table-row>
        </table:table-row-group>
        <table:table-row-group>
          <table:table-row table:style-name="ro2">
            <table:table-cell table:style-name="Default" office:value-type="string" calcext:value-type="string">
              <text:p>Representation </text:p>
            </table:table-cell>
            <table:table-cell table:style-name="Default" office:value-type="string" calcext:value-type="string">
              <text:p>year</text:p>
            </table:table-cell>
            <table:table-cell table:style-name="Default" office:value-type="string" calcext:value-type="string">
              <text:p>hours</text:p>
            </table:table-cell>
            <table:table-cell table:style-name="ce21" office:value-type="float" office:value="8" calcext:value-type="float">
              <text:p>8</text:p>
            </table:table-cell>
            <table:table-cell table:style-name="Default" table:number-columns-repeated="1020"/>
          </table:table-row>
          <table:table-row table:style-name="ro2" table:number-rows-repeated="2">
            <table:table-cell table:style-name="Default" table:number-columns-repeated="3"/>
            <table:table-cell table:style-name="ce5"/>
            <table:table-cell table:style-name="Default" table:number-columns-repeated="1020"/>
          </table:table-row>
        </table:table-row-group>
        <table:table-row table:style-name="ro5">
          <table:table-cell table:style-name="ce4" office:value-type="string" calcext:value-type="string">
            <text:p>Variable costs</text:p>
          </table:table-cell>
          <table:table-cell table:style-name="Default" table:number-columns-repeated="1023"/>
        </table:table-row>
        <table:table-row-group>
          <table:table-row table:style-name="ro2">
            <table:table-cell table:style-name="Default" office:value-type="string" calcext:value-type="string">
              <text:p>External typesett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22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external proofread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22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external index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22" office:value-type="currency" office:currency="EUR" office:value="0.1" calcext:value-type="currency">
              <text:p>0,1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Library copies and own copies</text:p>
            </table:table-cell>
            <table:table-cell table:style-name="Default" office:value-type="string" calcext:value-type="string">
              <text:p>book</text:p>
            </table:table-cell>
            <table:table-cell table:style-name="Default"/>
            <table:table-cell table:style-name="ce21" office:value-type="float" office:value="5" calcext:value-type="float">
              <text:p>5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Commission IM acquisition</text:p>
            </table:table-cell>
            <table:table-cell table:style-name="ce35" office:value-type="string" calcext:value-type="string">
              <text:p>IM</text:p>
            </table:table-cell>
            <table:table-cell table:style-name="Default"/>
            <table:table-cell table:style-name="ce51" office:value-type="percentage" office:value="0.15" calcext:value-type="percentage">
              <text:p>15%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ISBN unit price</text:p>
            </table:table-cell>
            <table:table-cell table:style-name="ce35" office:value-type="string" calcext:value-type="string">
              <text:p>book</text:p>
            </table:table-cell>
            <table:table-cell table:style-name="Default"/>
            <table:table-cell table:style-name="ce22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DOI unit price</text:p>
            </table:table-cell>
            <table:table-cell table:style-name="ce35" office:value-type="string" calcext:value-type="string">
              <text:p>book</text:p>
            </table:table-cell>
            <table:table-cell table:style-name="Default"/>
            <table:table-cell table:style-name="ce22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</table:table-row-group>
        <table:table-row table:style-name="ro2">
          <table:table-cell table:style-name="ce4" office:value-type="string" calcext:value-type="string">
            <text:p>Flat costs</text:p>
          </table:table-cell>
          <table:table-cell table:style-name="Default" table:number-columns-repeated="1023"/>
        </table:table-row>
        <table:table-row-group>
          <table:table-row table:style-name="ro2">
            <table:table-cell table:style-name="Default" office:value-type="string" calcext:value-type="string">
              <text:p>Design of marketing materia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2" office:value-type="currency" office:currency="EUR" office:value="500" calcext:value-type="currency">
              <text:p>5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Production of marketing materia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2" office:value-type="currency" office:currency="EUR" office:value="200" calcext:value-type="currency">
              <text:p>2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Trave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2" office:value-type="currency" office:currency="EUR" office:value="2000" calcext:value-type="currency">
              <text:p>2.0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Rent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2" office:value-type="currency" office:currency="EUR" office:value="12000" calcext:value-type="currency">
              <text:p>12.0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Stationary and telco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2" office:value-type="currency" office:currency="EUR" office:value="1200" calcext:value-type="currency">
              <text:p>1.2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Legal costs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2" office:value-type="currency" office:currency="EUR" office:value="1000" calcext:value-type="currency">
              <text:p>1.0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Insurance 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2" office:value-type="currency" office:currency="EUR" office:value="500" calcext:value-type="currency">
              <text:p>5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IT infrastructure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2" office:value-type="currency" office:currency="EUR" office:value="240" calcext:value-type="currency">
              <text:p>24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Hosting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2" office:value-type="currency" office:currency="EUR" office:value="1200" calcext:value-type="currency">
              <text:p>1.2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bookkeeping and annual closure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2" office:value-type="currency" office:currency="EUR" office:value="1000" calcext:value-type="currency">
              <text:p>1.0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table:number-columns-repeated="3"/>
            <table:table-cell table:style-name="ce43"/>
            <table:table-cell table:style-name="Default" table:number-columns-repeated="1020"/>
          </table:table-row>
        </table:table-row-group>
        <table:table-row table:style-name="ro2">
          <table:table-cell table:style-name="ce4" office:value-type="string" calcext:value-type="string">
            <text:p>Initial investment</text:p>
          </table:table-cell>
          <table:table-cell table:style-name="Default" table:number-columns-repeated="1023"/>
        </table:table-row>
        <table:table-row-group>
          <table:table-row table:style-name="ro2">
            <table:table-cell table:style-name="Default" office:value-type="string" calcext:value-type="string">
              <text:p>Chair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/>
            <table:table-cell table:style-name="ce22" office:value-type="currency" office:currency="EUR" office:value="400" calcext:value-type="currency">
              <text:p>4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desk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/>
            <table:table-cell table:style-name="ce22" office:value-type="currency" office:currency="EUR" office:value="400" calcext:value-type="currency">
              <text:p>4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computer 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/>
            <table:table-cell table:style-name="ce22" office:value-type="currency" office:currency="EUR" office:value="1500" calcext:value-type="currency">
              <text:p>1.500,00 €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depreciation IT</text:p>
            </table:table-cell>
            <table:table-cell table:style-name="Default" office:value-type="string" calcext:value-type="string">
              <text:p>years</text:p>
            </table:table-cell>
            <table:table-cell table:style-name="Default"/>
            <table:table-cell table:style-name="ce21" office:value-type="float" office:value="3" calcext:value-type="float">
              <text:p>3</text:p>
            </table:table-cell>
            <table:table-cell table:style-name="Default" table:number-columns-repeated="1020"/>
          </table:table-row>
          <table:table-row table:style-name="ro2">
            <table:table-cell table:style-name="Default" office:value-type="string" calcext:value-type="string">
              <text:p>depreciation furniture</text:p>
            </table:table-cell>
            <table:table-cell table:style-name="Default" office:value-type="string" calcext:value-type="string">
              <text:p>years</text:p>
            </table:table-cell>
            <table:table-cell table:style-name="Default"/>
            <table:table-cell table:style-name="ce21" office:value-type="float" office:value="13" calcext:value-type="float">
              <text:p>13</text:p>
            </table:table-cell>
            <table:table-cell table:style-name="Default" table:number-columns-repeated="1020"/>
          </table:table-row>
        </table:table-row-group>
        <table:table-row table:style-name="ro2">
          <table:table-cell table:style-name="ce4" office:value-type="string" calcext:value-type="string">
            <text:p>Calculations</text:p>
          </table:table-cell>
          <table:table-cell table:style-name="Default" table:number-columns-repeated="2"/>
          <table:table-cell table:style-name="ce43"/>
          <table:table-cell table:style-name="Default" table:number-columns-repeated="1020"/>
        </table:table-row>
        <table:table-row-group>
          <table:table-row table:style-name="ro2">
            <table:table-cell table:style-name="ce10" office:value-type="string" calcext:value-type="string">
              <text:p>Revenue</text:p>
            </table:table-cell>
            <table:table-cell table:style-name="ce36" table:number-columns-repeated="5"/>
            <table:table-cell table:style-name="ce5" table:number-columns-repeated="1018"/>
          </table:table-row>
          <table:table-row-group>
            <table:table-row table:style-name="ro2">
              <table:table-cell table:style-name="ce11" office:value-type="string" calcext:value-type="string">
                <text:p>Print margin revenue</text:p>
              </table:table-cell>
              <table:table-cell table:style-name="ce13" table:number-columns-repeated="5"/>
              <table:table-cell table:style-name="Default" table:number-columns-repeated="1018"/>
            </table:table-row>
            <table:table-row table:style-name="ro2">
              <table:table-cell table:style-name="ce12" office:value-type="string" calcext:value-type="string">
                <text:p>Revenue per book</text:p>
              </table:table-cell>
              <table:table-cell table:style-name="ce37" table:formula="of:=[.B41]*[.B42]" office:value-type="currency" office:currency="EUR" office:value="200" calcext:value-type="currency">
                <text:p>200 €</text:p>
              </table:table-cell>
              <table:table-cell table:style-name="ce13" table:number-columns-repeated="4"/>
              <table:table-cell table:style-name="Default" table:number-columns-repeated="1018"/>
            </table:table-row>
            <table:table-row table:style-name="ro2">
              <table:table-cell table:style-name="ce13" office:value-type="string" calcext:value-type="string">
                <text:p>Books per year </text:p>
              </table:table-cell>
              <table:table-cell table:style-name="ce13" table:formula="of:=[.B62]" office:value-type="float" office:value="7.5" calcext:value-type="float">
                <text:p>7.5</text:p>
              </table:table-cell>
              <table:table-cell table:style-name="ce13" table:formula="of:=[.C62]" office:value-type="float" office:value="9" calcext:value-type="float">
                <text:p>9</text:p>
              </table:table-cell>
              <table:table-cell table:style-name="ce13" table:formula="of:=[.D62]" office:value-type="float" office:value="12" calcext:value-type="float">
                <text:p>12</text:p>
              </table:table-cell>
              <table:table-cell table:style-name="ce13" table:formula="of:=[.E62]" office:value-type="float" office:value="18" calcext:value-type="float">
                <text:p>18</text:p>
              </table:table-cell>
              <table:table-cell table:style-name="ce13" table:formula="of:=[.F62]" office:value-type="float" office:value="30" calcext:value-type="float">
                <text:p>30</text:p>
              </table:table-cell>
              <table:table-cell table:style-name="Default" table:number-columns-repeated="1018"/>
            </table:table-row>
            <table:table-row table:style-name="ro2">
              <table:table-cell table:style-name="ce13" office:value-type="string" calcext:value-type="string">
                <text:p>Print revenue</text:p>
              </table:table-cell>
              <table:table-cell table:style-name="ce38" table:formula="of:=[.B143]*[.B142]" office:value-type="currency" office:currency="EUR" office:value="1500" calcext:value-type="currency">
                <text:p>1,500 €</text:p>
              </table:table-cell>
              <table:table-cell table:style-name="ce38" table:formula="of:=[.C143]*[.B142]" office:value-type="currency" office:currency="EUR" office:value="1800" calcext:value-type="currency">
                <text:p>1,800 €</text:p>
              </table:table-cell>
              <table:table-cell table:style-name="ce49" table:formula="of:=[.D143]*[.B142]" office:value-type="currency" office:currency="EUR" office:value="2400" calcext:value-type="currency">
                <text:p>2,400 €</text:p>
              </table:table-cell>
              <table:table-cell table:style-name="ce49" table:formula="of:=[.E143]*[.B142]" office:value-type="currency" office:currency="EUR" office:value="3600" calcext:value-type="currency">
                <text:p>3,600 €</text:p>
              </table:table-cell>
              <table:table-cell table:style-name="ce49" table:formula="of:=[.F143]*[.B142]" office:value-type="currency" office:currency="EUR" office:value="6000" calcext:value-type="currency">
                <text:p>6,000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2">
              <table:table-cell table:style-name="ce11" office:value-type="string" calcext:value-type="string">
                <text:p>BPC revenue</text:p>
              </table:table-cell>
              <table:table-cell table:style-name="ce13" table:number-columns-repeated="5"/>
              <table:table-cell table:style-name="Default" table:number-columns-repeated="1018"/>
            </table:table-row>
            <table:table-row table:style-name="ro2">
              <table:table-cell table:style-name="ce13" office:value-type="string" calcext:value-type="string">
                <text:p>Books with BPCs</text:p>
              </table:table-cell>
              <table:table-cell table:style-name="ce13" table:formula="of:=[.B143]*(1-[.B46])" office:value-type="float" office:value="0" calcext:value-type="float">
                <text:p>0</text:p>
              </table:table-cell>
              <table:table-cell table:style-name="ce13" table:formula="of:=[.C143]*(1-[.C46])" office:value-type="float" office:value="0.27" calcext:value-type="float">
                <text:p>0.27</text:p>
              </table:table-cell>
              <table:table-cell table:style-name="ce13" table:formula="of:=[.D143]*(1-[.D46])" office:value-type="float" office:value="0.839999999999999" calcext:value-type="float">
                <text:p>0.84</text:p>
              </table:table-cell>
              <table:table-cell table:style-name="ce13" table:formula="of:=[.E143]*(1-[.E46])" office:value-type="float" office:value="2.34" calcext:value-type="float">
                <text:p>2.34</text:p>
              </table:table-cell>
              <table:table-cell table:style-name="ce13" table:formula="of:=[.F143]*(1-[.F46])" office:value-type="float" office:value="5.4" calcext:value-type="float">
                <text:p>5.4</text:p>
              </table:table-cell>
              <table:table-cell table:style-name="Default" table:number-columns-repeated="1018"/>
            </table:table-row>
            <table:table-row table:style-name="ro2">
              <table:table-cell table:style-name="ce13" office:value-type="string" calcext:value-type="string">
                <text:p>Revenue from BPCs</text:p>
              </table:table-cell>
              <table:table-cell table:style-name="ce38" table:formula="of:=[.B44]*[.B146]" office:value-type="currency" office:currency="EUR" office:value="0" calcext:value-type="currency">
                <text:p>0 €</text:p>
              </table:table-cell>
              <table:table-cell table:style-name="ce38" table:formula="of:=[.B44]*[.C146]" office:value-type="currency" office:currency="EUR" office:value="540.000000000001" calcext:value-type="currency">
                <text:p>540 €</text:p>
              </table:table-cell>
              <table:table-cell table:style-name="ce38" table:formula="of:=[.B44]*[.D146]" office:value-type="currency" office:currency="EUR" office:value="1680" calcext:value-type="currency">
                <text:p>1,680 €</text:p>
              </table:table-cell>
              <table:table-cell table:style-name="ce38" table:formula="of:=[.B44]*[.E146]" office:value-type="currency" office:currency="EUR" office:value="4680" calcext:value-type="currency">
                <text:p>4,680 €</text:p>
              </table:table-cell>
              <table:table-cell table:style-name="ce38" table:formula="of:=[.B44]*[.F146]" office:value-type="currency" office:currency="EUR" office:value="10800" calcext:value-type="currency">
                <text:p>10,800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2">
              <table:table-cell table:style-name="ce11" office:value-type="string" calcext:value-type="string">
                <text:p>IM revenue</text:p>
              </table:table-cell>
              <table:table-cell table:style-name="ce13" table:number-columns-repeated="5"/>
              <table:table-cell table:style-name="Default" table:number-columns-repeated="1018"/>
            </table:table-row>
            <table:table-row table:style-name="ro2">
              <table:table-cell table:style-name="ce13" office:value-type="string" calcext:value-type="string">
                <text:p>revenue from Ims</text:p>
              </table:table-cell>
              <table:table-cell table:style-name="ce38" table:formula="of:=[.B48]*[.B51]" office:value-type="currency" office:currency="EUR" office:value="0" calcext:value-type="currency">
                <text:p>0 €</text:p>
              </table:table-cell>
              <table:table-cell table:style-name="ce49" table:formula="of:=[.B48]*[.C51]" office:value-type="currency" office:currency="EUR" office:value="0" calcext:value-type="currency">
                <text:p>0 €</text:p>
              </table:table-cell>
              <table:table-cell table:style-name="ce49" table:formula="of:=[.B48]*[.D51]" office:value-type="currency" office:currency="EUR" office:value="10000" calcext:value-type="currency">
                <text:p>10,000 €</text:p>
              </table:table-cell>
              <table:table-cell table:style-name="ce49" table:formula="of:=[.B48]*[.E51]" office:value-type="currency" office:currency="EUR" office:value="50000" calcext:value-type="currency">
                <text:p>50,000 €</text:p>
              </table:table-cell>
              <table:table-cell table:style-name="ce49" table:formula="of:=[.B48]*[.F51]" office:value-type="currency" office:currency="EUR" office:value="100000" calcext:value-type="currency">
                <text:p>100,000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2">
              <table:table-cell table:style-name="ce11" office:value-type="string" calcext:value-type="string">
                <text:p>Individual members revenue</text:p>
              </table:table-cell>
              <table:table-cell table:style-name="ce13" table:number-columns-repeated="5"/>
              <table:table-cell table:style-name="Default" table:number-columns-repeated="1018"/>
            </table:table-row>
            <table:table-row table:style-name="ro2">
              <table:table-cell table:style-name="ce13" office:value-type="string" calcext:value-type="string">
                <text:p>new supporters <text:s/></text:p>
              </table:table-cell>
              <table:table-cell table:style-name="ce13" table:formula="of:=[.B55]*[.B143]" office:value-type="float" office:value="75" calcext:value-type="float">
                <text:p>75</text:p>
              </table:table-cell>
              <table:table-cell table:style-name="ce13" table:formula="of:=[.B55]*[.C143]" office:value-type="float" office:value="90" calcext:value-type="float">
                <text:p>90</text:p>
              </table:table-cell>
              <table:table-cell table:style-name="ce13" table:formula="of:=[.B55]*[.D143]" office:value-type="float" office:value="120" calcext:value-type="float">
                <text:p>120</text:p>
              </table:table-cell>
              <table:table-cell table:style-name="ce13" table:formula="of:=[.B55]*[.E143]" office:value-type="float" office:value="180" calcext:value-type="float">
                <text:p>180</text:p>
              </table:table-cell>
              <table:table-cell table:style-name="ce13" table:formula="of:=[.B55]*[.F143]" office:value-type="float" office:value="300" calcext:value-type="float">
                <text:p>300</text:p>
              </table:table-cell>
              <table:table-cell table:style-name="Default" table:number-columns-repeated="1018"/>
            </table:table-row>
            <table:table-row table:style-name="ro2">
              <table:table-cell table:style-name="ce13" office:value-type="string" calcext:value-type="string">
                <text:p>new members <text:s/></text:p>
              </table:table-cell>
              <table:table-cell table:style-name="ce13" table:formula="of:=[.B56]*[.B151]" office:value-type="float" office:value="0.75" calcext:value-type="float">
                <text:p>0.75</text:p>
              </table:table-cell>
              <table:table-cell table:style-name="ce13" table:formula="of:=[.B56]*[.C151]" office:value-type="float" office:value="0.9" calcext:value-type="float">
                <text:p>0.9</text:p>
              </table:table-cell>
              <table:table-cell table:style-name="ce13" table:formula="of:=[.B56]*[.D151]" office:value-type="float" office:value="1.2" calcext:value-type="float">
                <text:p>1.2</text:p>
              </table:table-cell>
              <table:table-cell table:style-name="ce13" table:formula="of:=[.B56]*[.E151]" office:value-type="float" office:value="1.8" calcext:value-type="float">
                <text:p>1.8</text:p>
              </table:table-cell>
              <table:table-cell table:style-name="ce13" table:formula="of:=[.B56]*[.F151]" office:value-type="float" office:value="3" calcext:value-type="float">
                <text:p>3</text:p>
              </table:table-cell>
              <table:table-cell table:style-name="Default" table:number-columns-repeated="1018"/>
            </table:table-row>
            <table:table-row table:style-name="ro2">
              <table:table-cell table:style-name="ce13" office:value-type="string" calcext:value-type="string">
                <text:p>total members</text:p>
              </table:table-cell>
              <table:table-cell table:style-name="ce13" table:formula="of:=[.B152]+[.B54]" office:value-type="float" office:value="7.75" calcext:value-type="float">
                <text:p>7.75</text:p>
              </table:table-cell>
              <table:table-cell table:style-name="ce13" table:formula="of:=[.C152]+[.B153]" office:value-type="float" office:value="8.65" calcext:value-type="float">
                <text:p>8.65</text:p>
              </table:table-cell>
              <table:table-cell table:style-name="ce13" table:formula="of:=[.D152]+[.C153]" office:value-type="float" office:value="9.85" calcext:value-type="float">
                <text:p>9.85</text:p>
              </table:table-cell>
              <table:table-cell table:style-name="ce13" table:formula="of:=[.E152]+[.D153]" office:value-type="float" office:value="11.65" calcext:value-type="float">
                <text:p>11.65</text:p>
              </table:table-cell>
              <table:table-cell table:style-name="ce13" table:formula="of:=[.F152]+[.E153]" office:value-type="float" office:value="14.65" calcext:value-type="float">
                <text:p>14.65</text:p>
              </table:table-cell>
              <table:table-cell table:style-name="Default" table:number-columns-repeated="1018"/>
            </table:table-row>
            <table:table-row table:style-name="ro2">
              <table:table-cell table:style-name="ce13" office:value-type="string" calcext:value-type="string">
                <text:p>revenue from members</text:p>
              </table:table-cell>
              <table:table-cell table:style-name="ce38" table:formula="of:=[.B53]*[.B153]" office:value-type="currency" office:currency="EUR" office:value="155" calcext:value-type="currency">
                <text:p>155 €</text:p>
              </table:table-cell>
              <table:table-cell table:style-name="ce38" table:formula="of:=[.B53]*[.C153]" office:value-type="currency" office:currency="EUR" office:value="173" calcext:value-type="currency">
                <text:p>173 €</text:p>
              </table:table-cell>
              <table:table-cell table:style-name="ce38" table:formula="of:=[.B53]*[.D153]" office:value-type="currency" office:currency="EUR" office:value="197" calcext:value-type="currency">
                <text:p>197 €</text:p>
              </table:table-cell>
              <table:table-cell table:style-name="ce38" table:formula="of:=[.B53]*[.E153]" office:value-type="currency" office:currency="EUR" office:value="233" calcext:value-type="currency">
                <text:p>233 €</text:p>
              </table:table-cell>
              <table:table-cell table:style-name="ce38" table:formula="of:=[.B53]*[.F153]" office:value-type="currency" office:currency="EUR" office:value="293" calcext:value-type="currency">
                <text:p>293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2">
              <table:table-cell table:style-name="ce11" office:value-type="string" calcext:value-type="string">
                <text:p>Donations revenue</text:p>
              </table:table-cell>
              <table:table-cell table:style-name="ce13" table:number-columns-repeated="5"/>
              <table:table-cell table:style-name="Default" table:number-columns-repeated="1018"/>
            </table:table-row>
            <table:table-row table:style-name="ro2">
              <table:table-cell table:style-name="ce13" office:value-type="string" calcext:value-type="string">
                <text:p>donors</text:p>
              </table:table-cell>
              <table:table-cell table:style-name="ce13" table:formula="of:=[.B58]*[.B21]*[.B143]" office:value-type="float" office:value="7.5" calcext:value-type="float">
                <text:p>7.5</text:p>
              </table:table-cell>
              <table:table-cell table:style-name="ce50" table:formula="of:=[.B58]*[.B21]*[.C143]" office:value-type="float" office:value="9" calcext:value-type="float">
                <text:p>9</text:p>
              </table:table-cell>
              <table:table-cell table:style-name="ce50" table:formula="of:=[.B58]*[.B21]*[.D143]" office:value-type="float" office:value="12" calcext:value-type="float">
                <text:p>12</text:p>
              </table:table-cell>
              <table:table-cell table:style-name="ce50" table:formula="of:=[.B58]*[.B21]*[.E143]" office:value-type="float" office:value="18" calcext:value-type="float">
                <text:p>18</text:p>
              </table:table-cell>
              <table:table-cell table:style-name="ce50" table:formula="of:=[.B58]*[.B21]*[.F143]" office:value-type="float" office:value="30" calcext:value-type="float">
                <text:p>30</text:p>
              </table:table-cell>
              <table:table-cell table:style-name="Default" table:number-columns-repeated="1018"/>
            </table:table-row>
            <table:table-row table:style-name="ro2">
              <table:table-cell table:style-name="ce13" office:value-type="string" calcext:value-type="string">
                <text:p>donation sum </text:p>
              </table:table-cell>
              <table:table-cell table:style-name="ce37" table:formula="of:=[.B59]*[.B156]" office:value-type="currency" office:currency="EUR" office:value="75" calcext:value-type="currency">
                <text:p>75 €</text:p>
              </table:table-cell>
              <table:table-cell table:style-name="ce37" table:formula="of:=[.B59]*[.C156]" office:value-type="currency" office:currency="EUR" office:value="90" calcext:value-type="currency">
                <text:p>90 €</text:p>
              </table:table-cell>
              <table:table-cell table:style-name="ce37" table:formula="of:=[.B59]*[.D156]" office:value-type="currency" office:currency="EUR" office:value="120" calcext:value-type="currency">
                <text:p>120 €</text:p>
              </table:table-cell>
              <table:table-cell table:style-name="ce37" table:formula="of:=[.B59]*[.E156]" office:value-type="currency" office:currency="EUR" office:value="180" calcext:value-type="currency">
                <text:p>180 €</text:p>
              </table:table-cell>
              <table:table-cell table:style-name="ce37" table:formula="of:=[.B59]*[.F156]" office:value-type="currency" office:currency="EUR" office:value="300" calcext:value-type="currency">
                <text:p>300 €</text:p>
              </table:table-cell>
              <table:table-cell table:style-name="Default" table:number-columns-repeated="1018"/>
            </table:table-row>
          </table:table-row-group>
          <table:table-row table:style-name="ro2">
            <table:table-cell table:style-name="ce11" office:value-type="string" calcext:value-type="string">
              <text:p>Total revenue</text:p>
            </table:table-cell>
            <table:table-cell table:style-name="ce38" table:formula="of:=[.B144]+[.B147]+[.B149]+[.B154]+[.B157]" office:value-type="currency" office:currency="EUR" office:value="1730" calcext:value-type="currency">
              <text:p>1,730 €</text:p>
            </table:table-cell>
            <table:table-cell table:style-name="ce38" table:formula="of:=[.C144]+[.C147]+[.C149]+[.C154]+[.C157]" office:value-type="currency" office:currency="EUR" office:value="2603" calcext:value-type="currency">
              <text:p>2,603 €</text:p>
            </table:table-cell>
            <table:table-cell table:style-name="ce38" table:formula="of:=[.D144]+[.D147]+[.D149]+[.D154]+[.D157]" office:value-type="currency" office:currency="EUR" office:value="14397" calcext:value-type="currency">
              <text:p>14,397 €</text:p>
            </table:table-cell>
            <table:table-cell table:style-name="ce38" table:formula="of:=[.E144]+[.E147]+[.E149]+[.E154]+[.E157]" office:value-type="currency" office:currency="EUR" office:value="58693" calcext:value-type="currency">
              <text:p>58,693 €</text:p>
            </table:table-cell>
            <table:table-cell table:style-name="ce38" table:formula="of:=[.F144]+[.F147]+[.F149]+[.F154]+[.F157]" office:value-type="currency" office:currency="EUR" office:value="117393" calcext:value-type="currency">
              <text:p>117,393 €</text:p>
            </table:table-cell>
            <table:table-cell table:style-name="Default" table:number-columns-repeated="1018"/>
          </table:table-row>
        </table:table-row-group>
        <table:table-row table:style-name="ro2" table:number-rows-repeated="3">
          <table:table-cell table:style-name="Default" table:number-columns-repeated="1024"/>
        </table:table-row>
        <table:table-row table:style-name="ro4">
          <table:table-cell table:style-name="ce14" office:value-type="string" calcext:value-type="string">
            <text:p><text:span text:style-name="T1">Costs</text:span>  </text:p>
          </table:table-cell>
          <table:table-cell table:style-name="ce14" table:number-columns-repeated="5"/>
          <table:table-cell table:style-name="Default" table:number-columns-repeated="1018"/>
        </table:table-row>
        <table:table-row-group>
          <table:table-row table:style-name="ro2">
            <table:table-cell table:style-name="ce7" office:value-type="string" calcext:value-type="string">
              <text:p>breakdown</text:p>
            </table:table-cell>
            <table:table-cell table:style-name="ce27" office:value-type="string" calcext:value-type="string">
              <text:p>Y1</text:p>
            </table:table-cell>
            <table:table-cell table:style-name="ce27" office:value-type="string" calcext:value-type="string">
              <text:p>Y2</text:p>
            </table:table-cell>
            <table:table-cell table:style-name="ce27" office:value-type="string" calcext:value-type="string">
              <text:p>Y3</text:p>
            </table:table-cell>
            <table:table-cell table:style-name="ce27" office:value-type="string" calcext:value-type="string">
              <text:p>Y4</text:p>
            </table:table-cell>
            <table:table-cell table:style-name="ce27" office:value-type="string" calcext:value-type="string">
              <text:p>Y5</text:p>
            </table:table-cell>
            <table:table-cell table:style-name="Default" table:number-columns-repeated="1018"/>
          </table:table-row>
          <table:table-row table:style-name="ro2">
            <table:table-cell table:style-name="Default" office:value-type="string" calcext:value-type="string">
              <text:p>daily wage postdoc</text:p>
            </table:table-cell>
            <table:table-cell table:style-name="ce39" table:formula="of:=[.B24]/[.B28]" office:value-type="currency" office:currency="EUR" office:value="350" calcext:value-type="currency">
              <text:p>350,00 €</text:p>
            </table:table-cell>
            <table:table-cell table:style-name="ce39" table:formula="of:=[.B164]*(1+[.$B27])" office:value-type="currency" office:currency="EUR" office:value="360.5" calcext:value-type="currency">
              <text:p>360,50 €</text:p>
            </table:table-cell>
            <table:table-cell table:style-name="ce39" table:formula="of:=[.C164]*(1+[.$B27])" office:value-type="currency" office:currency="EUR" office:value="371.315" calcext:value-type="currency">
              <text:p>371,32 €</text:p>
            </table:table-cell>
            <table:table-cell table:style-name="ce39" table:formula="of:=[.D164]*(1+[.$B27])" office:value-type="currency" office:currency="EUR" office:value="382.45445" calcext:value-type="currency">
              <text:p>382,45 €</text:p>
            </table:table-cell>
            <table:table-cell table:style-name="ce39" table:formula="of:=[.E164]*(1+[.$B27])" office:value-type="currency" office:currency="EUR" office:value="393.9280835" calcext:value-type="currency">
              <text:p>393,93 €</text:p>
            </table:table-cell>
            <table:table-cell table:style-name="Default" table:number-columns-repeated="1018"/>
          </table:table-row>
          <table:table-row table:style-name="ro2">
            <table:table-cell table:style-name="Default" office:value-type="string" calcext:value-type="string">
              <text:p>hourly wage postdoc</text:p>
            </table:table-cell>
            <table:table-cell table:style-name="ce39" table:formula="of:=[.B164]/[.B29]" office:value-type="currency" office:currency="EUR" office:value="44.3037974683544" calcext:value-type="currency">
              <text:p>44,30 €</text:p>
            </table:table-cell>
            <table:table-cell table:style-name="ce39" table:formula="of:=[.B165]*(1+[.$B27])" office:value-type="currency" office:currency="EUR" office:value="45.6329113924051" calcext:value-type="currency">
              <text:p>45,63 €</text:p>
            </table:table-cell>
            <table:table-cell table:style-name="ce39" table:formula="of:=[.C165]*(1+[.$B27])" office:value-type="currency" office:currency="EUR" office:value="47.0018987341772" calcext:value-type="currency">
              <text:p>47,00 €</text:p>
            </table:table-cell>
            <table:table-cell table:style-name="ce39" table:formula="of:=[.D165]*(1+[.$B27])" office:value-type="currency" office:currency="EUR" office:value="48.4119556962025" calcext:value-type="currency">
              <text:p>48,41 €</text:p>
            </table:table-cell>
            <table:table-cell table:style-name="ce39" table:formula="of:=[.E165]*(1+[.$B27])" office:value-type="currency" office:currency="EUR" office:value="49.8643143670886" calcext:value-type="currency">
              <text:p>49,86 €</text:p>
            </table:table-cell>
            <table:table-cell table:style-name="Default" table:number-columns-repeated="1018"/>
          </table:table-row>
          <table:table-row table:style-name="ro2">
            <table:table-cell table:style-name="Default" office:value-type="string" calcext:value-type="string">
              <text:p>Daily wage secretary</text:p>
            </table:table-cell>
            <table:table-cell table:style-name="ce39" table:formula="of:=[.B25]/[.B28]" office:value-type="currency" office:currency="EUR" office:value="300" calcext:value-type="currency">
              <text:p>300,00 €</text:p>
            </table:table-cell>
            <table:table-cell table:style-name="ce39" table:formula="of:=[.B166]*(1+[.$B27])" office:value-type="currency" office:currency="EUR" office:value="309" calcext:value-type="currency">
              <text:p>309,00 €</text:p>
            </table:table-cell>
            <table:table-cell table:style-name="ce39" table:formula="of:=[.C166]*(1+[.$B27])" office:value-type="currency" office:currency="EUR" office:value="318.27" calcext:value-type="currency">
              <text:p>318,27 €</text:p>
            </table:table-cell>
            <table:table-cell table:style-name="ce39" table:formula="of:=[.D166]*(1+[.$B27])" office:value-type="currency" office:currency="EUR" office:value="327.8181" calcext:value-type="currency">
              <text:p>327,82 €</text:p>
            </table:table-cell>
            <table:table-cell table:style-name="ce39" table:formula="of:=[.E166]*(1+[.$B27])" office:value-type="currency" office:currency="EUR" office:value="337.652643" calcext:value-type="currency">
              <text:p>337,65 €</text:p>
            </table:table-cell>
            <table:table-cell table:style-name="Default" table:number-columns-repeated="1018"/>
          </table:table-row>
          <table:table-row table:style-name="ro2">
            <table:table-cell table:style-name="Default" office:value-type="string" calcext:value-type="string">
              <text:p>hourly wage secretary</text:p>
            </table:table-cell>
            <table:table-cell table:style-name="ce39" table:formula="of:=[.B166]/[.B29]" office:value-type="currency" office:currency="EUR" office:value="37.9746835443038" calcext:value-type="currency">
              <text:p>37,97 €</text:p>
            </table:table-cell>
            <table:table-cell table:style-name="ce39" table:formula="of:=[.B167]*(1+[.$B27])" office:value-type="currency" office:currency="EUR" office:value="39.1139240506329" calcext:value-type="currency">
              <text:p>39,11 €</text:p>
            </table:table-cell>
            <table:table-cell table:style-name="ce39" table:formula="of:=[.C167]*(1+[.$B27])" office:value-type="currency" office:currency="EUR" office:value="40.2873417721519" calcext:value-type="currency">
              <text:p>40,29 €</text:p>
            </table:table-cell>
            <table:table-cell table:style-name="ce39" table:formula="of:=[.D167]*(1+[.$B27])" office:value-type="currency" office:currency="EUR" office:value="41.4959620253165" calcext:value-type="currency">
              <text:p>41,50 €</text:p>
            </table:table-cell>
            <table:table-cell table:style-name="ce39" table:formula="of:=[.E167]*(1+[.$B27])" office:value-type="currency" office:currency="EUR" office:value="42.740840886076" calcext:value-type="currency">
              <text:p>42,74 €</text:p>
            </table:table-cell>
            <table:table-cell table:style-name="Default" table:number-columns-repeated="1018"/>
          </table:table-row>
          <table:table-row table:style-name="ro2">
            <table:table-cell table:style-name="Default" office:value-type="string" calcext:value-type="string">
              <text:p>daily wage assistant</text:p>
            </table:table-cell>
            <table:table-cell table:style-name="ce39" table:formula="of:=[.B26]/[.B28]" office:value-type="currency" office:currency="EUR" office:value="90" calcext:value-type="currency">
              <text:p>90,00 €</text:p>
            </table:table-cell>
            <table:table-cell table:style-name="ce39" table:formula="of:=[.B168]*(1+[.$B27])" office:value-type="currency" office:currency="EUR" office:value="92.7" calcext:value-type="currency">
              <text:p>92,70 €</text:p>
            </table:table-cell>
            <table:table-cell table:style-name="ce39" table:formula="of:=[.C168]*(1+[.$B27])" office:value-type="currency" office:currency="EUR" office:value="95.481" calcext:value-type="currency">
              <text:p>95,48 €</text:p>
            </table:table-cell>
            <table:table-cell table:style-name="ce39" table:formula="of:=[.D168]*(1+[.$B27])" office:value-type="currency" office:currency="EUR" office:value="98.34543" calcext:value-type="currency">
              <text:p>98,35 €</text:p>
            </table:table-cell>
            <table:table-cell table:style-name="ce39" table:formula="of:=[.E168]*(1+[.$B27])" office:value-type="currency" office:currency="EUR" office:value="101.2957929" calcext:value-type="currency">
              <text:p>101,30 €</text:p>
            </table:table-cell>
            <table:table-cell table:style-name="Default" table:number-columns-repeated="1018"/>
          </table:table-row>
          <table:table-row table:style-name="ro2">
            <table:table-cell table:style-name="Default" office:value-type="string" calcext:value-type="string">
              <text:p>hourly wage assistant</text:p>
            </table:table-cell>
            <table:table-cell table:style-name="ce39" table:formula="of:=[.B168]/[.B29]" office:value-type="currency" office:currency="EUR" office:value="11.3924050632911" calcext:value-type="currency">
              <text:p>11,39 €</text:p>
            </table:table-cell>
            <table:table-cell table:style-name="ce39" table:formula="of:=[.B169]*(1+[.$B27])" office:value-type="currency" office:currency="EUR" office:value="11.7341772151898" calcext:value-type="currency">
              <text:p>11,73 €</text:p>
            </table:table-cell>
            <table:table-cell table:style-name="ce39" table:formula="of:=[.C169]*(1+[.$B27])" office:value-type="currency" office:currency="EUR" office:value="12.0862025316455" calcext:value-type="currency">
              <text:p>12,09 €</text:p>
            </table:table-cell>
            <table:table-cell table:style-name="ce39" table:formula="of:=[.D169]*(1+[.$B27])" office:value-type="currency" office:currency="EUR" office:value="12.4487886075949" calcext:value-type="currency">
              <text:p>12,45 €</text:p>
            </table:table-cell>
            <table:table-cell table:style-name="ce39" table:formula="of:=[.E169]*(1+[.$B27])" office:value-type="currency" office:currency="EUR" office:value="12.8222522658227" calcext:value-type="currency">
              <text:p>12,82 €</text:p>
            </table:table-cell>
            <table:table-cell table:style-name="Default" table:number-columns-repeated="1018"/>
          </table:table-row>
          <table:table-row table:style-name="ro2">
            <table:table-cell table:style-name="Default" office:value-type="string" calcext:value-type="string">
              <text:p>daily wage professor</text:p>
            </table:table-cell>
            <table:table-cell table:style-name="ce39" table:formula="of:=[.B23]/[.B28]" office:value-type="currency" office:currency="EUR" office:value="400" calcext:value-type="currency">
              <text:p>400,00 €</text:p>
            </table:table-cell>
            <table:table-cell table:style-name="ce39" table:formula="of:=[.B170]*(1+[.$B27])" office:value-type="currency" office:currency="EUR" office:value="412" calcext:value-type="currency">
              <text:p>412,00 €</text:p>
            </table:table-cell>
            <table:table-cell table:style-name="ce39" table:formula="of:=[.C170]*(1+[.$B27])" office:value-type="currency" office:currency="EUR" office:value="424.36" calcext:value-type="currency">
              <text:p>424,36 €</text:p>
            </table:table-cell>
            <table:table-cell table:style-name="ce39" table:formula="of:=[.D170]*(1+[.$B27])" office:value-type="currency" office:currency="EUR" office:value="437.0908" calcext:value-type="currency">
              <text:p>437,09 €</text:p>
            </table:table-cell>
            <table:table-cell table:style-name="ce39" table:formula="of:=[.E170]*(1+[.$B27])" office:value-type="currency" office:currency="EUR" office:value="450.203524" calcext:value-type="currency">
              <text:p>450,20 €</text:p>
            </table:table-cell>
            <table:table-cell table:style-name="Default" table:number-columns-repeated="1018"/>
          </table:table-row>
          <table:table-row table:style-name="ro2">
            <table:table-cell table:style-name="Default" office:value-type="string" calcext:value-type="string">
              <text:p>hourly wage professor</text:p>
            </table:table-cell>
            <table:table-cell table:style-name="ce39" table:formula="of:=[.B170]/[.B29]" office:value-type="currency" office:currency="EUR" office:value="50.6329113924051" calcext:value-type="currency">
              <text:p>50,63 €</text:p>
            </table:table-cell>
            <table:table-cell table:style-name="ce39" table:formula="of:=[.B171]*(1+[.$B27])" office:value-type="currency" office:currency="EUR" office:value="52.1518987341773" calcext:value-type="currency">
              <text:p>52,15 €</text:p>
            </table:table-cell>
            <table:table-cell table:style-name="ce39" table:formula="of:=[.C171]*(1+[.$B27])" office:value-type="currency" office:currency="EUR" office:value="53.7164556962026" calcext:value-type="currency">
              <text:p>53,72 €</text:p>
            </table:table-cell>
            <table:table-cell table:style-name="ce39" table:formula="of:=[.D171]*(1+[.$B27])" office:value-type="currency" office:currency="EUR" office:value="55.3279493670887" calcext:value-type="currency">
              <text:p>55,33 €</text:p>
            </table:table-cell>
            <table:table-cell table:style-name="ce39" table:formula="of:=[.E171]*(1+[.$B27])" office:value-type="currency" office:currency="EUR" office:value="56.9877878481013" calcext:value-type="currency">
              <text:p>56,99 €</text:p>
            </table:table-cell>
            <table:table-cell table:style-name="Default" table:number-columns-repeated="1018"/>
          </table:table-row>
        </table:table-row-group>
        <table:table-row table:style-name="ro2">
          <table:table-cell table:style-name="ce15" office:value-type="string" calcext:value-type="string">
            <text:p>Variable costs</text:p>
          </table:table-cell>
          <table:table-cell table:style-name="Default" table:number-columns-repeated="1023"/>
        </table:table-row>
        <table:table-row table:style-name="ro2">
          <table:table-cell table:style-name="ce4" office:value-type="string" calcext:value-type="string">
            <text:p>Time required postdoc</text:p>
          </table:table-cell>
          <table:table-cell table:style-name="Default" table:number-columns-repeated="1023"/>
        </table:table-row>
        <table:table-row-group>
          <table:table-row-group>
            <table:table-row table:style-name="ro2">
              <table:table-cell table:style-name="ce16" office:value-type="string" calcext:value-type="string">
                <text:p>Author liasing <text:s/></text:p>
              </table:table-cell>
              <table:table-cell table:style-name="ce40" table:formula="of:=[.B143]*[.$D70]*[.B165]" office:value-type="currency" office:currency="EUR" office:value="7974.6835443038" calcext:value-type="currency">
                <text:p>7.974,68 €</text:p>
              </table:table-cell>
              <table:table-cell table:style-name="ce40" table:formula="of:=[.C143]*[.$D70]*[.C165]" office:value-type="currency" office:currency="EUR" office:value="9856.70886075949" calcext:value-type="currency">
                <text:p>9.856,71 €</text:p>
              </table:table-cell>
              <table:table-cell table:style-name="ce40" table:formula="of:=[.D143]*[.$D70]*[.D165]" office:value-type="currency" office:currency="EUR" office:value="13536.546835443" calcext:value-type="currency">
                <text:p>13.536,55 €</text:p>
              </table:table-cell>
              <table:table-cell table:style-name="ce40" table:formula="of:=[.E143]*[.$D70]*[.E165]" office:value-type="currency" office:currency="EUR" office:value="20913.9648607595" calcext:value-type="currency">
                <text:p>20.913,96 €</text:p>
              </table:table-cell>
              <table:table-cell table:style-name="ce40" table:formula="of:=[.F143]*[.$D70]*[.F165]" office:value-type="currency" office:currency="EUR" office:value="35902.3063443038" calcext:value-type="currency">
                <text:p>35.902,31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Series liaising</text:p>
              </table:table-cell>
              <table:table-cell table:style-name="ce40" table:formula="of:=[.B36]*[.$D71]*[.B164]" office:value-type="currency" office:currency="EUR" office:value="1750" calcext:value-type="currency">
                <text:p>1.750,00 €</text:p>
              </table:table-cell>
              <table:table-cell table:style-name="ce40" table:formula="of:=[.C36]*[.$D71]*[.C164]" office:value-type="currency" office:currency="EUR" office:value="2163" calcext:value-type="currency">
                <text:p>2.163,00 €</text:p>
              </table:table-cell>
              <table:table-cell table:style-name="ce40" table:formula="of:=[.D36]*[.$D71]*[.D164]" office:value-type="currency" office:currency="EUR" office:value="2970.52" calcext:value-type="currency">
                <text:p>2.970,52 €</text:p>
              </table:table-cell>
              <table:table-cell table:style-name="ce40" table:formula="of:=[.E36]*[.$D71]*[.E164]" office:value-type="currency" office:currency="EUR" office:value="4589.4534" calcext:value-type="currency">
                <text:p>4.589,45 €</text:p>
              </table:table-cell>
              <table:table-cell table:style-name="ce40" table:formula="of:=[.F36]*[.$D71]*[.F164]" office:value-type="currency" office:currency="EUR" office:value="7878.56167" calcext:value-type="currency">
                <text:p>7.878,56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Home library liaising </text:p>
              </table:table-cell>
              <table:table-cell table:style-name="ce40" table:formula="of:=[.$D72]*[.B165]" office:value-type="currency" office:currency="EUR" office:value="132.911392405063" calcext:value-type="currency">
                <text:p>132,91 €</text:p>
              </table:table-cell>
              <table:table-cell table:style-name="ce40" table:formula="of:=[.$D72]*[.C165]" office:value-type="currency" office:currency="EUR" office:value="136.898734177215" calcext:value-type="currency">
                <text:p>136,90 €</text:p>
              </table:table-cell>
              <table:table-cell table:style-name="ce40" table:formula="of:=[.$D72]*[.D165]" office:value-type="currency" office:currency="EUR" office:value="141.005696202532" calcext:value-type="currency">
                <text:p>141,01 €</text:p>
              </table:table-cell>
              <table:table-cell table:style-name="ce40" table:formula="of:=[.$D72]*[.E165]" office:value-type="currency" office:currency="EUR" office:value="145.235867088608" calcext:value-type="currency">
                <text:p>145,24 €</text:p>
              </table:table-cell>
              <table:table-cell table:style-name="ce40" table:formula="of:=[.$D72]*[.F165]" office:value-type="currency" office:currency="EUR" office:value="149.592943101266" calcext:value-type="currency">
                <text:p>149,59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Home institution liaising</text:p>
              </table:table-cell>
              <table:table-cell table:style-name="ce40" table:formula="of:=[.$D73]*[.B165]" office:value-type="currency" office:currency="EUR" office:value="354.430379746835" calcext:value-type="currency">
                <text:p>354,43 €</text:p>
              </table:table-cell>
              <table:table-cell table:style-name="ce40" table:formula="of:=[.$D73]*[.C165]" office:value-type="currency" office:currency="EUR" office:value="365.06329113924" calcext:value-type="currency">
                <text:p>365,06 €</text:p>
              </table:table-cell>
              <table:table-cell table:style-name="ce40" table:formula="of:=[.$D73]*[.D165]" office:value-type="currency" office:currency="EUR" office:value="376.015189873418" calcext:value-type="currency">
                <text:p>376,02 €</text:p>
              </table:table-cell>
              <table:table-cell table:style-name="ce40" table:formula="of:=[.$D73]*[.E165]" office:value-type="currency" office:currency="EUR" office:value="387.29564556962" calcext:value-type="currency">
                <text:p>387,30 €</text:p>
              </table:table-cell>
              <table:table-cell table:style-name="ce40" table:formula="of:=[.$D73]*[.F165]" office:value-type="currency" office:currency="EUR" office:value="398.914514936709" calcext:value-type="currency">
                <text:p>398,91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POD service provider liaising</text:p>
              </table:table-cell>
              <table:table-cell table:style-name="ce40" table:formula="of:=[.$D74]*[.B165]" office:value-type="currency" office:currency="EUR" office:value="443.037974683544" calcext:value-type="currency">
                <text:p>443,04 €</text:p>
              </table:table-cell>
              <table:table-cell table:style-name="ce40" table:formula="of:=[.$D74]*[.C165]" office:value-type="currency" office:currency="EUR" office:value="456.329113924051" calcext:value-type="currency">
                <text:p>456,33 €</text:p>
              </table:table-cell>
              <table:table-cell table:style-name="ce40" table:formula="of:=[.$D74]*[.D165]" office:value-type="currency" office:currency="EUR" office:value="470.018987341772" calcext:value-type="currency">
                <text:p>470,02 €</text:p>
              </table:table-cell>
              <table:table-cell table:style-name="ce40" table:formula="of:=[.$D74]*[.E165]" office:value-type="currency" office:currency="EUR" office:value="484.119556962025" calcext:value-type="currency">
                <text:p>484,12 €</text:p>
              </table:table-cell>
              <table:table-cell table:style-name="ce40" table:formula="of:=[.$D74]*[.F165]" office:value-type="currency" office:currency="EUR" office:value="498.643143670886" calcext:value-type="currency">
                <text:p>498,64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POD upload</text:p>
              </table:table-cell>
              <table:table-cell table:style-name="ce40" table:formula="of:=[.$B143]*[.B165]*[.$D75]" office:value-type="currency" office:currency="EUR" office:value="332.278481012658" calcext:value-type="currency">
                <text:p>332,28 €</text:p>
              </table:table-cell>
              <table:table-cell table:style-name="ce40" table:formula="of:=[.$B143]*[.C165]*[.$D75]" office:value-type="currency" office:currency="EUR" office:value="342.246835443038" calcext:value-type="currency">
                <text:p>342,25 €</text:p>
              </table:table-cell>
              <table:table-cell table:style-name="ce40" table:formula="of:=[.$B143]*[.D165]*[.$D75]" office:value-type="currency" office:currency="EUR" office:value="352.514240506329" calcext:value-type="currency">
                <text:p>352,51 €</text:p>
              </table:table-cell>
              <table:table-cell table:style-name="ce40" table:formula="of:=[.$B143]*[.E165]*[.$D75]" office:value-type="currency" office:currency="EUR" office:value="363.089667721519" calcext:value-type="currency">
                <text:p>363,09 €</text:p>
              </table:table-cell>
              <table:table-cell table:style-name="ce40" table:formula="of:=[.$B143]*[.F165]*[.$D75]" office:value-type="currency" office:currency="EUR" office:value="373.982357753165" calcext:value-type="currency">
                <text:p>373,98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Archive and repository upload</text:p>
              </table:table-cell>
              <table:table-cell table:style-name="ce40" table:formula="of:=[.$B143]*[.B165]*[.$D76]" office:value-type="currency" office:currency="EUR" office:value="332.278481012658" calcext:value-type="currency">
                <text:p>332,28 €</text:p>
              </table:table-cell>
              <table:table-cell table:style-name="ce40" table:formula="of:=[.$B143]*[.C165]*[.$D76]" office:value-type="currency" office:currency="EUR" office:value="342.246835443038" calcext:value-type="currency">
                <text:p>342,25 €</text:p>
              </table:table-cell>
              <table:table-cell table:style-name="ce40" table:formula="of:=[.$B143]*[.D165]*[.$D76]" office:value-type="currency" office:currency="EUR" office:value="352.514240506329" calcext:value-type="currency">
                <text:p>352,51 €</text:p>
              </table:table-cell>
              <table:table-cell table:style-name="ce40" table:formula="of:=[.$B143]*[.E165]*[.$D76]" office:value-type="currency" office:currency="EUR" office:value="363.089667721519" calcext:value-type="currency">
                <text:p>363,09 €</text:p>
              </table:table-cell>
              <table:table-cell table:style-name="ce40" table:formula="of:=[.$B143]*[.F165]*[.$D76]" office:value-type="currency" office:currency="EUR" office:value="373.982357753165" calcext:value-type="currency">
                <text:p>373,98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First contact potential IM</text:p>
              </table:table-cell>
              <table:table-cell table:style-name="ce40" table:formula="of:=[.B165]*[.$D77]*([.B51]/[.$B49])*(1-[.$B32])" office:value-type="currency" office:currency="EUR" office:value="0" calcext:value-type="currency">
                <text:p>0,00 €</text:p>
              </table:table-cell>
              <table:table-cell table:style-name="ce40" table:formula="of:=[.C165]*[.$D77]*(([.C51]-[.B51])/[.$B49])*(1-[.$B32])" office:value-type="currency" office:currency="EUR" office:value="0" calcext:value-type="currency">
                <text:p>0,00 €</text:p>
              </table:table-cell>
              <table:table-cell table:style-name="ce40" table:formula="of:=[.D165]*[.$D77]*(([.D51]-[.C51])/[.$B49])*(1-[.$B32])" office:value-type="currency" office:currency="EUR" office:value="78.3364978902954" calcext:value-type="currency">
                <text:p>78,34 €</text:p>
              </table:table-cell>
              <table:table-cell table:style-name="ce40" table:formula="of:=[.E165]*[.$D77]*(([.E51]-[.D51])/[.$B49])*(1-[.$B32])" office:value-type="currency" office:currency="EUR" office:value="322.746371308017" calcext:value-type="currency">
                <text:p>322,75 €</text:p>
              </table:table-cell>
              <table:table-cell table:style-name="ce40" table:formula="of:=[.F165]*[.$D77]*(([.F51]-[.E51])/[.$B49])*(1-[.$B32])" office:value-type="currency" office:currency="EUR" office:value="415.535953059072" calcext:value-type="currency">
                <text:p>415,54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Finalizing pledging IM</text:p>
              </table:table-cell>
              <table:table-cell table:style-name="ce40" table:formula="of:=[.B165]*[.$D78]*[.B51]*(1-[.$B32])" office:value-type="currency" office:currency="EUR" office:value="0" calcext:value-type="currency">
                <text:p>0,00 €</text:p>
              </table:table-cell>
              <table:table-cell table:style-name="ce40" table:formula="of:=[.C165]*[.$D78]*([.C51]-[.B51])*(1-[.$B32])" office:value-type="currency" office:currency="EUR" office:value="0" calcext:value-type="currency">
                <text:p>0,00 €</text:p>
              </table:table-cell>
              <table:table-cell table:style-name="ce40" table:formula="of:=[.D165]*[.$D78]*([.D51]-[.C51])*(1-[.$B32])" office:value-type="currency" office:currency="EUR" office:value="23.5009493670886" calcext:value-type="currency">
                <text:p>23,50 €</text:p>
              </table:table-cell>
              <table:table-cell table:style-name="ce40" table:formula="of:=[.E165]*[.$D78]*([.E51]-[.D51])*(1-[.$B32])" office:value-type="currency" office:currency="EUR" office:value="96.8239113924051" calcext:value-type="currency">
                <text:p>96,82 €</text:p>
              </table:table-cell>
              <table:table-cell table:style-name="ce40" table:formula="of:=[.F165]*[.$D78]*([.F51]-[.E51])*(1-[.$B32])" office:value-type="currency" office:currency="EUR" office:value="124.660785917722" calcext:value-type="currency">
                <text:p>124,66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Admin existing institutional member/year</text:p>
              </table:table-cell>
              <table:table-cell table:style-name="ce40" table:formula="of:=[.B165]*[.$D79]*[.B51]*(1-[.$B32])" office:value-type="currency" office:currency="EUR" office:value="0" calcext:value-type="currency">
                <text:p>0,00 €</text:p>
              </table:table-cell>
              <table:table-cell table:style-name="ce40" table:formula="of:=[.C165]*[.$D79]*[.C51]*(1-[.$B32])" office:value-type="currency" office:currency="EUR" office:value="0" calcext:value-type="currency">
                <text:p>0,00 €</text:p>
              </table:table-cell>
              <table:table-cell table:style-name="ce40" table:formula="of:=[.D165]*[.$D79]*[.D51]*(1-[.$B32])" office:value-type="currency" office:currency="EUR" office:value="7.75531329113925" calcext:value-type="currency">
                <text:p>7,76 €</text:p>
              </table:table-cell>
              <table:table-cell table:style-name="ce40" table:formula="of:=[.E165]*[.$D79]*[.E51]*(1-[.$B32])" office:value-type="currency" office:currency="EUR" office:value="39.9398634493671" calcext:value-type="currency">
                <text:p>39,94 €</text:p>
              </table:table-cell>
              <table:table-cell table:style-name="ce40" table:formula="of:=[.F165]*[.$D79]*[.F51]*(1-[.$B32])" office:value-type="currency" office:currency="EUR" office:value="82.2761187056963" calcext:value-type="currency">
                <text:p>82,28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Conference trips</text:p>
              </table:table-cell>
              <table:table-cell table:style-name="ce40" table:formula="of:=[.B164]*[.$D80]" office:value-type="currency" office:currency="EUR" office:value="1750" calcext:value-type="currency">
                <text:p>1.750,00 €</text:p>
              </table:table-cell>
              <table:table-cell table:style-name="ce40" table:formula="of:=[.C164]*[.$D80]*(1-[.$B32])" office:value-type="currency" office:currency="EUR" office:value="90.1250000000001" calcext:value-type="currency">
                <text:p>90,13 €</text:p>
              </table:table-cell>
              <table:table-cell table:style-name="ce40" table:formula="of:=[.D164]*[.$D80]*(1-[.$B32])" office:value-type="currency" office:currency="EUR" office:value="92.8287500000001" calcext:value-type="currency">
                <text:p>92,83 €</text:p>
              </table:table-cell>
              <table:table-cell table:style-name="ce40" table:formula="of:=[.E164]*[.$D80]*(1-[.$B32])" office:value-type="currency" office:currency="EUR" office:value="95.6136125000001" calcext:value-type="currency">
                <text:p>95,61 €</text:p>
              </table:table-cell>
              <table:table-cell table:style-name="ce40" table:formula="of:=[.F164]*[.$D80]*(1-[.$B32])" office:value-type="currency" office:currency="EUR" office:value="98.4820208750001" calcext:value-type="currency">
                <text:p>98,48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Admin community proofreading</text:p>
              </table:table-cell>
              <table:table-cell table:style-name="ce40" table:formula="of:=[.B165]*[.$D81]*[.$B13]*[.B143]" office:value-type="currency" office:currency="EUR" office:value="315.664556962025" calcext:value-type="currency">
                <text:p>315,66 €</text:p>
              </table:table-cell>
              <table:table-cell table:style-name="ce40" table:formula="of:=[.C165]*[.$D81]*[.$B13]*[.C143]" office:value-type="currency" office:currency="EUR" office:value="390.161392405063" calcext:value-type="currency">
                <text:p>390,16 €</text:p>
              </table:table-cell>
              <table:table-cell table:style-name="ce40" table:formula="of:=[.D165]*[.$D81]*[.$B13]*[.D143]" office:value-type="currency" office:currency="EUR" office:value="535.82164556962" calcext:value-type="currency">
                <text:p>535,82 €</text:p>
              </table:table-cell>
              <table:table-cell table:style-name="ce40" table:formula="of:=[.E165]*[.$D81]*[.$B13]*[.E143]" office:value-type="currency" office:currency="EUR" office:value="827.844442405063" calcext:value-type="currency">
                <text:p>827,84 €</text:p>
              </table:table-cell>
              <table:table-cell table:style-name="ce40" table:formula="of:=[.F165]*[.$D81]*[.$B13]*[.F143]" office:value-type="currency" office:currency="EUR" office:value="1421.13295946203" calcext:value-type="currency">
                <text:p>1.421,13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Admin community typesetting </text:p>
              </table:table-cell>
              <table:table-cell table:style-name="ce40" table:formula="of:=[.B165]*[.$D82]*[.$B16]*[.B143]" office:value-type="currency" office:currency="EUR" office:value="16.6139240506329" calcext:value-type="currency">
                <text:p>16,61 €</text:p>
              </table:table-cell>
              <table:table-cell table:style-name="ce40" table:formula="of:=[.C165]*[.$D82]*[.$B16]*[.C143]" office:value-type="currency" office:currency="EUR" office:value="20.5348101265823" calcext:value-type="currency">
                <text:p>20,53 €</text:p>
              </table:table-cell>
              <table:table-cell table:style-name="ce40" table:formula="of:=[.D165]*[.$D82]*[.$B16]*[.D143]" office:value-type="currency" office:currency="EUR" office:value="28.2011392405063" calcext:value-type="currency">
                <text:p>28,20 €</text:p>
              </table:table-cell>
              <table:table-cell table:style-name="ce40" table:formula="of:=[.E165]*[.$D82]*[.$B16]*[.E143]" office:value-type="currency" office:currency="EUR" office:value="43.5707601265823" calcext:value-type="currency">
                <text:p>43,57 €</text:p>
              </table:table-cell>
              <table:table-cell table:style-name="ce40" table:formula="of:=[.F165]*[.$D82]*[.$B16]*[.F143]" office:value-type="currency" office:currency="EUR" office:value="74.7964715506329" calcext:value-type="currency">
                <text:p>74,80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Team coordination</text:p>
              </table:table-cell>
              <table:table-cell table:style-name="ce40" table:formula="of:=[.$D83]*[.B164]" office:value-type="currency" office:currency="EUR" office:value="2100" calcext:value-type="currency">
                <text:p>2.100,00 €</text:p>
              </table:table-cell>
              <table:table-cell table:style-name="ce40" table:formula="of:=[.$D83]*[.C164]" office:value-type="currency" office:currency="EUR" office:value="2163" calcext:value-type="currency">
                <text:p>2.163,00 €</text:p>
              </table:table-cell>
              <table:table-cell table:style-name="ce40" table:formula="of:=[.$D83]*[.D164]" office:value-type="currency" office:currency="EUR" office:value="2227.89" calcext:value-type="currency">
                <text:p>2.227,89 €</text:p>
              </table:table-cell>
              <table:table-cell table:style-name="ce40" table:formula="of:=[.$D83]*[.E164]" office:value-type="currency" office:currency="EUR" office:value="2294.7267" calcext:value-type="currency">
                <text:p>2.294,73 €</text:p>
              </table:table-cell>
              <table:table-cell table:style-name="ce40" table:formula="of:=[.$D83]*[.F164]" office:value-type="currency" office:currency="EUR" office:value="2363.568501" calcext:value-type="currency">
                <text:p>2.363,57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IT coordination and direction for service providers</text:p>
              </table:table-cell>
              <table:table-cell table:style-name="ce40" table:formula="of:=[.$D84]*[.B164]" office:value-type="currency" office:currency="EUR" office:value="2100" calcext:value-type="currency">
                <text:p>2.100,00 €</text:p>
              </table:table-cell>
              <table:table-cell table:style-name="ce40" table:formula="of:=[.$D84]*[.C164]" office:value-type="currency" office:currency="EUR" office:value="2163" calcext:value-type="currency">
                <text:p>2.163,00 €</text:p>
              </table:table-cell>
              <table:table-cell table:style-name="ce40" table:formula="of:=[.$D84]*[.D164]" office:value-type="currency" office:currency="EUR" office:value="2227.89" calcext:value-type="currency">
                <text:p>2.227,89 €</text:p>
              </table:table-cell>
              <table:table-cell table:style-name="ce40" table:formula="of:=[.$D84]*[.E164]" office:value-type="currency" office:currency="EUR" office:value="2294.7267" calcext:value-type="currency">
                <text:p>2.294,73 €</text:p>
              </table:table-cell>
              <table:table-cell table:style-name="ce40" table:formula="of:=[.$D84]*[.F164]" office:value-type="currency" office:currency="EUR" office:value="2363.568501" calcext:value-type="currency">
                <text:p>2.363,57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Coordination advisory board</text:p>
              </table:table-cell>
              <table:table-cell table:style-name="ce40" table:formula="of:=[.$D85]*[.B165]" office:value-type="currency" office:currency="EUR" office:value="443.037974683544" calcext:value-type="currency">
                <text:p>443,04 €</text:p>
              </table:table-cell>
              <table:table-cell table:style-name="ce40" table:formula="of:=[.$D85]*[.C165]" office:value-type="currency" office:currency="EUR" office:value="456.329113924051" calcext:value-type="currency">
                <text:p>456,33 €</text:p>
              </table:table-cell>
              <table:table-cell table:style-name="ce40" table:formula="of:=[.$D85]*[.D165]" office:value-type="currency" office:currency="EUR" office:value="470.018987341772" calcext:value-type="currency">
                <text:p>470,02 €</text:p>
              </table:table-cell>
              <table:table-cell table:style-name="ce40" table:formula="of:=[.$D85]*[.E165]" office:value-type="currency" office:currency="EUR" office:value="484.119556962025" calcext:value-type="currency">
                <text:p>484,12 €</text:p>
              </table:table-cell>
              <table:table-cell table:style-name="ce40" table:formula="of:=[.$D85]*[.F165]" office:value-type="currency" office:currency="EUR" office:value="498.643143670886" calcext:value-type="currency">
                <text:p>498,64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Series editors meeting </text:p>
              </table:table-cell>
              <table:table-cell table:style-name="ce40" table:formula="of:=[.$D86]*[.B164]" office:value-type="currency" office:currency="EUR" office:value="700" calcext:value-type="currency">
                <text:p>700,00 €</text:p>
              </table:table-cell>
              <table:table-cell table:style-name="ce40" table:formula="of:=[.$D86]*[.C164]" office:value-type="currency" office:currency="EUR" office:value="721" calcext:value-type="currency">
                <text:p>721,00 €</text:p>
              </table:table-cell>
              <table:table-cell table:style-name="ce40" table:formula="of:=[.$D86]*[.D164]" office:value-type="currency" office:currency="EUR" office:value="742.63" calcext:value-type="currency">
                <text:p>742,63 €</text:p>
              </table:table-cell>
              <table:table-cell table:style-name="ce40" table:formula="of:=[.$D86]*[.E164]" office:value-type="currency" office:currency="EUR" office:value="764.9089" calcext:value-type="currency">
                <text:p>764,91 €</text:p>
              </table:table-cell>
              <table:table-cell table:style-name="ce40" table:formula="of:=[.$D86]*[.F164]" office:value-type="currency" office:currency="EUR" office:value="787.856167" calcext:value-type="currency">
                <text:p>787,86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Coordination marketing </text:p>
              </table:table-cell>
              <table:table-cell table:style-name="ce40" table:formula="of:=[.$D87]*[.B165]" office:value-type="currency" office:currency="EUR" office:value="531.645569620253" calcext:value-type="currency">
                <text:p>531,65 €</text:p>
              </table:table-cell>
              <table:table-cell table:style-name="ce40" table:formula="of:=[.$D87]*[.C165]" office:value-type="currency" office:currency="EUR" office:value="547.594936708861" calcext:value-type="currency">
                <text:p>547,59 €</text:p>
              </table:table-cell>
              <table:table-cell table:style-name="ce40" table:formula="of:=[.$D87]*[.D165]" office:value-type="currency" office:currency="EUR" office:value="564.022784810127" calcext:value-type="currency">
                <text:p>564,02 €</text:p>
              </table:table-cell>
              <table:table-cell table:style-name="ce40" table:formula="of:=[.$D87]*[.E165]" office:value-type="currency" office:currency="EUR" office:value="580.94346835443" calcext:value-type="currency">
                <text:p>580,94 €</text:p>
              </table:table-cell>
              <table:table-cell table:style-name="ce40" table:formula="of:=[.$D87]*[.F165]" office:value-type="currency" office:currency="EUR" office:value="598.371772405063" calcext:value-type="currency">
                <text:p>598,37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Lobbying</text:p>
              </table:table-cell>
              <table:table-cell table:style-name="ce40" table:formula="of:=[.$D88]*[.B164]" office:value-type="currency" office:currency="EUR" office:value="1400" calcext:value-type="currency">
                <text:p>1.400,00 €</text:p>
              </table:table-cell>
              <table:table-cell table:style-name="ce40" table:formula="of:=[.$D88]*[.C164]" office:value-type="currency" office:currency="EUR" office:value="1442" calcext:value-type="currency">
                <text:p>1.442,00 €</text:p>
              </table:table-cell>
              <table:table-cell table:style-name="ce40" table:formula="of:=[.$D88]*[.D164]" office:value-type="currency" office:currency="EUR" office:value="1485.26" calcext:value-type="currency">
                <text:p>1.485,26 €</text:p>
              </table:table-cell>
              <table:table-cell table:style-name="ce40" table:formula="of:=[.$D88]*[.E164]" office:value-type="currency" office:currency="EUR" office:value="1529.8178" calcext:value-type="currency">
                <text:p>1.529,82 €</text:p>
              </table:table-cell>
              <table:table-cell table:style-name="ce40" table:formula="of:=[.$D88]*[.F164]" office:value-type="currency" office:currency="EUR" office:value="1575.712334" calcext:value-type="currency">
                <text:p>1.575,71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Representation </text:p>
              </table:table-cell>
              <table:table-cell table:style-name="ce40" table:formula="of:=[.$D89]*[.B164]" office:value-type="currency" office:currency="EUR" office:value="1400" calcext:value-type="currency">
                <text:p>1.400,00 €</text:p>
              </table:table-cell>
              <table:table-cell table:style-name="ce40" table:formula="of:=[.$D89]*[.C164]" office:value-type="currency" office:currency="EUR" office:value="1442" calcext:value-type="currency">
                <text:p>1.442,00 €</text:p>
              </table:table-cell>
              <table:table-cell table:style-name="ce40" table:formula="of:=[.$D89]*[.D164]" office:value-type="currency" office:currency="EUR" office:value="1485.26" calcext:value-type="currency">
                <text:p>1.485,26 €</text:p>
              </table:table-cell>
              <table:table-cell table:style-name="ce40" table:formula="of:=[.$D89]*[.E164]" office:value-type="currency" office:currency="EUR" office:value="1529.8178" calcext:value-type="currency">
                <text:p>1.529,82 €</text:p>
              </table:table-cell>
              <table:table-cell table:style-name="ce40" table:formula="of:=[.$D89]*[.F164]" office:value-type="currency" office:currency="EUR" office:value="1575.712334" calcext:value-type="currency">
                <text:p>1.575,71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Financial planning</text:p>
              </table:table-cell>
              <table:table-cell table:style-name="ce40" table:formula="of:=[.$D90]*[.B165]" office:value-type="currency" office:currency="EUR" office:value="886.075949367089" calcext:value-type="currency">
                <text:p>886,08 €</text:p>
              </table:table-cell>
              <table:table-cell table:style-name="ce40" table:formula="of:=[.$D90]*[.C165]" office:value-type="currency" office:currency="EUR" office:value="912.658227848101" calcext:value-type="currency">
                <text:p>912,66 €</text:p>
              </table:table-cell>
              <table:table-cell table:style-name="ce40" table:formula="of:=[.$D90]*[.D165]" office:value-type="currency" office:currency="EUR" office:value="940.037974683544" calcext:value-type="currency">
                <text:p>940,04 €</text:p>
              </table:table-cell>
              <table:table-cell table:style-name="ce40" table:formula="of:=[.$D90]*[.E165]" office:value-type="currency" office:currency="EUR" office:value="968.239113924051" calcext:value-type="currency">
                <text:p>968,24 €</text:p>
              </table:table-cell>
              <table:table-cell table:style-name="ce40" table:formula="of:=[.$D90]*[.F165]" office:value-type="currency" office:currency="EUR" office:value="997.286287341772" calcext:value-type="currency">
                <text:p>997,29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Managerial accounting</text:p>
              </table:table-cell>
              <table:table-cell table:style-name="ce41" table:formula="of:=[.$D91]*[.B165]" office:value-type="currency" office:currency="EUR" office:value="886.075949367089" calcext:value-type="currency">
                <text:p>886,08 €</text:p>
              </table:table-cell>
              <table:table-cell table:style-name="ce41" table:formula="of:=[.$D91]*[.C165]" office:value-type="currency" office:currency="EUR" office:value="912.658227848101" calcext:value-type="currency">
                <text:p>912,66 €</text:p>
              </table:table-cell>
              <table:table-cell table:style-name="ce41" table:formula="of:=[.$D91]*[.D165]" office:value-type="currency" office:currency="EUR" office:value="940.037974683544" calcext:value-type="currency">
                <text:p>940,04 €</text:p>
              </table:table-cell>
              <table:table-cell table:style-name="ce41" table:formula="of:=[.$D91]*[.E165]" office:value-type="currency" office:currency="EUR" office:value="968.239113924051" calcext:value-type="currency">
                <text:p>968,24 €</text:p>
              </table:table-cell>
              <table:table-cell table:style-name="ce41" table:formula="of:=[.$D91]*[.F165]" office:value-type="currency" office:currency="EUR" office:value="997.286287341772" calcext:value-type="currency">
                <text:p>997,29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grant proposals</text:p>
              </table:table-cell>
              <table:table-cell table:style-name="ce40" table:formula="of:=[.$D92]*[.B164]" office:value-type="currency" office:currency="EUR" office:value="1400" calcext:value-type="currency">
                <text:p>1.400,00 €</text:p>
              </table:table-cell>
              <table:table-cell table:style-name="ce40" table:formula="of:=[.$D92]*[.C164]" office:value-type="currency" office:currency="EUR" office:value="1442" calcext:value-type="currency">
                <text:p>1.442,00 €</text:p>
              </table:table-cell>
              <table:table-cell table:style-name="ce40" table:formula="of:=[.$D92]*[.D164]" office:value-type="currency" office:currency="EUR" office:value="1485.26" calcext:value-type="currency">
                <text:p>1.485,26 €</text:p>
              </table:table-cell>
              <table:table-cell table:style-name="ce40" table:formula="of:=[.$D92]*[.E164]" office:value-type="currency" office:currency="EUR" office:value="1529.8178" calcext:value-type="currency">
                <text:p>1.529,82 €</text:p>
              </table:table-cell>
              <table:table-cell table:style-name="ce40" table:formula="of:=[.$D92]*[.F164]" office:value-type="currency" office:currency="EUR" office:value="1575.712334" calcext:value-type="currency">
                <text:p>1.575,71 €</text:p>
              </table:table-cell>
              <table:table-cell table:style-name="Default" table:number-columns-repeated="1018"/>
            </table:table-row>
            <table:table-row table:style-name="ro2">
              <table:table-cell table:style-name="ce16" office:value-type="string" calcext:value-type="string">
                <text:p>Manuals and guidelines</text:p>
              </table:table-cell>
              <table:table-cell table:style-name="ce41" table:formula="of:=[.$D93]*[.B164]" office:value-type="currency" office:currency="EUR" office:value="1750" calcext:value-type="currency">
                <text:p>1.750,00 €</text:p>
              </table:table-cell>
              <table:table-cell table:style-name="ce41" table:formula="of:=[.$D93]*[.C164]" office:value-type="currency" office:currency="EUR" office:value="1802.5" calcext:value-type="currency">
                <text:p>1.802,50 €</text:p>
              </table:table-cell>
              <table:table-cell table:style-name="ce41" table:formula="of:=[.$D93]*[.D164]" office:value-type="currency" office:currency="EUR" office:value="1856.575" calcext:value-type="currency">
                <text:p>1.856,58 €</text:p>
              </table:table-cell>
              <table:table-cell table:style-name="ce41" table:formula="of:=[.$D93]*[.E164]" office:value-type="currency" office:currency="EUR" office:value="1912.27225" calcext:value-type="currency">
                <text:p>1.912,27 €</text:p>
              </table:table-cell>
              <table:table-cell table:style-name="ce41" table:formula="of:=[.$D93]*[.F164]" office:value-type="currency" office:currency="EUR" office:value="1969.6404175" calcext:value-type="currency">
                <text:p>1.969,64 €</text:p>
              </table:table-cell>
              <table:table-cell table:style-name="Default" table:number-columns-repeated="1018"/>
            </table:table-row>
          </table:table-row-group>
        </table:table-row-group>
        <table:table-row-group table:display="false">
          <table:table-row table:style-name="ro2" table:visibility="collapse">
            <table:table-cell table:style-name="ce4" office:value-type="string" calcext:value-type="string">
              <text:p>Time required secretary</text:p>
            </table:table-cell>
            <table:table-cell table:style-name="ce42"/>
            <table:table-cell table:style-name="Default" table:number-columns-repeated="1022"/>
          </table:table-row>
          <table:table-row table:style-name="ro2" table:visibility="collapse">
            <table:table-cell table:style-name="ce16" office:value-type="string" calcext:value-type="string">
              <text:p>Extra admin new institutional member pledge</text:p>
            </table:table-cell>
            <table:table-cell table:style-name="ce41" table:formula="of:=[.B167]*[.$D95]*[.B51]*(1-[.$B32])" office:value-type="currency" office:currency="EUR" office:value="0" calcext:value-type="currency">
              <text:p>0,00 €</text:p>
            </table:table-cell>
            <table:table-cell table:style-name="ce41" table:formula="of:=[.C167]*[.$D95]*([.C51]-[.B51])*(1-[.$B32])" office:value-type="currency" office:currency="EUR" office:value="0" calcext:value-type="currency">
              <text:p>0,00 €</text:p>
            </table:table-cell>
            <table:table-cell table:style-name="ce41" table:formula="of:=[.D167]*[.$D95]*([.D51]-[.C51])*(1-[.$B32])" office:value-type="currency" office:currency="EUR" office:value="40.2873417721519" calcext:value-type="currency">
              <text:p>40,29 €</text:p>
            </table:table-cell>
            <table:table-cell table:style-name="ce41" table:formula="of:=[.E167]*[.$D95]*([.E51]-[.D51])*(1-[.$B32])" office:value-type="currency" office:currency="EUR" office:value="165.983848101266" calcext:value-type="currency">
              <text:p>165,98 €</text:p>
            </table:table-cell>
            <table:table-cell table:style-name="ce41" table:formula="of:=[.F167]*[.$D95]*([.F51]-[.E51])*(1-[.$B32])" office:value-type="currency" office:currency="EUR" office:value="213.70420443038" calcext:value-type="currency">
              <text:p>213,70 €</text:p>
            </table:table-cell>
            <table:table-cell table:style-name="Default" table:number-columns-repeated="1018"/>
          </table:table-row>
          <table:table-row table:style-name="ro2" table:visibility="collapse">
            <table:table-cell table:style-name="ce16" office:value-type="string" calcext:value-type="string">
              <text:p>Admin existing institutional member/year</text:p>
            </table:table-cell>
            <table:table-cell table:style-name="ce41" table:formula="of:=[.B167]*[.$D96]*[.B51]*(1-[.$B32])" office:value-type="currency" office:currency="EUR" office:value="0" calcext:value-type="currency">
              <text:p>0,00 €</text:p>
            </table:table-cell>
            <table:table-cell table:style-name="ce41" table:formula="of:=[.C167]*[.$D96]*[.C51]*(1-[.$B32])" office:value-type="currency" office:currency="EUR" office:value="0" calcext:value-type="currency">
              <text:p>0,00 €</text:p>
            </table:table-cell>
            <table:table-cell table:style-name="ce41" table:formula="of:=[.D167]*[.$D96]*[.D51]*(1-[.$B32])" office:value-type="currency" office:currency="EUR" office:value="40.2873417721519" calcext:value-type="currency">
              <text:p>40,29 €</text:p>
            </table:table-cell>
            <table:table-cell table:style-name="ce41" table:formula="of:=[.E167]*[.$D96]*[.E51]*(1-[.$B32])" office:value-type="currency" office:currency="EUR" office:value="207.479810126583" calcext:value-type="currency">
              <text:p>207,48 €</text:p>
            </table:table-cell>
            <table:table-cell table:style-name="ce41" table:formula="of:=[.F167]*[.$D96]*[.F51]*(1-[.$B32])" office:value-type="currency" office:currency="EUR" office:value="427.40840886076" calcext:value-type="currency">
              <text:p>427,41 €</text:p>
            </table:table-cell>
            <table:table-cell table:style-name="Default" table:number-columns-repeated="1018"/>
          </table:table-row>
          <table:table-row table:style-name="ro2" table:visibility="collapse">
            <table:table-cell table:style-name="ce16" table:number-columns-repeated="6"/>
            <table:table-cell table:style-name="Default" table:number-columns-repeated="1018"/>
          </table:table-row>
          <table:table-row table:style-name="ro2" table:visibility="collapse">
            <table:table-cell table:style-name="ce16" office:value-type="string" calcext:value-type="string">
              <text:p>Extra support new individual member </text:p>
            </table:table-cell>
            <table:table-cell table:style-name="ce40" table:formula="of:=([.B63]-[.B54])*[.$D97]*[.B167]" office:value-type="currency" office:currency="EUR" office:value="28.4810126582278" calcext:value-type="currency">
              <text:p>28,48 €</text:p>
            </table:table-cell>
            <table:table-cell table:style-name="ce40" table:formula="of:=([.C63]-[.B63])*[.$D97]*[.C167]" office:value-type="currency" office:currency="EUR" office:value="35.2025316455696" calcext:value-type="currency">
              <text:p>35,20 €</text:p>
            </table:table-cell>
            <table:table-cell table:style-name="ce40" table:formula="of:=([.D63]-[.C63])*[.$D97]*[.D167]" office:value-type="currency" office:currency="EUR" office:value="48.3448101265823" calcext:value-type="currency">
              <text:p>48,34 €</text:p>
            </table:table-cell>
            <table:table-cell table:style-name="ce40" table:formula="of:=([.E63]-[.D63])*[.$D97]*[.E167]" office:value-type="currency" office:currency="EUR" office:value="74.6927316455697" calcext:value-type="currency">
              <text:p>74,69 €</text:p>
            </table:table-cell>
            <table:table-cell table:style-name="ce40" table:formula="of:=([.F63]-[.E63])*[.$D97]*[.F167]" office:value-type="currency" office:currency="EUR" office:value="128.222522658228" calcext:value-type="currency">
              <text:p>128,22 €</text:p>
            </table:table-cell>
            <table:table-cell table:style-name="Default" table:number-columns-repeated="1018"/>
          </table:table-row>
          <table:table-row table:style-name="ro2" table:visibility="collapse">
            <table:table-cell table:style-name="ce16" office:value-type="string" calcext:value-type="string">
              <text:p>Support existing individual member</text:p>
            </table:table-cell>
            <table:table-cell table:style-name="ce40" table:formula="of:=[.B63]*[.$D98]*[.B167]" office:value-type="currency" office:currency="EUR" office:value="14.7151898734177" calcext:value-type="currency">
              <text:p>14,72 €</text:p>
            </table:table-cell>
            <table:table-cell table:style-name="ce40" table:formula="of:=[.C63]*[.$D98]*[.C167]" office:value-type="currency" office:currency="EUR" office:value="16.9167721518987" calcext:value-type="currency">
              <text:p>16,92 €</text:p>
            </table:table-cell>
            <table:table-cell table:style-name="ce40" table:formula="of:=[.D63]*[.$D98]*[.D167]" office:value-type="currency" office:currency="EUR" office:value="19.8415158227848" calcext:value-type="currency">
              <text:p>19,84 €</text:p>
            </table:table-cell>
            <table:table-cell table:style-name="ce40" table:formula="of:=[.E63]*[.$D98]*[.E167]" office:value-type="currency" office:currency="EUR" office:value="24.1713978797468" calcext:value-type="currency">
              <text:p>24,17 €</text:p>
            </table:table-cell>
            <table:table-cell table:style-name="ce40" table:formula="of:=[.F63]*[.$D98]*[.F167]" office:value-type="currency" office:currency="EUR" office:value="31.3076659490506" calcext:value-type="currency">
              <text:p>31,31 €</text:p>
            </table:table-cell>
            <table:table-cell table:style-name="Default" table:number-columns-repeated="1018"/>
          </table:table-row>
          <table:table-row table:style-name="ro2" table:visibility="collapse">
            <table:table-cell table:style-name="ce16" office:value-type="string" calcext:value-type="string">
              <text:p>Admin donor </text:p>
            </table:table-cell>
            <table:table-cell table:style-name="ce40" table:formula="of:=[.B167]*[.$D99]*[.B64]" office:value-type="currency" office:currency="EUR" office:value="2.84810126582278" calcext:value-type="currency">
              <text:p>2,85 €</text:p>
            </table:table-cell>
            <table:table-cell table:style-name="ce40" table:formula="of:=[.C167]*[.$D99]*[.C64]" office:value-type="currency" office:currency="EUR" office:value="3.52025316455696" calcext:value-type="currency">
              <text:p>3,52 €</text:p>
            </table:table-cell>
            <table:table-cell table:style-name="ce40" table:formula="of:=[.D167]*[.$D99]*[.D64]" office:value-type="currency" office:currency="EUR" office:value="4.83448101265823" calcext:value-type="currency">
              <text:p>4,83 €</text:p>
            </table:table-cell>
            <table:table-cell table:style-name="ce40" table:formula="of:=[.E167]*[.$D99]*[.E64]" office:value-type="currency" office:currency="EUR" office:value="7.46927316455697" calcext:value-type="currency">
              <text:p>7,47 €</text:p>
            </table:table-cell>
            <table:table-cell table:style-name="ce40" table:formula="of:=[.F167]*[.$D99]*[.F64]" office:value-type="currency" office:currency="EUR" office:value="12.8222522658228" calcext:value-type="currency">
              <text:p>12,82 €</text:p>
            </table:table-cell>
            <table:table-cell table:style-name="Default" table:number-columns-repeated="1018"/>
          </table:table-row>
          <table:table-row table:style-name="ro2" table:visibility="collapse">
            <table:table-cell table:style-name="ce16" office:value-type="string" calcext:value-type="string">
              <text:p>Bookkeeping</text:p>
            </table:table-cell>
            <table:table-cell table:style-name="ce40" table:formula="of:=[.B166]*[.$D100]" office:value-type="currency" office:currency="EUR" office:value="1200" calcext:value-type="currency">
              <text:p>1.200,00 €</text:p>
            </table:table-cell>
            <table:table-cell table:style-name="ce40" table:formula="of:=[.C166]*[.$D100]" office:value-type="currency" office:currency="EUR" office:value="1236" calcext:value-type="currency">
              <text:p>1.236,00 €</text:p>
            </table:table-cell>
            <table:table-cell table:style-name="ce40" table:formula="of:=[.D166]*[.$D100]" office:value-type="currency" office:currency="EUR" office:value="1273.08" calcext:value-type="currency">
              <text:p>1.273,08 €</text:p>
            </table:table-cell>
            <table:table-cell table:style-name="ce40" table:formula="of:=[.E166]*[.$D100]" office:value-type="currency" office:currency="EUR" office:value="1311.2724" calcext:value-type="currency">
              <text:p>1.311,27 €</text:p>
            </table:table-cell>
            <table:table-cell table:style-name="ce40" table:formula="of:=[.F166]*[.$D100]" office:value-type="currency" office:currency="EUR" office:value="1350.610572" calcext:value-type="currency">
              <text:p>1.350,61 €</text:p>
            </table:table-cell>
            <table:table-cell table:style-name="Default" table:number-columns-repeated="1018"/>
          </table:table-row>
          <table:table-row table:style-name="ro2" table:visibility="collapse">
            <table:table-cell table:style-name="ce6" office:value-type="string" calcext:value-type="string">
              <text:p>Time required assistant</text:p>
            </table:table-cell>
            <table:table-cell table:style-name="ce5" table:number-columns-repeated="5"/>
            <table:table-cell table:style-name="Default" table:number-columns-repeated="1018"/>
          </table:table-row>
        </table:table-row-group>
        <table:table-row-group table:display="false">
          <table:table-row table:style-name="ro2" table:visibility="collapse">
            <table:table-cell table:style-name="ce16" office:value-type="string" calcext:value-type="string">
              <text:p>bibliographies </text:p>
            </table:table-cell>
            <table:table-cell table:style-name="ce40" table:formula="of:=[.$D102]*[.B169]*[.B62]*[.$B18]" office:value-type="currency" office:currency="EUR" office:value="581.012658227846" calcext:value-type="currency">
              <text:p>581,01 €</text:p>
            </table:table-cell>
            <table:table-cell table:style-name="ce40" table:formula="of:=[.$D102]*[.C169]*[.C62]*[.$B18]" office:value-type="currency" office:currency="EUR" office:value="718.131645569618" calcext:value-type="currency">
              <text:p>718,13 €</text:p>
            </table:table-cell>
            <table:table-cell table:style-name="ce40" table:formula="of:=[.$D102]*[.D169]*[.D62]*[.$B18]" office:value-type="currency" office:currency="EUR" office:value="986.234126582275" calcext:value-type="currency">
              <text:p>986,23 €</text:p>
            </table:table-cell>
            <table:table-cell table:style-name="ce40" table:formula="of:=[.$D102]*[.E169]*[.E62]*[.$B18]" office:value-type="currency" office:currency="EUR" office:value="1523.73172556962" calcext:value-type="currency">
              <text:p>1.523,73 €</text:p>
            </table:table-cell>
            <table:table-cell table:style-name="ce40" table:formula="of:=[.$D102]*[.F169]*[.F62]*[.$B18]" office:value-type="currency" office:currency="EUR" office:value="2615.73946222784" calcext:value-type="currency">
              <text:p>2.615,74 €</text:p>
            </table:table-cell>
            <table:table-cell table:style-name="Default" table:number-columns-repeated="1018"/>
          </table:table-row>
          <table:table-row table:style-name="ro2" table:visibility="collapse">
            <table:table-cell table:style-name="ce16" office:value-type="string" calcext:value-type="string">
              <text:p>tables <text:s/></text:p>
            </table:table-cell>
            <table:table-cell table:style-name="ce40" table:formula="of:=[.$D103]*[.B169]*[.B62]*[.$B6]*[.$B18]" office:value-type="currency" office:currency="EUR" office:value="435.759493670885" calcext:value-type="currency">
              <text:p>435,76 €</text:p>
            </table:table-cell>
            <table:table-cell table:style-name="ce40" table:formula="of:=[.$D103]*[.C169]*[.C62]*[.$B6]*[.$B18]" office:value-type="currency" office:currency="EUR" office:value="538.598734177213" calcext:value-type="currency">
              <text:p>538,60 €</text:p>
            </table:table-cell>
            <table:table-cell table:style-name="ce40" table:formula="of:=[.$D103]*[.D169]*[.D62]*[.$B6]*[.$B18]" office:value-type="currency" office:currency="EUR" office:value="739.675594936706" calcext:value-type="currency">
              <text:p>739,68 €</text:p>
            </table:table-cell>
            <table:table-cell table:style-name="ce40" table:formula="of:=[.$D103]*[.E169]*[.E62]*[.$B6]*[.$B18]" office:value-type="currency" office:currency="EUR" office:value="1142.79879417721" calcext:value-type="currency">
              <text:p>1.142,80 €</text:p>
            </table:table-cell>
            <table:table-cell table:style-name="ce40" table:formula="of:=[.$D103]*[.F169]*[.F62]*[.$B6]*[.$B18]" office:value-type="currency" office:currency="EUR" office:value="1961.80459667088" calcext:value-type="currency">
              <text:p>1.961,80 €</text:p>
            </table:table-cell>
            <table:table-cell table:style-name="Default" table:number-columns-repeated="1018"/>
          </table:table-row>
          <table:table-row table:style-name="ro2" table:visibility="collapse">
            <table:table-cell table:style-name="ce16" office:value-type="string" calcext:value-type="string">
              <text:p>figures <text:s/></text:p>
            </table:table-cell>
            <table:table-cell table:style-name="ce40" table:formula="of:=[.$D104]*[.B169]*[.B62]*[.$B7]*[.$B18]" office:value-type="currency" office:currency="EUR" office:value="217.879746835442" calcext:value-type="currency">
              <text:p>217,88 €</text:p>
            </table:table-cell>
            <table:table-cell table:style-name="ce40" table:formula="of:=[.$D104]*[.C169]*[.C62]*[.$B7]*[.$B18]" office:value-type="currency" office:currency="EUR" office:value="269.299367088607" calcext:value-type="currency">
              <text:p>269,30 €</text:p>
            </table:table-cell>
            <table:table-cell table:style-name="ce40" table:formula="of:=[.$D104]*[.D169]*[.D62]*[.$B7]*[.$B18]" office:value-type="currency" office:currency="EUR" office:value="369.837797468353" calcext:value-type="currency">
              <text:p>369,84 €</text:p>
            </table:table-cell>
            <table:table-cell table:style-name="ce40" table:formula="of:=[.$D104]*[.E169]*[.E62]*[.$B7]*[.$B18]" office:value-type="currency" office:currency="EUR" office:value="571.399397088606" calcext:value-type="currency">
              <text:p>571,40 €</text:p>
            </table:table-cell>
            <table:table-cell table:style-name="ce40" table:formula="of:=[.$D104]*[.F169]*[.F62]*[.$B7]*[.$B18]" office:value-type="currency" office:currency="EUR" office:value="980.90229833544" calcext:value-type="currency">
              <text:p>980,90 €</text:p>
            </table:table-cell>
            <table:table-cell table:style-name="Default" table:number-columns-repeated="1018"/>
          </table:table-row>
          <table:table-row table:style-name="ro2" table:visibility="collapse">
            <table:table-cell table:style-name="ce16" office:value-type="string" calcext:value-type="string">
              <text:p>typesetting <text:s/></text:p>
            </table:table-cell>
            <table:table-cell table:style-name="ce40" table:formula="of:=[.B169]*[.$B16]*[.B62]*[.$B5]*[.$D105]" office:value-type="currency" office:currency="EUR" office:value="341.772151898733" calcext:value-type="currency">
              <text:p>341,77 €</text:p>
            </table:table-cell>
            <table:table-cell table:style-name="ce40" table:formula="of:=[.C169]*[.$B16]*[.C62]*[.$B5]*[.$D105]" office:value-type="currency" office:currency="EUR" office:value="422.430379746834" calcext:value-type="currency">
              <text:p>422,43 €</text:p>
            </table:table-cell>
            <table:table-cell table:style-name="ce40" table:formula="of:=[.D169]*[.$B16]*[.D62]*[.$B5]*[.$D105]" office:value-type="currency" office:currency="EUR" office:value="580.137721518985" calcext:value-type="currency">
              <text:p>580,14 €</text:p>
            </table:table-cell>
            <table:table-cell table:style-name="ce40" table:formula="of:=[.E169]*[.$B16]*[.E62]*[.$B5]*[.$D105]" office:value-type="currency" office:currency="EUR" office:value="896.312779746832" calcext:value-type="currency">
              <text:p>896,31 €</text:p>
            </table:table-cell>
            <table:table-cell table:style-name="ce40" table:formula="of:=[.F169]*[.$B16]*[.F62]*[.$B5]*[.$D105]" office:value-type="currency" office:currency="EUR" office:value="1538.67027189873" calcext:value-type="currency">
              <text:p>1.538,67 €</text:p>
            </table:table-cell>
            <table:table-cell table:style-name="Default" table:number-columns-repeated="1018"/>
          </table:table-row>
          <table:table-row table:style-name="ro2" table:visibility="collapse">
            <table:table-cell table:style-name="ce16" office:value-type="string" calcext:value-type="string">
              <text:p>Proofreading per page</text:p>
            </table:table-cell>
            <table:table-cell table:style-name="ce40" table:formula="of:=[.B169]*[.$B15]*[.B62]*[.$B5]*[.$D106]" office:value-type="currency" office:currency="EUR" office:value="136.708860759493" calcext:value-type="currency">
              <text:p>136,71 €</text:p>
            </table:table-cell>
            <table:table-cell table:style-name="ce40" table:formula="of:=[.C169]*[.$B15]*[.C62]*[.$B5]*[.$D106]" office:value-type="currency" office:currency="EUR" office:value="168.972151898734" calcext:value-type="currency">
              <text:p>168,97 €</text:p>
            </table:table-cell>
            <table:table-cell table:style-name="ce40" table:formula="of:=[.D169]*[.$B15]*[.D62]*[.$B5]*[.$D106]" office:value-type="currency" office:currency="EUR" office:value="232.055088607594" calcext:value-type="currency">
              <text:p>232,06 €</text:p>
            </table:table-cell>
            <table:table-cell table:style-name="ce40" table:formula="of:=[.E169]*[.$B15]*[.E62]*[.$B5]*[.$D106]" office:value-type="currency" office:currency="EUR" office:value="358.525111898733" calcext:value-type="currency">
              <text:p>358,53 €</text:p>
            </table:table-cell>
            <table:table-cell table:style-name="ce40" table:formula="of:=[.F169]*[.$B15]*[.F62]*[.$B5]*[.$D106]" office:value-type="currency" office:currency="EUR" office:value="615.468108759492" calcext:value-type="currency">
              <text:p>615,47 €</text:p>
            </table:table-cell>
            <table:table-cell table:style-name="Default" table:number-columns-repeated="1018"/>
          </table:table-row>
          <table:table-row table:style-name="ro2" table:visibility="collapse">
            <table:table-cell table:style-name="ce16" office:value-type="string" calcext:value-type="string">
              <text:p>indexing <text:s/></text:p>
            </table:table-cell>
            <table:table-cell table:style-name="ce40" table:formula="of:=[.B169]*[.$B20]*[.B62]*[.$B5]*[.$D107]" office:value-type="currency" office:currency="EUR" office:value="307.59493670886" calcext:value-type="currency">
              <text:p>307,59 €</text:p>
            </table:table-cell>
            <table:table-cell table:style-name="ce40" table:formula="of:=[.C169]*[.$B20]*[.C62]*[.$B5]*[.$D107]" office:value-type="currency" office:currency="EUR" office:value="380.187341772151" calcext:value-type="currency">
              <text:p>380,19 €</text:p>
            </table:table-cell>
            <table:table-cell table:style-name="ce40" table:formula="of:=[.D169]*[.$B20]*[.D62]*[.$B5]*[.$D107]" office:value-type="currency" office:currency="EUR" office:value="522.123949367087" calcext:value-type="currency">
              <text:p>522,12 €</text:p>
            </table:table-cell>
            <table:table-cell table:style-name="ce40" table:formula="of:=[.E169]*[.$B20]*[.E62]*[.$B5]*[.$D107]" office:value-type="currency" office:currency="EUR" office:value="806.681501772149" calcext:value-type="currency">
              <text:p>806,68 €</text:p>
            </table:table-cell>
            <table:table-cell table:style-name="ce40" table:formula="of:=[.F169]*[.$B20]*[.F62]*[.$B5]*[.$D107]" office:value-type="currency" office:currency="EUR" office:value="1384.80324470886" calcext:value-type="currency">
              <text:p>1.384,80 €</text:p>
            </table:table-cell>
            <table:table-cell table:style-name="Default" table:number-columns-repeated="1018"/>
          </table:table-row>
          <table:table-row table:style-name="ro2" table:visibility="collapse">
            <table:table-cell table:style-name="ce16" office:value-type="string" calcext:value-type="string">
              <text:p>Archive and repository upload</text:p>
            </table:table-cell>
            <table:table-cell table:style-name="ce40" table:formula="of:=[.B62]*[.$D108]*[.B169]" office:value-type="currency" office:currency="EUR" office:value="85.4430379746833" calcext:value-type="currency">
              <text:p>85,44 €</text:p>
            </table:table-cell>
            <table:table-cell table:style-name="ce40" table:formula="of:=[.C62]*[.$D108]*[.C169]" office:value-type="currency" office:currency="EUR" office:value="105.607594936709" calcext:value-type="currency">
              <text:p>105,61 €</text:p>
            </table:table-cell>
            <table:table-cell table:style-name="ce40" table:formula="of:=[.D62]*[.$D108]*[.D169]" office:value-type="currency" office:currency="EUR" office:value="145.034430379746" calcext:value-type="currency">
              <text:p>145,03 €</text:p>
            </table:table-cell>
            <table:table-cell table:style-name="ce40" table:formula="of:=[.E62]*[.$D108]*[.E169]" office:value-type="currency" office:currency="EUR" office:value="224.078194936708" calcext:value-type="currency">
              <text:p>224,08 €</text:p>
            </table:table-cell>
            <table:table-cell table:style-name="ce40" table:formula="of:=[.F62]*[.$D108]*[.F169]" office:value-type="currency" office:currency="EUR" office:value="384.667567974682" calcext:value-type="currency">
              <text:p>384,67 €</text:p>
            </table:table-cell>
            <table:table-cell table:style-name="Default" table:number-columns-repeated="1018"/>
          </table:table-row>
          <table:table-row table:style-name="ro2" table:visibility="collapse">
            <table:table-cell table:style-name="ce6" office:value-type="string" calcext:value-type="string">
              <text:p>Time required professor</text:p>
            </table:table-cell>
            <table:table-cell table:style-name="ce43" table:number-columns-repeated="5"/>
            <table:table-cell table:style-name="Default" table:number-columns-repeated="1018"/>
          </table:table-row>
        </table:table-row-group>
        <table:table-row table:style-name="ro2">
          <table:table-cell table:style-name="ce16" office:value-type="string" calcext:value-type="string">
            <text:p>Representation </text:p>
          </table:table-cell>
          <table:table-cell table:style-name="ce40" table:formula="of:=[.$D110]*[.B171]" office:value-type="currency" office:currency="EUR" office:value="405.063291139241" calcext:value-type="currency">
            <text:p>405,06 €</text:p>
          </table:table-cell>
          <table:table-cell table:style-name="ce40" table:formula="of:=[.$D110]*[.C171]" office:value-type="currency" office:currency="EUR" office:value="417.215189873418" calcext:value-type="currency">
            <text:p>417,22 €</text:p>
          </table:table-cell>
          <table:table-cell table:style-name="ce40" table:formula="of:=[.$D110]*[.D171]" office:value-type="currency" office:currency="EUR" office:value="429.731645569621" calcext:value-type="currency">
            <text:p>429,73 €</text:p>
          </table:table-cell>
          <table:table-cell table:style-name="ce40" table:formula="of:=[.$D110]*[.E171]" office:value-type="currency" office:currency="EUR" office:value="442.623594936709" calcext:value-type="currency">
            <text:p>442,62 €</text:p>
          </table:table-cell>
          <table:table-cell table:style-name="ce40" table:formula="of:=[.$D110]*[.F171]" office:value-type="currency" office:currency="EUR" office:value="455.902302784811" calcext:value-type="currency">
            <text:p>455,90 €</text:p>
          </table:table-cell>
          <table:table-cell table:style-name="Default" table:number-columns-repeated="1018"/>
        </table:table-row>
        <table:table-row table:style-name="ro2">
          <table:table-cell table:style-name="ce17" office:value-type="string" calcext:value-type="string">
            <text:p>TOTAL <text:s/></text:p>
          </table:table-cell>
          <table:table-cell table:style-name="ce44" table:formula="of:=SUM([.B174:.B215])" office:value-type="currency" office:currency="EUR" office:value="30756.0126582278" calcext:value-type="currency">
            <text:p>30.756,01 €</text:p>
          </table:table-cell>
          <table:table-cell table:style-name="ce44" table:formula="of:=SUM([.C174:.C215])" office:value-type="currency" office:currency="EUR" office:value="32480.1373417721" calcext:value-type="currency">
            <text:p>32.480,14 €</text:p>
          </table:table-cell>
          <table:table-cell table:style-name="ce44" table:formula="of:=SUM([.D174:.D215])" office:value-type="currency" office:currency="EUR" office:value="38821.9680516877" calcext:value-type="currency">
            <text:p>38.821,97 €</text:p>
          </table:table-cell>
          <table:table-cell table:style-name="ce44" table:formula="of:=SUM([.E174:.E215])" office:value-type="currency" office:currency="EUR" office:value="51287.6373912131" calcext:value-type="currency">
            <text:p>51.287,64 €</text:p>
          </table:table-cell>
          <table:table-cell table:style-name="ce44" table:formula="of:=SUM([.F174:.F215])" office:value-type="currency" office:currency="EUR" office:value="75198.2591998736" calcext:value-type="currency">
            <text:p>75.198,26 €</text:p>
          </table:table-cell>
          <table:table-cell table:style-name="Default" table:number-columns-repeated="1018"/>
        </table:table-row>
        <table:table-row table:style-name="ro2" table:number-rows-repeated="3">
          <table:table-cell table:style-name="Default" table:number-columns-repeated="1024"/>
        </table:table-row>
        <table:table-row table:style-name="ro2">
          <table:table-cell table:style-name="ce4" office:value-type="string" calcext:value-type="string">
            <text:p>Variable items costs</text:p>
          </table:table-cell>
          <table:table-cell table:style-name="ce42" table:number-columns-repeated="5"/>
          <table:table-cell table:style-name="Default" table:number-columns-repeated="1018"/>
        </table:table-row>
        <table:table-row table:style-name="ro2">
          <table:table-cell table:style-name="ce16" office:value-type="string" calcext:value-type="string">
            <text:p>External typesetting</text:p>
          </table:table-cell>
          <table:table-cell table:style-name="ce40" table:formula="of:=[.B62]*[.$B5]*[.$B17]*[.$D114]" office:value-type="currency" office:currency="EUR" office:value="300" calcext:value-type="currency">
            <text:p>300,00 €</text:p>
          </table:table-cell>
          <table:table-cell table:style-name="ce40" table:formula="of:=[.C62]*[.$B5]*[.$B17]*[.$D114]" office:value-type="currency" office:currency="EUR" office:value="360" calcext:value-type="currency">
            <text:p>360,00 €</text:p>
          </table:table-cell>
          <table:table-cell table:style-name="ce40" table:formula="of:=[.D62]*[.$B5]*[.$B17]*[.$D114]" office:value-type="currency" office:currency="EUR" office:value="480" calcext:value-type="currency">
            <text:p>480,00 €</text:p>
          </table:table-cell>
          <table:table-cell table:style-name="ce40" table:formula="of:=[.E62]*[.$B5]*[.$B17]*[.$D114]" office:value-type="currency" office:currency="EUR" office:value="720" calcext:value-type="currency">
            <text:p>720,00 €</text:p>
          </table:table-cell>
          <table:table-cell table:style-name="ce40" table:formula="of:=[.F62]*[.$B5]*[.$B17]*[.$D114]" office:value-type="currency" office:currency="EUR" office:value="1200" calcext:value-type="currency">
            <text:p>1.200,00 €</text:p>
          </table:table-cell>
          <table:table-cell table:style-name="Default" table:number-columns-repeated="1018"/>
        </table:table-row>
        <table:table-row table:style-name="ro2">
          <table:table-cell table:style-name="ce16" office:value-type="string" calcext:value-type="string">
            <text:p>external proofreading</text:p>
          </table:table-cell>
          <table:table-cell table:style-name="ce40" table:formula="of:=[.B62]*[.$B5]*[.$B14]*[.$D115]" office:value-type="currency" office:currency="EUR" office:value="30" calcext:value-type="currency">
            <text:p>30,00 €</text:p>
          </table:table-cell>
          <table:table-cell table:style-name="ce40" table:formula="of:=[.C62]*[.$B5]*[.$B14]*[.$D115]" office:value-type="currency" office:currency="EUR" office:value="36" calcext:value-type="currency">
            <text:p>36,00 €</text:p>
          </table:table-cell>
          <table:table-cell table:style-name="ce40" table:formula="of:=[.D62]*[.$B5]*[.$B14]*[.$D115]" office:value-type="currency" office:currency="EUR" office:value="48" calcext:value-type="currency">
            <text:p>48,00 €</text:p>
          </table:table-cell>
          <table:table-cell table:style-name="ce40" table:formula="of:=[.E62]*[.$B5]*[.$B14]*[.$D115]" office:value-type="currency" office:currency="EUR" office:value="72" calcext:value-type="currency">
            <text:p>72,00 €</text:p>
          </table:table-cell>
          <table:table-cell table:style-name="ce40" table:formula="of:=[.F62]*[.$B5]*[.$B14]*[.$D115]" office:value-type="currency" office:currency="EUR" office:value="120" calcext:value-type="currency">
            <text:p>120,00 €</text:p>
          </table:table-cell>
          <table:table-cell table:style-name="Default" table:number-columns-repeated="1018"/>
        </table:table-row>
        <table:table-row table:style-name="ro2">
          <table:table-cell table:style-name="ce16" office:value-type="string" calcext:value-type="string">
            <text:p>external indexing</text:p>
          </table:table-cell>
          <table:table-cell table:style-name="ce40" table:formula="of:=[.B62]*[.$B5]*[.$B19]*[.$D116]" office:value-type="currency" office:currency="EUR" office:value="30" calcext:value-type="currency">
            <text:p>30,00 €</text:p>
          </table:table-cell>
          <table:table-cell table:style-name="ce40" table:formula="of:=[.C62]*[.$B5]*[.$B19]*[.$D116]" office:value-type="currency" office:currency="EUR" office:value="36" calcext:value-type="currency">
            <text:p>36,00 €</text:p>
          </table:table-cell>
          <table:table-cell table:style-name="ce40" table:formula="of:=[.D62]*[.$B5]*[.$B19]*[.$D116]" office:value-type="currency" office:currency="EUR" office:value="48" calcext:value-type="currency">
            <text:p>48,00 €</text:p>
          </table:table-cell>
          <table:table-cell table:style-name="ce40" table:formula="of:=[.E62]*[.$B5]*[.$B19]*[.$D116]" office:value-type="currency" office:currency="EUR" office:value="72" calcext:value-type="currency">
            <text:p>72,00 €</text:p>
          </table:table-cell>
          <table:table-cell table:style-name="ce40" table:formula="of:=[.F62]*[.$B5]*[.$B19]*[.$D116]" office:value-type="currency" office:currency="EUR" office:value="120" calcext:value-type="currency">
            <text:p>120,00 €</text:p>
          </table:table-cell>
          <table:table-cell table:style-name="Default" table:number-columns-repeated="1018"/>
        </table:table-row>
        <table:table-row table:style-name="ro2">
          <table:table-cell table:style-name="ce16" office:value-type="string" calcext:value-type="string">
            <text:p>Library copies and own copies</text:p>
          </table:table-cell>
          <table:table-cell table:style-name="ce40" table:formula="of:=[.B62]*[.$B10]*([.$B11]+[.$B5]*[.$B12])" office:value-type="currency" office:currency="EUR" office:value="525" calcext:value-type="currency">
            <text:p>525,00 €</text:p>
          </table:table-cell>
          <table:table-cell table:style-name="ce40" table:formula="of:=[.C62]*[.$B10]*([.$B11]+[.$B5]*[.$B12])" office:value-type="currency" office:currency="EUR" office:value="630" calcext:value-type="currency">
            <text:p>630,00 €</text:p>
          </table:table-cell>
          <table:table-cell table:style-name="ce40" table:formula="of:=[.D62]*[.$B10]*([.$B11]+[.$B5]*[.$B12])" office:value-type="currency" office:currency="EUR" office:value="840" calcext:value-type="currency">
            <text:p>840,00 €</text:p>
          </table:table-cell>
          <table:table-cell table:style-name="ce40" table:formula="of:=[.E62]*[.$B10]*([.$B11]+[.$B5]*[.$B12])" office:value-type="currency" office:currency="EUR" office:value="1260" calcext:value-type="currency">
            <text:p>1.260,00 €</text:p>
          </table:table-cell>
          <table:table-cell table:style-name="ce40" table:formula="of:=[.F62]*[.$B10]*([.$B11]+[.$B5]*[.$B12])" office:value-type="currency" office:currency="EUR" office:value="2100" calcext:value-type="currency">
            <text:p>2.100,00 €</text:p>
          </table:table-cell>
          <table:table-cell table:style-name="Default" table:number-columns-repeated="1018"/>
        </table:table-row>
        <table:table-row table:style-name="ro2">
          <table:table-cell table:style-name="ce16" office:value-type="string" calcext:value-type="string">
            <text:p>Commission IM acquisition</text:p>
          </table:table-cell>
          <table:table-cell table:style-name="ce40" table:formula="of:=[.B51]*[.$B32]*[.$B48]*[.$D118]" office:value-type="currency" office:currency="EUR" office:value="0" calcext:value-type="currency">
            <text:p>0,00 €</text:p>
          </table:table-cell>
          <table:table-cell table:style-name="ce40" table:formula="of:=[.C51]*[.$B32]*[.$B48]*[.$D118]" office:value-type="currency" office:currency="EUR" office:value="0" calcext:value-type="currency">
            <text:p>0,00 €</text:p>
          </table:table-cell>
          <table:table-cell table:style-name="ce40" table:formula="of:=[.D51]*[.$B32]*[.$B48]*[.$D118]" office:value-type="currency" office:currency="EUR" office:value="1425" calcext:value-type="currency">
            <text:p>1.425,00 €</text:p>
          </table:table-cell>
          <table:table-cell table:style-name="ce40" table:formula="of:=[.E51]*[.$B32]*[.$B48]*[.$D118]" office:value-type="currency" office:currency="EUR" office:value="7125" calcext:value-type="currency">
            <text:p>7.125,00 €</text:p>
          </table:table-cell>
          <table:table-cell table:style-name="ce40" table:formula="of:=[.F51]*[.$B32]*[.$B48]*[.$D118]" office:value-type="currency" office:currency="EUR" office:value="14250" calcext:value-type="currency">
            <text:p>14.250,00 €</text:p>
          </table:table-cell>
          <table:table-cell table:style-name="Default" table:number-columns-repeated="1018"/>
        </table:table-row>
        <table:table-row table:style-name="ro2">
          <table:table-cell table:style-name="ce16" office:value-type="string" calcext:value-type="string">
            <text:p>ISBNS</text:p>
          </table:table-cell>
          <table:table-cell table:style-name="ce40" table:formula="of:=[.B62]*[.$B9]*[.$D119]" office:value-type="currency" office:currency="EUR" office:value="15" calcext:value-type="currency">
            <text:p>15,00 €</text:p>
          </table:table-cell>
          <table:table-cell table:style-name="ce40" table:formula="of:=[.C62]*[.$B9]*[.$D119]" office:value-type="currency" office:currency="EUR" office:value="18" calcext:value-type="currency">
            <text:p>18,00 €</text:p>
          </table:table-cell>
          <table:table-cell table:style-name="ce40" table:formula="of:=[.D62]*[.$B9]*[.$D119]" office:value-type="currency" office:currency="EUR" office:value="24" calcext:value-type="currency">
            <text:p>24,00 €</text:p>
          </table:table-cell>
          <table:table-cell table:style-name="ce40" table:formula="of:=[.E62]*[.$B9]*[.$D119]" office:value-type="currency" office:currency="EUR" office:value="36" calcext:value-type="currency">
            <text:p>36,00 €</text:p>
          </table:table-cell>
          <table:table-cell table:style-name="ce40" table:formula="of:=[.F62]*[.$B9]*[.$D119]" office:value-type="currency" office:currency="EUR" office:value="60" calcext:value-type="currency">
            <text:p>60,00 €</text:p>
          </table:table-cell>
          <table:table-cell table:style-name="Default" table:number-columns-repeated="1018"/>
        </table:table-row>
        <table:table-row table:style-name="ro2">
          <table:table-cell table:style-name="ce16" office:value-type="string" calcext:value-type="string">
            <text:p>DOIS</text:p>
          </table:table-cell>
          <table:table-cell table:style-name="ce40" table:formula="of:=[.B62]*[.$B8]*[.$D120]" office:value-type="currency" office:currency="EUR" office:value="37.5" calcext:value-type="currency">
            <text:p>37,50 €</text:p>
          </table:table-cell>
          <table:table-cell table:style-name="ce40" table:formula="of:=[.C62]*[.$B8]*[.$D120]" office:value-type="currency" office:currency="EUR" office:value="45" calcext:value-type="currency">
            <text:p>45,00 €</text:p>
          </table:table-cell>
          <table:table-cell table:style-name="ce40" table:formula="of:=[.D62]*[.$B8]*[.$D120]" office:value-type="currency" office:currency="EUR" office:value="60" calcext:value-type="currency">
            <text:p>60,00 €</text:p>
          </table:table-cell>
          <table:table-cell table:style-name="ce40" table:formula="of:=[.E62]*[.$B8]*[.$D120]" office:value-type="currency" office:currency="EUR" office:value="90" calcext:value-type="currency">
            <text:p>90,00 €</text:p>
          </table:table-cell>
          <table:table-cell table:style-name="ce40" table:formula="of:=[.F62]*[.$B8]*[.$D120]" office:value-type="currency" office:currency="EUR" office:value="150" calcext:value-type="currency">
            <text:p>150,00 €</text:p>
          </table:table-cell>
          <table:table-cell table:style-name="Default" table:number-columns-repeated="1018"/>
        </table:table-row>
        <table:table-row table:style-name="ro4">
          <table:table-cell table:style-name="ce16" office:value-type="string" calcext:value-type="string">
            <text:p><text:span text:style-name="T1">TOTAL</text:span>  </text:p>
          </table:table-cell>
          <table:table-cell table:style-name="ce44" table:formula="of:=SUM([.B221:.B227])" office:value-type="currency" office:currency="EUR" office:value="937.5" calcext:value-type="currency">
            <text:p>937,50 €</text:p>
          </table:table-cell>
          <table:table-cell table:style-name="ce44" table:formula="of:=SUM([.C221:.C227])" office:value-type="currency" office:currency="EUR" office:value="1125" calcext:value-type="currency">
            <text:p>1.125,00 €</text:p>
          </table:table-cell>
          <table:table-cell table:style-name="ce44" table:formula="of:=SUM([.D221:.D227])" office:value-type="currency" office:currency="EUR" office:value="2925" calcext:value-type="currency">
            <text:p>2.925,00 €</text:p>
          </table:table-cell>
          <table:table-cell table:style-name="ce44" table:formula="of:=SUM([.E221:.E227])" office:value-type="currency" office:currency="EUR" office:value="9375" calcext:value-type="currency">
            <text:p>9.375,00 €</text:p>
          </table:table-cell>
          <table:table-cell table:style-name="ce44" table:formula="of:=SUM([.F221:.F227])" office:value-type="currency" office:currency="EUR" office:value="18000" calcext:value-type="currency">
            <text:p>18.000,00 €</text:p>
          </table:table-cell>
          <table:table-cell table:style-name="Default" table:number-columns-repeated="1018"/>
        </table:table-row>
        <table:table-row table:style-name="ro2">
          <table:table-cell table:style-name="ce4" office:value-type="string" calcext:value-type="string">
            <text:p>Fixed non-personnel costs</text:p>
          </table:table-cell>
          <table:table-cell table:style-name="Default" table:number-columns-repeated="1023"/>
        </table:table-row>
        <table:table-row table:style-name="ro2">
          <table:table-cell table:style-name="ce16" office:value-type="string" calcext:value-type="string">
            <text:p>Design of marketing material</text:p>
          </table:table-cell>
          <table:table-cell table:style-name="ce40" table:formula="of:=[.D122]" office:value-type="currency" office:currency="EUR" office:value="500" calcext:value-type="currency">
            <text:p>500,00 €</text:p>
          </table:table-cell>
          <table:table-cell table:style-name="ce40" table:formula="of:=[.B230]*(1+[.$B27])" office:value-type="currency" office:currency="EUR" office:value="515" calcext:value-type="currency">
            <text:p>515,00 €</text:p>
          </table:table-cell>
          <table:table-cell table:style-name="ce40" table:formula="of:=[.C230]*(1+[.$B27])" office:value-type="currency" office:currency="EUR" office:value="530.45" calcext:value-type="currency">
            <text:p>530,45 €</text:p>
          </table:table-cell>
          <table:table-cell table:style-name="ce40" table:formula="of:=[.D230]*(1+[.$B27])" office:value-type="currency" office:currency="EUR" office:value="546.3635" calcext:value-type="currency">
            <text:p>546,36 €</text:p>
          </table:table-cell>
          <table:table-cell table:style-name="ce40" table:formula="of:=[.E230]*(1+[.$B27])" office:value-type="currency" office:currency="EUR" office:value="562.754405" calcext:value-type="currency">
            <text:p>562,75 €</text:p>
          </table:table-cell>
          <table:table-cell table:style-name="Default" table:number-columns-repeated="1018"/>
        </table:table-row>
        <table:table-row table:style-name="ro2">
          <table:table-cell table:style-name="ce16" office:value-type="string" calcext:value-type="string">
            <text:p>Production of marketing material</text:p>
          </table:table-cell>
          <table:table-cell table:style-name="ce40" table:formula="of:=[.D123]" office:value-type="currency" office:currency="EUR" office:value="200" calcext:value-type="currency">
            <text:p>200,00 €</text:p>
          </table:table-cell>
          <table:table-cell table:style-name="ce40" table:formula="of:=[.B231]*(1+[.$B27])" office:value-type="currency" office:currency="EUR" office:value="206" calcext:value-type="currency">
            <text:p>206,00 €</text:p>
          </table:table-cell>
          <table:table-cell table:style-name="ce40" table:formula="of:=[.C231]*(1+[.$B27])" office:value-type="currency" office:currency="EUR" office:value="212.18" calcext:value-type="currency">
            <text:p>212,18 €</text:p>
          </table:table-cell>
          <table:table-cell table:style-name="ce40" table:formula="of:=[.D231]*(1+[.$B27])" office:value-type="currency" office:currency="EUR" office:value="218.5454" calcext:value-type="currency">
            <text:p>218,55 €</text:p>
          </table:table-cell>
          <table:table-cell table:style-name="ce40" table:formula="of:=[.E231]*(1+[.$B27])" office:value-type="currency" office:currency="EUR" office:value="225.101762" calcext:value-type="currency">
            <text:p>225,10 €</text:p>
          </table:table-cell>
          <table:table-cell table:style-name="Default" table:number-columns-repeated="1018"/>
        </table:table-row>
        <table:table-row table:style-name="ro2">
          <table:table-cell table:style-name="ce16" office:value-type="string" calcext:value-type="string">
            <text:p>Travel</text:p>
          </table:table-cell>
          <table:table-cell table:style-name="ce40" table:formula="of:=[.D124]" office:value-type="currency" office:currency="EUR" office:value="2000" calcext:value-type="currency">
            <text:p>2.000,00 €</text:p>
          </table:table-cell>
          <table:table-cell table:style-name="ce40" table:formula="of:=[.B232]*(1+[.$B27])" office:value-type="currency" office:currency="EUR" office:value="2060" calcext:value-type="currency">
            <text:p>2.060,00 €</text:p>
          </table:table-cell>
          <table:table-cell table:style-name="ce40" table:formula="of:=[.C232]*(1+[.$B27])" office:value-type="currency" office:currency="EUR" office:value="2121.8" calcext:value-type="currency">
            <text:p>2.121,80 €</text:p>
          </table:table-cell>
          <table:table-cell table:style-name="ce40" table:formula="of:=[.D232]*(1+[.$B27])" office:value-type="currency" office:currency="EUR" office:value="2185.454" calcext:value-type="currency">
            <text:p>2.185,45 €</text:p>
          </table:table-cell>
          <table:table-cell table:style-name="ce40" table:formula="of:=[.E232]*(1+[.$B27])" office:value-type="currency" office:currency="EUR" office:value="2251.01762" calcext:value-type="currency">
            <text:p>2.251,02 €</text:p>
          </table:table-cell>
          <table:table-cell table:style-name="Default" table:number-columns-repeated="1018"/>
        </table:table-row>
        <table:table-row table:style-name="ro2">
          <table:table-cell table:style-name="ce16" office:value-type="string" calcext:value-type="string">
            <text:p>Rent</text:p>
          </table:table-cell>
          <table:table-cell table:style-name="ce40" table:formula="of:=[.D125]" office:value-type="currency" office:currency="EUR" office:value="12000" calcext:value-type="currency">
            <text:p>12.000,00 €</text:p>
          </table:table-cell>
          <table:table-cell table:style-name="ce40" table:formula="of:=[.B233]*(1+[.$B27])" office:value-type="currency" office:currency="EUR" office:value="12360" calcext:value-type="currency">
            <text:p>12.360,00 €</text:p>
          </table:table-cell>
          <table:table-cell table:style-name="ce40" table:formula="of:=[.C233]*(1+[.$B27])" office:value-type="currency" office:currency="EUR" office:value="12730.8" calcext:value-type="currency">
            <text:p>12.730,80 €</text:p>
          </table:table-cell>
          <table:table-cell table:style-name="ce40" table:formula="of:=[.D233]*(1+[.$B27])" office:value-type="currency" office:currency="EUR" office:value="13112.724" calcext:value-type="currency">
            <text:p>13.112,72 €</text:p>
          </table:table-cell>
          <table:table-cell table:style-name="ce40" table:formula="of:=[.E233]*(1+[.$B27])" office:value-type="currency" office:currency="EUR" office:value="13506.10572" calcext:value-type="currency">
            <text:p>13.506,11 €</text:p>
          </table:table-cell>
          <table:table-cell table:style-name="Default" table:number-columns-repeated="1018"/>
        </table:table-row>
        <table:table-row table:style-name="ro2">
          <table:table-cell table:style-name="ce16" office:value-type="string" calcext:value-type="string">
            <text:p>Stationary and telco</text:p>
          </table:table-cell>
          <table:table-cell table:style-name="ce40" table:formula="of:=[.D126]" office:value-type="currency" office:currency="EUR" office:value="1200" calcext:value-type="currency">
            <text:p>1.200,00 €</text:p>
          </table:table-cell>
          <table:table-cell table:style-name="ce40" table:formula="of:=[.B234]*(1+[.$B27])" office:value-type="currency" office:currency="EUR" office:value="1236" calcext:value-type="currency">
            <text:p>1.236,00 €</text:p>
          </table:table-cell>
          <table:table-cell table:style-name="ce40" table:formula="of:=[.C234]*(1+[.$B27])" office:value-type="currency" office:currency="EUR" office:value="1273.08" calcext:value-type="currency">
            <text:p>1.273,08 €</text:p>
          </table:table-cell>
          <table:table-cell table:style-name="ce40" table:formula="of:=[.D234]*(1+[.$B27])" office:value-type="currency" office:currency="EUR" office:value="1311.2724" calcext:value-type="currency">
            <text:p>1.311,27 €</text:p>
          </table:table-cell>
          <table:table-cell table:style-name="ce40" table:formula="of:=[.E234]*(1+[.$B27])" office:value-type="currency" office:currency="EUR" office:value="1350.610572" calcext:value-type="currency">
            <text:p>1.350,61 €</text:p>
          </table:table-cell>
          <table:table-cell table:style-name="Default" table:number-columns-repeated="1018"/>
        </table:table-row>
        <table:table-row table:style-name="ro2">
          <table:table-cell table:style-name="ce16" office:value-type="string" calcext:value-type="string">
            <text:p>Legal costs</text:p>
          </table:table-cell>
          <table:table-cell table:style-name="ce40" table:formula="of:=[.D127]" office:value-type="currency" office:currency="EUR" office:value="1000" calcext:value-type="currency">
            <text:p>1.000,00 €</text:p>
          </table:table-cell>
          <table:table-cell table:style-name="ce40" table:formula="of:=[.B235]*(1+[.$B27])" office:value-type="currency" office:currency="EUR" office:value="1030" calcext:value-type="currency">
            <text:p>1.030,00 €</text:p>
          </table:table-cell>
          <table:table-cell table:style-name="ce40" table:formula="of:=[.C235]*(1+[.$B27])" office:value-type="currency" office:currency="EUR" office:value="1060.9" calcext:value-type="currency">
            <text:p>1.060,90 €</text:p>
          </table:table-cell>
          <table:table-cell table:style-name="ce40" table:formula="of:=[.D235]*(1+[.$B27])" office:value-type="currency" office:currency="EUR" office:value="1092.727" calcext:value-type="currency">
            <text:p>1.092,73 €</text:p>
          </table:table-cell>
          <table:table-cell table:style-name="ce40" table:formula="of:=[.E235]*(1+[.$B27])" office:value-type="currency" office:currency="EUR" office:value="1125.50881" calcext:value-type="currency">
            <text:p>1.125,51 €</text:p>
          </table:table-cell>
          <table:table-cell table:style-name="Default" table:number-columns-repeated="1018"/>
        </table:table-row>
        <table:table-row table:style-name="ro2">
          <table:table-cell table:style-name="ce16" office:value-type="string" calcext:value-type="string">
            <text:p>Insurance </text:p>
          </table:table-cell>
          <table:table-cell table:style-name="ce40" table:formula="of:=[.D128]" office:value-type="currency" office:currency="EUR" office:value="500" calcext:value-type="currency">
            <text:p>500,00 €</text:p>
          </table:table-cell>
          <table:table-cell table:style-name="ce40" table:formula="of:=[.B236]*(1+[.$B27])" office:value-type="currency" office:currency="EUR" office:value="515" calcext:value-type="currency">
            <text:p>515,00 €</text:p>
          </table:table-cell>
          <table:table-cell table:style-name="ce40" table:formula="of:=[.C236]*(1+[.$B27])" office:value-type="currency" office:currency="EUR" office:value="530.45" calcext:value-type="currency">
            <text:p>530,45 €</text:p>
          </table:table-cell>
          <table:table-cell table:style-name="ce40" table:formula="of:=[.D236]*(1+[.$B27])" office:value-type="currency" office:currency="EUR" office:value="546.3635" calcext:value-type="currency">
            <text:p>546,36 €</text:p>
          </table:table-cell>
          <table:table-cell table:style-name="ce40" table:formula="of:=[.E236]*(1+[.$B27])" office:value-type="currency" office:currency="EUR" office:value="562.754405" calcext:value-type="currency">
            <text:p>562,75 €</text:p>
          </table:table-cell>
          <table:table-cell table:style-name="Default" table:number-columns-repeated="1018"/>
        </table:table-row>
        <table:table-row table:style-name="ro2">
          <table:table-cell table:style-name="ce16" office:value-type="string" calcext:value-type="string">
            <text:p>IT infrastructure</text:p>
          </table:table-cell>
          <table:table-cell table:style-name="ce40" table:formula="of:=[.D129]" office:value-type="currency" office:currency="EUR" office:value="240" calcext:value-type="currency">
            <text:p>240,00 €</text:p>
          </table:table-cell>
          <table:table-cell table:style-name="ce40" table:formula="of:=[.B237]*(1+[.$B27])" office:value-type="currency" office:currency="EUR" office:value="247.2" calcext:value-type="currency">
            <text:p>247,20 €</text:p>
          </table:table-cell>
          <table:table-cell table:style-name="ce40" table:formula="of:=[.C237]*(1+[.$B27])" office:value-type="currency" office:currency="EUR" office:value="254.616" calcext:value-type="currency">
            <text:p>254,62 €</text:p>
          </table:table-cell>
          <table:table-cell table:style-name="ce40" table:formula="of:=[.D237]*(1+[.$B27])" office:value-type="currency" office:currency="EUR" office:value="262.25448" calcext:value-type="currency">
            <text:p>262,25 €</text:p>
          </table:table-cell>
          <table:table-cell table:style-name="ce40" table:formula="of:=[.E237]*(1+[.$B27])" office:value-type="currency" office:currency="EUR" office:value="270.1221144" calcext:value-type="currency">
            <text:p>270,12 €</text:p>
          </table:table-cell>
          <table:table-cell table:style-name="Default" table:number-columns-repeated="1018"/>
        </table:table-row>
        <table:table-row table:style-name="ro2">
          <table:table-cell table:style-name="ce16" office:value-type="string" calcext:value-type="string">
            <text:p>Hosting</text:p>
          </table:table-cell>
          <table:table-cell table:style-name="ce40" table:formula="of:=[.D130]" office:value-type="currency" office:currency="EUR" office:value="1200" calcext:value-type="currency">
            <text:p>1.200,00 €</text:p>
          </table:table-cell>
          <table:table-cell table:style-name="ce40" table:formula="of:=[.B238]*(1+[.$B27])" office:value-type="currency" office:currency="EUR" office:value="1236" calcext:value-type="currency">
            <text:p>1.236,00 €</text:p>
          </table:table-cell>
          <table:table-cell table:style-name="ce40" table:formula="of:=[.C238]*(1+[.$B27])" office:value-type="currency" office:currency="EUR" office:value="1273.08" calcext:value-type="currency">
            <text:p>1.273,08 €</text:p>
          </table:table-cell>
          <table:table-cell table:style-name="ce40" table:formula="of:=[.D238]*(1+[.$B27])" office:value-type="currency" office:currency="EUR" office:value="1311.2724" calcext:value-type="currency">
            <text:p>1.311,27 €</text:p>
          </table:table-cell>
          <table:table-cell table:style-name="ce40" table:formula="of:=[.E238]*(1+[.$B27])" office:value-type="currency" office:currency="EUR" office:value="1350.610572" calcext:value-type="currency">
            <text:p>1.350,61 €</text:p>
          </table:table-cell>
          <table:table-cell table:style-name="Default" table:number-columns-repeated="1018"/>
        </table:table-row>
        <table:table-row table:style-name="ro2">
          <table:table-cell table:style-name="ce16" office:value-type="string" calcext:value-type="string">
            <text:p>bookkeeping and annual closure</text:p>
          </table:table-cell>
          <table:table-cell table:style-name="ce40" table:formula="of:=[.D131]" office:value-type="currency" office:currency="EUR" office:value="1000" calcext:value-type="currency">
            <text:p>1.000,00 €</text:p>
          </table:table-cell>
          <table:table-cell table:style-name="ce40" table:formula="of:=[.B239]*(1+[.$B27])" office:value-type="currency" office:currency="EUR" office:value="1030" calcext:value-type="currency">
            <text:p>1.030,00 €</text:p>
          </table:table-cell>
          <table:table-cell table:style-name="ce40" table:formula="of:=[.C239]*(1+[.$B27])" office:value-type="currency" office:currency="EUR" office:value="1060.9" calcext:value-type="currency">
            <text:p>1.060,90 €</text:p>
          </table:table-cell>
          <table:table-cell table:style-name="ce40" table:formula="of:=[.D239]*(1+[.$B27])" office:value-type="currency" office:currency="EUR" office:value="1092.727" calcext:value-type="currency">
            <text:p>1.092,73 €</text:p>
          </table:table-cell>
          <table:table-cell table:style-name="ce40" table:formula="of:=[.E239]*(1+[.$B27])" office:value-type="currency" office:currency="EUR" office:value="1125.50881" calcext:value-type="currency">
            <text:p>1.125,51 €</text:p>
          </table:table-cell>
          <table:table-cell table:style-name="Default" table:number-columns-repeated="1018"/>
        </table:table-row>
        <table:table-row table:style-name="ro2">
          <table:table-cell table:style-name="ce17" office:value-type="string" calcext:value-type="string">
            <text:p>TOTAL <text:s/></text:p>
          </table:table-cell>
          <table:table-cell table:style-name="ce44" table:formula="of:=SUM([.B230:.B239])" office:value-type="currency" office:currency="EUR" office:value="19840" calcext:value-type="currency">
            <text:p>19.840,00 €</text:p>
          </table:table-cell>
          <table:table-cell table:style-name="ce44" table:formula="of:=SUM([.C230:.C239])" office:value-type="currency" office:currency="EUR" office:value="20435.2" calcext:value-type="currency">
            <text:p>20.435,20 €</text:p>
          </table:table-cell>
          <table:table-cell table:style-name="ce44" table:formula="of:=SUM([.D230:.D239])" office:value-type="currency" office:currency="EUR" office:value="21048.256" calcext:value-type="currency">
            <text:p>21.048,26 €</text:p>
          </table:table-cell>
          <table:table-cell table:style-name="ce44" table:formula="of:=SUM([.E230:.E239])" office:value-type="currency" office:currency="EUR" office:value="21679.70368" calcext:value-type="currency">
            <text:p>21.679,70 €</text:p>
          </table:table-cell>
          <table:table-cell table:style-name="ce44" table:formula="of:=SUM([.F230:.F239])" office:value-type="currency" office:currency="EUR" office:value="22330.0947904" calcext:value-type="currency">
            <text:p>22.330,09 €</text:p>
          </table:table-cell>
          <table:table-cell table:style-name="Default" table:number-columns-repeated="1018"/>
        </table:table-row>
        <table:table-row table:style-name="ro2">
          <table:table-cell table:style-name="ce4" office:value-type="string" calcext:value-type="string">
            <text:p>Wear</text:p>
          </table:table-cell>
          <table:table-cell table:style-name="Default" table:number-columns-repeated="1023"/>
        </table:table-row>
        <table:table-row table:style-name="ro2">
          <table:table-cell table:style-name="ce16" office:value-type="string" calcext:value-type="string">
            <text:p>Computers</text:p>
          </table:table-cell>
          <table:table-cell table:style-name="ce40" table:formula="of:=[.$B30]*([.$D136]/[.$D137])" office:value-type="currency" office:currency="EUR" office:value="1500" calcext:value-type="currency">
            <text:p>1.500,00 €</text:p>
          </table:table-cell>
          <table:table-cell table:style-name="ce40" table:formula="of:=[.$B30]*([.$D136]/[.$D137])" office:value-type="currency" office:currency="EUR" office:value="1500" calcext:value-type="currency">
            <text:p>1.500,00 €</text:p>
          </table:table-cell>
          <table:table-cell table:style-name="ce40" table:formula="of:=[.$B30]*([.$D136]/[.$D137])" office:value-type="currency" office:currency="EUR" office:value="1500" calcext:value-type="currency">
            <text:p>1.500,00 €</text:p>
          </table:table-cell>
          <table:table-cell table:style-name="ce40" table:formula="of:=[.$B30]*([.$D136]/[.$D137])" office:value-type="currency" office:currency="EUR" office:value="1500" calcext:value-type="currency">
            <text:p>1.500,00 €</text:p>
          </table:table-cell>
          <table:table-cell table:style-name="ce40" table:formula="of:=[.$B30]*([.$D136]/[.$D137])" office:value-type="currency" office:currency="EUR" office:value="1500" calcext:value-type="currency">
            <text:p>1.500,00 €</text:p>
          </table:table-cell>
          <table:table-cell table:style-name="Default" table:number-columns-repeated="1018"/>
        </table:table-row>
        <table:table-row table:style-name="ro2">
          <table:table-cell table:style-name="ce16" office:value-type="string" calcext:value-type="string">
            <text:p>Furniture</text:p>
          </table:table-cell>
          <table:table-cell table:style-name="ce40" table:formula="of:=[.$B30]*(([.$D134]+[.$D135])/[.$D138])" office:value-type="currency" office:currency="EUR" office:value="184.615384615385" calcext:value-type="currency">
            <text:p>184,62 €</text:p>
          </table:table-cell>
          <table:table-cell table:style-name="ce40" table:formula="of:=[.$B30]*(([.$D134]+[.$D135])/[.$D138])" office:value-type="currency" office:currency="EUR" office:value="184.615384615385" calcext:value-type="currency">
            <text:p>184,62 €</text:p>
          </table:table-cell>
          <table:table-cell table:style-name="ce40" table:formula="of:=[.$B30]*(([.$D134]+[.$D135])/[.$D138])" office:value-type="currency" office:currency="EUR" office:value="184.615384615385" calcext:value-type="currency">
            <text:p>184,62 €</text:p>
          </table:table-cell>
          <table:table-cell table:style-name="ce40" table:formula="of:=[.$B30]*(([.$D134]+[.$D135])/[.$D138])" office:value-type="currency" office:currency="EUR" office:value="184.615384615385" calcext:value-type="currency">
            <text:p>184,62 €</text:p>
          </table:table-cell>
          <table:table-cell table:style-name="ce40" table:formula="of:=[.$B30]*(([.$D134]+[.$D135])/[.$D138])" office:value-type="currency" office:currency="EUR" office:value="184.615384615385" calcext:value-type="currency">
            <text:p>184,62 €</text:p>
          </table:table-cell>
          <table:table-cell table:style-name="Default" table:number-columns-repeated="1018"/>
        </table:table-row>
        <table:table-row table:style-name="ro2">
          <table:table-cell table:style-name="ce17" office:value-type="string" calcext:value-type="string">
            <text:p>TOTAL <text:s/></text:p>
          </table:table-cell>
          <table:table-cell table:style-name="ce44" table:formula="of:=SUM([.B242:.B243])" office:value-type="currency" office:currency="EUR" office:value="1684.61538461538" calcext:value-type="currency">
            <text:p>1.684,62 €</text:p>
          </table:table-cell>
          <table:table-cell table:style-name="ce44" table:formula="of:=SUM([.C242:.C243])" office:value-type="currency" office:currency="EUR" office:value="1684.61538461538" calcext:value-type="currency">
            <text:p>1.684,62 €</text:p>
          </table:table-cell>
          <table:table-cell table:style-name="ce44" table:formula="of:=SUM([.D242:.D243])" office:value-type="currency" office:currency="EUR" office:value="1684.61538461538" calcext:value-type="currency">
            <text:p>1.684,62 €</text:p>
          </table:table-cell>
          <table:table-cell table:style-name="ce44" table:formula="of:=SUM([.E242:.E243])" office:value-type="currency" office:currency="EUR" office:value="1684.61538461538" calcext:value-type="currency">
            <text:p>1.684,62 €</text:p>
          </table:table-cell>
          <table:table-cell table:style-name="ce44" table:formula="of:=SUM([.F242:.F243])" office:value-type="currency" office:currency="EUR" office:value="1684.61538461538" calcext:value-type="currency">
            <text:p>1.684,62 €</text:p>
          </table:table-cell>
          <table:table-cell table:style-name="Default" table:number-columns-repeated="1018"/>
        </table:table-row>
        <table:table-row table:style-name="ro2">
          <table:table-cell table:style-name="ce18" office:value-type="string" calcext:value-type="string">
            <text:p>TOTAL VARIABLE COSTS</text:p>
          </table:table-cell>
          <table:table-cell table:style-name="ce45" table:formula="of:=[.B216]+[.B228]+[.B240]+[.B244]" office:value-type="currency" office:currency="EUR" office:value="53218.1280428432" calcext:value-type="currency">
            <text:p>53.218,13 €</text:p>
          </table:table-cell>
          <table:table-cell table:style-name="ce45" table:formula="of:=[.C216]+[.C228]+[.C240]+[.C244]" office:value-type="currency" office:currency="EUR" office:value="55724.9527263875" calcext:value-type="currency">
            <text:p>55.724,95 €</text:p>
          </table:table-cell>
          <table:table-cell table:style-name="ce45" table:formula="of:=[.D216]+[.D228]+[.D240]+[.D244]" office:value-type="currency" office:currency="EUR" office:value="64479.8394363031" calcext:value-type="currency">
            <text:p>64.479,84 €</text:p>
          </table:table-cell>
          <table:table-cell table:style-name="ce45" table:formula="of:=[.E216]+[.E228]+[.E240]+[.E244]" office:value-type="currency" office:currency="EUR" office:value="84026.9564558285" calcext:value-type="currency">
            <text:p>84.026,96 €</text:p>
          </table:table-cell>
          <table:table-cell table:style-name="ce45" table:formula="of:=[.F216]+[.F228]+[.F240]+[.F244]" office:value-type="currency" office:currency="EUR" office:value="117212.969374889" calcext:value-type="currency">
            <text:p>117.212,97 €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9" office:value-type="string" calcext:value-type="string">
            <text:p>Revenue</text:p>
          </table:table-cell>
          <table:table-cell table:style-name="ce46" table:formula="of:=[.B158]" office:value-type="currency" office:currency="EUR" office:value="1730" calcext:value-type="currency">
            <text:p>1,730 €</text:p>
          </table:table-cell>
          <table:table-cell table:style-name="ce46" table:formula="of:=[.C158]" office:value-type="currency" office:currency="EUR" office:value="2603" calcext:value-type="currency">
            <text:p>2,603 €</text:p>
          </table:table-cell>
          <table:table-cell table:style-name="ce46" table:formula="of:=[.D158]" office:value-type="currency" office:currency="EUR" office:value="14397" calcext:value-type="currency">
            <text:p>14,397 €</text:p>
          </table:table-cell>
          <table:table-cell table:style-name="ce46" table:formula="of:=[.E158]" office:value-type="currency" office:currency="EUR" office:value="58693" calcext:value-type="currency">
            <text:p>58,693 €</text:p>
          </table:table-cell>
          <table:table-cell table:style-name="ce46" table:formula="of:=[.F158]" office:value-type="currency" office:currency="EUR" office:value="117393" calcext:value-type="currency">
            <text:p>117,393 €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Expenditure</text:p>
          </table:table-cell>
          <table:table-cell table:style-name="ce39" table:formula="of:=-[.B245]" office:value-type="currency" office:currency="EUR" office:value="-53218.1280428432" calcext:value-type="currency">
            <text:p>-53.218,13 €</text:p>
          </table:table-cell>
          <table:table-cell table:style-name="ce39" table:formula="of:=-[.C245]" office:value-type="currency" office:currency="EUR" office:value="-55724.9527263875" calcext:value-type="currency">
            <text:p>-55.724,95 €</text:p>
          </table:table-cell>
          <table:table-cell table:style-name="ce39" table:formula="of:=-[.D245]" office:value-type="currency" office:currency="EUR" office:value="-64479.8394363031" calcext:value-type="currency">
            <text:p>-64.479,84 €</text:p>
          </table:table-cell>
          <table:table-cell table:style-name="ce39" table:formula="of:=-[.E245]" office:value-type="currency" office:currency="EUR" office:value="-84026.9564558285" calcext:value-type="currency">
            <text:p>-84.026,96 €</text:p>
          </table:table-cell>
          <table:table-cell table:style-name="ce39" table:formula="of:=-[.F245]" office:value-type="currency" office:currency="EUR" office:value="-117212.969374889" calcext:value-type="currency">
            <text:p>-117.212,97 €</text:p>
          </table:table-cell>
          <table:table-cell table:style-name="Default" table:number-columns-repeated="1018"/>
        </table:table-row>
        <table:table-row table:style-name="ro2">
          <table:table-cell table:style-name="ce4" office:value-type="string" calcext:value-type="string">
            <text:p>Net result</text:p>
          </table:table-cell>
          <table:table-cell table:style-name="ce47" table:formula="of:=[.B247]+[.B248]" office:value-type="currency" office:currency="EUR" office:value="-51488.1280428432" calcext:value-type="currency">
            <text:p>-51,488 €</text:p>
          </table:table-cell>
          <table:table-cell table:style-name="ce47" table:formula="of:=[.C247]+[.C248]" office:value-type="currency" office:currency="EUR" office:value="-53121.9527263875" calcext:value-type="currency">
            <text:p>-53,122 €</text:p>
          </table:table-cell>
          <table:table-cell table:style-name="ce47" table:formula="of:=[.D247]+[.D248]" office:value-type="currency" office:currency="EUR" office:value="-50082.8394363031" calcext:value-type="currency">
            <text:p>-50,083 €</text:p>
          </table:table-cell>
          <table:table-cell table:style-name="ce47" table:formula="of:=[.E247]+[.E248]" office:value-type="currency" office:currency="EUR" office:value="-25333.9564558284" calcext:value-type="currency">
            <text:p>-25,334 €</text:p>
          </table:table-cell>
          <table:table-cell table:style-name="ce47" table:formula="of:=[.F247]+[.F248]" office:value-type="currency" office:currency="EUR" office:value="180.030625111001" calcext:value-type="currency">
            <text:p>180 €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4" office:value-type="string" calcext:value-type="string">
            <text:p>Revenue breakdown</text:p>
          </table:table-cell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Print margin <text:s/></text:p>
          </table:table-cell>
          <table:table-cell table:style-name="ce46" table:formula="of:=[.B144]" office:value-type="currency" office:currency="EUR" office:value="1500" calcext:value-type="currency">
            <text:p>1,500 €</text:p>
          </table:table-cell>
          <table:table-cell table:style-name="ce46" table:formula="of:=[.C144]" office:value-type="currency" office:currency="EUR" office:value="1800" calcext:value-type="currency">
            <text:p>1,800 €</text:p>
          </table:table-cell>
          <table:table-cell table:style-name="ce46" table:formula="of:=[.D144]" office:value-type="currency" office:currency="EUR" office:value="2400" calcext:value-type="currency">
            <text:p>2,400 €</text:p>
          </table:table-cell>
          <table:table-cell table:style-name="ce46" table:formula="of:=[.E144]" office:value-type="currency" office:currency="EUR" office:value="3600" calcext:value-type="currency">
            <text:p>3,600 €</text:p>
          </table:table-cell>
          <table:table-cell table:style-name="ce46" table:formula="of:=[.F144]" office:value-type="currency" office:currency="EUR" office:value="6000" calcext:value-type="currency">
            <text:p>6,000 €</text:p>
          </table:table-cell>
          <table:table-cell table:style-name="ce53" table:formula="of:=[.F252]/SUM([.F252:.F256])" office:value-type="percentage" office:value="0.0511103728501699" calcext:value-type="percentage">
            <text:p>5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Processing charges</text:p>
          </table:table-cell>
          <table:table-cell table:style-name="ce46" table:formula="of:=[.B147]" office:value-type="currency" office:currency="EUR" office:value="0" calcext:value-type="currency">
            <text:p>0 €</text:p>
          </table:table-cell>
          <table:table-cell table:style-name="ce46" table:formula="of:=[.C147]" office:value-type="currency" office:currency="EUR" office:value="540.000000000001" calcext:value-type="currency">
            <text:p>540 €</text:p>
          </table:table-cell>
          <table:table-cell table:style-name="ce46" table:formula="of:=[.D147]" office:value-type="currency" office:currency="EUR" office:value="1680" calcext:value-type="currency">
            <text:p>1,680 €</text:p>
          </table:table-cell>
          <table:table-cell table:style-name="ce46" table:formula="of:=[.E147]" office:value-type="currency" office:currency="EUR" office:value="4680" calcext:value-type="currency">
            <text:p>4,680 €</text:p>
          </table:table-cell>
          <table:table-cell table:style-name="ce46" table:formula="of:=[.F147]" office:value-type="currency" office:currency="EUR" office:value="10800" calcext:value-type="currency">
            <text:p>10,800 €</text:p>
          </table:table-cell>
          <table:table-cell table:style-name="ce54" table:formula="of:=[.F253]/SUM([.F252:.F256])" office:value-type="percentage" office:value="0.0919986711303059" calcext:value-type="percentage">
            <text:p>9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Institutional members <text:s text:c="2"/></text:p>
          </table:table-cell>
          <table:table-cell table:style-name="ce46" table:formula="of:=[.B149]" office:value-type="currency" office:currency="EUR" office:value="0" calcext:value-type="currency">
            <text:p>0 €</text:p>
          </table:table-cell>
          <table:table-cell table:style-name="ce46" table:formula="of:=[.C149]" office:value-type="currency" office:currency="EUR" office:value="0" calcext:value-type="currency">
            <text:p>0 €</text:p>
          </table:table-cell>
          <table:table-cell table:style-name="ce46" table:formula="of:=[.D149]" office:value-type="currency" office:currency="EUR" office:value="10000" calcext:value-type="currency">
            <text:p>10,000 €</text:p>
          </table:table-cell>
          <table:table-cell table:style-name="ce46" table:formula="of:=[.E149]" office:value-type="currency" office:currency="EUR" office:value="50000" calcext:value-type="currency">
            <text:p>50,000 €</text:p>
          </table:table-cell>
          <table:table-cell table:style-name="ce46" table:formula="of:=[.F149]" office:value-type="currency" office:currency="EUR" office:value="100000" calcext:value-type="currency">
            <text:p>100,000 €</text:p>
          </table:table-cell>
          <table:table-cell table:style-name="ce54" table:formula="of:=[.F254]/SUM([.F252:.F256])" office:value-type="percentage" office:value="0.851839547502832" calcext:value-type="percentage">
            <text:p>85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Individual members</text:p>
          </table:table-cell>
          <table:table-cell table:style-name="ce46" table:formula="of:=[.B154]" office:value-type="currency" office:currency="EUR" office:value="155" calcext:value-type="currency">
            <text:p>155 €</text:p>
          </table:table-cell>
          <table:table-cell table:style-name="ce46" table:formula="of:=[.C154]" office:value-type="currency" office:currency="EUR" office:value="173" calcext:value-type="currency">
            <text:p>173 €</text:p>
          </table:table-cell>
          <table:table-cell table:style-name="ce46" table:formula="of:=[.D154]" office:value-type="currency" office:currency="EUR" office:value="197" calcext:value-type="currency">
            <text:p>197 €</text:p>
          </table:table-cell>
          <table:table-cell table:style-name="ce46" table:formula="of:=[.E154]" office:value-type="currency" office:currency="EUR" office:value="233" calcext:value-type="currency">
            <text:p>233 €</text:p>
          </table:table-cell>
          <table:table-cell table:style-name="ce46" table:formula="of:=[.F154]" office:value-type="currency" office:currency="EUR" office:value="293" calcext:value-type="currency">
            <text:p>293 €</text:p>
          </table:table-cell>
          <table:table-cell table:style-name="ce54" table:formula="of:=[.F255]/SUM([.F252:.F256])" office:value-type="percentage" office:value="0.0024958898741833" calcext:value-type="percentage">
            <text:p>0%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 calcext:value-type="string">
            <text:p>Donations revenue</text:p>
          </table:table-cell>
          <table:table-cell table:style-name="ce46" table:formula="of:=[.B157]" office:value-type="currency" office:currency="EUR" office:value="75" calcext:value-type="currency">
            <text:p>75 €</text:p>
          </table:table-cell>
          <table:table-cell table:style-name="ce46" table:formula="of:=[.C157]" office:value-type="currency" office:currency="EUR" office:value="90" calcext:value-type="currency">
            <text:p>90 €</text:p>
          </table:table-cell>
          <table:table-cell table:style-name="ce46" table:formula="of:=[.D157]" office:value-type="currency" office:currency="EUR" office:value="120" calcext:value-type="currency">
            <text:p>120 €</text:p>
          </table:table-cell>
          <table:table-cell table:style-name="ce46" table:formula="of:=[.E157]" office:value-type="currency" office:currency="EUR" office:value="180" calcext:value-type="currency">
            <text:p>180 €</text:p>
          </table:table-cell>
          <table:table-cell table:style-name="ce46" table:formula="of:=[.F157]" office:value-type="currency" office:currency="EUR" office:value="300" calcext:value-type="currency">
            <text:p>300 €</text:p>
          </table:table-cell>
          <table:table-cell table:style-name="ce55" table:formula="of:=[.F256]/SUM([.F252:.F256])" office:value-type="percentage" office:value="0.0025555186425085" calcext:value-type="percentage">
            <text:p>0%</text:p>
          </table:table-cell>
          <table:table-cell table:style-name="Default"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184">
          <table:table-cell table:number-columns-repeated="1024"/>
        </table:table-row>
        <table:table-row table:style-name="ro6" table:number-rows-repeated="13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48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2" loext:min-decimal-places="2" number:min-integer-digits="1" number:grouping="true"/>
      <number:text> €</number:text>
    </number:number-style>
    <number:number-style style:name="N127">
      <number:number number:decimal-places="2" loext:min-decimal-places="2" number:min-integer-digits="1" number:grouping="true"/>
      <number:text> h</number:text>
    </number:number-style>
    <number:number-style style:name="N128">
      <number:number number:decimal-places="2" loext:min-decimal-places="2" number:min-integer-digits="1" number:grouping="true"/>
      <number:text> Tage</number:text>
    </number:number-style>
    <number:number-style style:name="N129">
      <number:number number:decimal-places="2" loext:min-decimal-places="2" number:min-integer-digits="1" number:grouping="true"/>
      <number:text> VzÄ</number:text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currency-style style:name="N133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3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percentage-style style:name="N134">
      <number:number number:decimal-places="3" loext:min-decimal-places="3" number:min-integer-digits="1"/>
      <number:text>%</number:text>
    </number:percentage-style>
    <number:percentage-style style:name="N135">
      <number:number number:decimal-places="1" loext:min-decimal-places="1" number:min-integer-digits="1"/>
      <number:text>%</number:text>
    </number:percentage-style>
    <number:currency-style style:name="N136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8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12:52:17.649960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1:45:11</meta:creation-date>
    <meta:initial-creator>Siller, Debora</meta:initial-creator>
    <dc:language>de</dc:language>
    <meta:print-date>2015-01-13T12:00:01</meta:print-date>
    <dc:date>2018-05-03T16:31:37.573155657</dc:date>
    <meta:editing-cycles>44</meta:editing-cycles>
    <meta:editing-duration>PT16H53M55S</meta:editing-duration>
    <meta:generator>LibreOffice/5.1.6.2$Linux_X86_64 LibreOffice_project/10m0$Build-2</meta:generator>
    <meta:document-statistic meta:table-count="2" meta:cell-count="9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6">
      <number:number number:decimal-places="2" loext:min-decimal-places="2" number:min-integer-digits="1" number:grouping="true"/>
      <number:text> €</number:text>
    </number:number-style>
    <number:currency-style style:name="N133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3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/>
    </style:style>
    <style:style style:name="ch4" style:family="chart" style:data-style-name="N133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axis-label-position="outside-start" chart:tick-mark-position="at-axis"/>
      <style:graphic-properties svg:stroke-width="0.026cm" svg:stroke-color="#d9d9d9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 style:data-style-name="N133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5b9bd5"/>
      <style:text-properties style:text-position="0% 100%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a9d18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133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0.309cm" svg:height="29.616cm" xlink:href=".." xlink:type="simple" chart:class="chart:bar" chart:style-name="ch1">
        <chart:legend chart:legend-position="bottom" svg:x="1.124cm" svg:y="28.833cm" style:legend-expansion="wide" chart:style-name="ch2"/>
        <chart:plot-area chart:style-name="ch3" table:cell-range-address="Tabelle1.A247:Tabelle1.F249" chart:data-source-has-labels="column" svg:x="0.206cm" svg:y="1.745cm" svg:width="9.897cm" svg:height="25.515cm">
          <chartooo:coordinate-region svg:x="0.206cm" svg:y="1.745cm" svg:width="9.897cm" svg:height="25.515cm"/>
          <chart:axis chart:dimension="x" chart:name="primary-x" chart:style-name="ch4">
            <chart:title svg:x="4.66cm" svg:y="27.852cm" chart:style-name="ch5">
              <text:p>Years</text:p>
            </chart:title>
          </chart:axis>
          <chart:axis chart:dimension="x" chart:name="secondary-x" chart:style-name="ch4">
            <chart:title svg:x="4.66cm" svg:y="0.593cm" chart:style-name="ch5">
              <text:p>Years</text:p>
            </chart:title>
          </chart:axis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6"/>
          <chart:series chart:attached-axis="primary-y" chart:style-name="ch8" chart:values-cell-range-address="Tabelle1.B247:Tabelle1.F247" chart:label-cell-address="Tabelle1.A247:Tabelle1.A247" chart:class="chart:bar">
            <chart:data-point chart:repeated="5"/>
          </chart:series>
          <chart:series chart:attached-axis="primary-y" chart:style-name="ch9" chart:values-cell-range-address="Tabelle1.B248:Tabelle1.F248" chart:label-cell-address="Tabelle1.A248:Tabelle1.A248" chart:class="chart:bar">
            <chart:data-point chart:repeated="5"/>
          </chart:series>
          <chart:series chart:attached-axis="primary-y" chart:style-name="ch10" chart:values-cell-range-address="Tabelle1.B249:Tabelle1.F249" chart:label-cell-address="Tabelle1.A249:Tabelle1.A249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evenue</text:p>
                <draw:g>
                  <svg:desc>Tabelle1.A247:Tabelle1.A247</svg:desc>
                </draw:g>
              </table:table-cell>
              <table:table-cell office:value-type="float" office:value="1730">
                <text:p>1730</text:p>
                <draw:g>
                  <svg:desc>Tabelle1.B247:Tabelle1.F247</svg:desc>
                </draw:g>
              </table:table-cell>
              <table:table-cell office:value-type="float" office:value="2603">
                <text:p>2603</text:p>
              </table:table-cell>
              <table:table-cell office:value-type="float" office:value="14397">
                <text:p>14397</text:p>
              </table:table-cell>
              <table:table-cell office:value-type="float" office:value="58693">
                <text:p>58693</text:p>
              </table:table-cell>
              <table:table-cell office:value-type="float" office:value="117393">
                <text:p>117393</text:p>
              </table:table-cell>
            </table:table-row>
            <table:table-row>
              <table:table-cell office:value-type="string">
                <text:p>Expenditure</text:p>
                <draw:g>
                  <svg:desc>Tabelle1.A248:Tabelle1.A248</svg:desc>
                </draw:g>
              </table:table-cell>
              <table:table-cell office:value-type="float" office:value="-53218.1280428432">
                <text:p>-53218.1280428432</text:p>
                <draw:g>
                  <svg:desc>Tabelle1.B248:Tabelle1.F248</svg:desc>
                </draw:g>
              </table:table-cell>
              <table:table-cell office:value-type="float" office:value="-55724.9527263875">
                <text:p>-55724.9527263875</text:p>
              </table:table-cell>
              <table:table-cell office:value-type="float" office:value="-64479.8394363031">
                <text:p>-64479.8394363031</text:p>
              </table:table-cell>
              <table:table-cell office:value-type="float" office:value="-84026.9564558285">
                <text:p>-84026.9564558285</text:p>
              </table:table-cell>
              <table:table-cell office:value-type="float" office:value="-117212.969374889">
                <text:p>-117212.969374889</text:p>
              </table:table-cell>
            </table:table-row>
            <table:table-row>
              <table:table-cell office:value-type="string">
                <text:p>Net result</text:p>
                <draw:g>
                  <svg:desc>Tabelle1.A249:Tabelle1.A249</svg:desc>
                </draw:g>
              </table:table-cell>
              <table:table-cell office:value-type="float" office:value="-51488.1280428432">
                <text:p>-51488.1280428432</text:p>
                <draw:g>
                  <svg:desc>Tabelle1.B249:Tabelle1.F249</svg:desc>
                </draw:g>
              </table:table-cell>
              <table:table-cell office:value-type="float" office:value="-53121.9527263875">
                <text:p>-53121.9527263875</text:p>
              </table:table-cell>
              <table:table-cell office:value-type="float" office:value="-50082.8394363031">
                <text:p>-50082.8394363031</text:p>
              </table:table-cell>
              <table:table-cell office:value-type="float" office:value="-25333.9564558284">
                <text:p>-25333.9564558284</text:p>
              </table:table-cell>
              <table:table-cell office:value-type="float" office:value="180.030625111001">
                <text:p>180.030625111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2" loext:min-decimal-places="2" number:min-integer-digits="1" number:grouping="true"/>
      <number:text> €</number:text>
    </number:number-style>
    <number:currency-style style:name="N133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3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tacked="true" chart:include-hidden-cells="fals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d9d9d9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 style:data-style-name="N133">
      <style:chart-properties chart:display-label="true" chart:logarithmic="false" chart:gap-width="300" chart:overlap="100" chart:reverse-direction="fals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26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2" style:family="chart" style:data-style-name="N133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1.465cm" svg:height="38.11cm" xlink:href=".." xlink:type="simple" chart:class="chart:bar" chart:style-name="ch1">
        <chart:legend svg:x="0.964cm" svg:y="7.251cm" style:legend-expansion="custom" chartooo:width="3.783cm" chartooo:height="6.357cm" style:legend-expansion-aspect-ratio="0.595092024539877" chart:style-name="ch2"/>
        <chart:plot-area chart:style-name="ch3" table:cell-range-address="Tabelle1.A252:Tabelle1.F256" chart:data-source-has-labels="column" svg:x="1.495cm" svg:y="0.953cm" svg:width="8.985cm" svg:height="32.517cm">
          <chartooo:coordinate-region svg:x="1.495cm" svg:y="0.953cm" svg:width="8.985cm" svg:height="32.517cm"/>
          <chart:axis chart:dimension="x" chart:name="primary-x" chart:style-name="ch4">
            <chart:title svg:x="5.493cm" svg:y="34.232cm" chart:style-name="ch5">
              <text:p>Years</text:p>
            </chart:title>
          </chart:axis>
          <chart:axis chart:dimension="y" chart:name="primary-y" chart:style-name="ch6">
            <chart:grid chart:style-name="ch7" chart:class="major"/>
            <chart:grid chart:style-name="ch7" chart:class="minor"/>
          </chart:axis>
          <chart:series chart:style-name="ch8" chart:values-cell-range-address="Tabelle1.B252:Tabelle1.F252" chart:label-cell-address="Tabelle1.A252:Tabelle1.A252" chart:class="chart:bar">
            <chart:data-point chart:repeated="5"/>
          </chart:series>
          <chart:series chart:style-name="ch9" chart:values-cell-range-address="Tabelle1.B253:Tabelle1.F253" chart:label-cell-address="Tabelle1.A253:Tabelle1.A253" chart:class="chart:bar">
            <chart:data-point chart:repeated="5"/>
          </chart:series>
          <chart:series chart:style-name="ch10" chart:values-cell-range-address="Tabelle1.B254:Tabelle1.F254" chart:label-cell-address="Tabelle1.A254:Tabelle1.A254" chart:class="chart:bar">
            <chart:data-point chart:repeated="5"/>
          </chart:series>
          <chart:series chart:style-name="ch11" chart:values-cell-range-address="Tabelle1.B255:Tabelle1.F255" chart:label-cell-address="Tabelle1.A255:Tabelle1.A255" chart:class="chart:bar">
            <chart:data-point chart:repeated="5"/>
          </chart:series>
          <chart:series chart:style-name="ch12" chart:values-cell-range-address="Tabelle1.B256:Tabelle1.F256" chart:label-cell-address="Tabelle1.A256:Tabelle1.A25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nt margin  </text:p>
                <draw:g>
                  <svg:desc>Tabelle1.A252:Tabelle1.A252</svg:desc>
                </draw:g>
              </table:table-cell>
              <table:table-cell office:value-type="float" office:value="1500">
                <text:p>1500</text:p>
                <draw:g>
                  <svg:desc>Tabelle1.B252:Tabelle1.F252</svg:desc>
                </draw:g>
              </table:table-cell>
              <table:table-cell office:value-type="float" office:value="1800">
                <text:p>1800</text:p>
              </table:table-cell>
              <table:table-cell office:value-type="float" office:value="2400">
                <text:p>2400</text:p>
              </table:table-cell>
              <table:table-cell office:value-type="float" office:value="3600">
                <text:p>36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Processing charges</text:p>
                <draw:g>
                  <svg:desc>Tabelle1.A253:Tabelle1.A253</svg:desc>
                </draw:g>
              </table:table-cell>
              <table:table-cell office:value-type="float" office:value="0">
                <text:p>0</text:p>
                <draw:g>
                  <svg:desc>Tabelle1.B253:Tabelle1.F253</svg:desc>
                </draw:g>
              </table:table-cell>
              <table:table-cell office:value-type="float" office:value="540.000000000001">
                <text:p>540.000000000001</text:p>
              </table:table-cell>
              <table:table-cell office:value-type="float" office:value="1680">
                <text:p>1680</text:p>
              </table:table-cell>
              <table:table-cell office:value-type="float" office:value="4680">
                <text:p>4680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string">
                <text:p>Institutional members   </text:p>
                <draw:g>
                  <svg:desc>Tabelle1.A254:Tabelle1.A254</svg:desc>
                </draw:g>
              </table:table-cell>
              <table:table-cell office:value-type="float" office:value="0">
                <text:p>0</text:p>
                <draw:g>
                  <svg:desc>Tabelle1.B254:Tabelle1.F25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Individual members</text:p>
                <draw:g>
                  <svg:desc>Tabelle1.A255:Tabelle1.A255</svg:desc>
                </draw:g>
              </table:table-cell>
              <table:table-cell office:value-type="float" office:value="155">
                <text:p>155</text:p>
                <draw:g>
                  <svg:desc>Tabelle1.B255:Tabelle1.F255</svg:desc>
                </draw:g>
              </table:table-cell>
              <table:table-cell office:value-type="float" office:value="173">
                <text:p>173</text:p>
              </table:table-cell>
              <table:table-cell office:value-type="float" office:value="197">
                <text:p>197</text:p>
              </table:table-cell>
              <table:table-cell office:value-type="float" office:value="233">
                <text:p>23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Donations revenue</text:p>
                <draw:g>
                  <svg:desc>Tabelle1.A256:Tabelle1.A256</svg:desc>
                </draw:g>
              </table:table-cell>
              <table:table-cell office:value-type="float" office:value="75">
                <text:p>75</text:p>
                <draw:g>
                  <svg:desc>Tabelle1.B256:Tabelle1.F256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